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indent="-0.9898in" style:auto-text-indent="false">
        <style:tab-stops/>
      </style:paragraph-properties>
      <style:text-properties fo:language="en" fo:country="US"/>
    </style:style>
    <style:style style:name="P3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style>
    <style:style style:name="P4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style:font-name="Garamond"/>
    </style:style>
    <style:style style:name="P4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7" style:family="paragraph" style:parent-style-name="Heading_20_1">
      <style:paragraph-properties fo:margin-left="0.9898in" fo:margin-right="0in" fo:text-indent="-0.9898in" style:auto-text-indent="false">
        <style:tab-stops/>
      </style:paragraph-properties>
    </style:style>
    <style:style style:name="P4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49" style:family="paragraph" style:parent-style-name="Text_20_body">
      <style:paragraph-properties fo:margin-left="0.9898in" fo:margin-right="0in" fo:text-indent="-0.9898in" style:auto-text-indent="false">
        <style:tab-stops/>
      </style:paragraph-properties>
    </style:style>
    <style:style style:name="P5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5"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6"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7" style:family="paragraph" style:parent-style-name="Standard">
      <style:text-properties fo:language="en" fo:country="US"/>
    </style:style>
    <style:style style:name="P68" style:family="paragraph" style:parent-style-name="Standard">
      <style:text-properties fo:font-size="12pt" fo:language="en" fo:country="US" style:font-size-asian="12pt" style:font-size-complex="12pt"/>
    </style:style>
    <style:style style:name="P69"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0"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3" style:family="paragraph" style:parent-style-name="Standard">
      <style:paragraph-properties fo:margin-left="0in" fo:margin-right="0in" fo:text-indent="0in" style:auto-text-indent="false">
        <style:tab-stops/>
      </style:paragraph-properties>
    </style:style>
    <style:style style:name="P7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1" style:family="paragraph" style:parent-style-name="Text_20_body">
      <style:paragraph-properties fo:margin-left="0in" fo:margin-right="0in" fo:text-indent="0in" style:auto-text-indent="false">
        <style:tab-stops/>
      </style:paragraph-properties>
    </style:style>
    <style:style style:name="P8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6" style:family="paragraph" style:parent-style-name="Standard">
      <style:paragraph-properties fo:margin-left="0.9791in" fo:margin-right="0in" fo:text-indent="-0.9791in" style:auto-text-indent="false">
        <style:tab-stops/>
      </style:paragraph-properties>
    </style:style>
    <style:style style:name="P87" style:family="paragraph" style:parent-style-name="Standard">
      <style:paragraph-properties fo:margin-left="0.9791in" fo:margin-right="0in" fo:text-indent="-0.9791in" style:auto-text-indent="false">
        <style:tab-stops/>
      </style:paragraph-properties>
      <style:text-properties fo:language="en" fo:country="US"/>
    </style:style>
    <style:style style:name="P8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9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2" style:family="paragraph" style:parent-style-name="Standard">
      <style:paragraph-properties fo:margin-left="0.9791in" fo:margin-right="0in" fo:text-align="start" style:justify-single-word="false" fo:text-indent="-0.9791in" style:auto-text-indent="false">
        <style:tab-stops/>
      </style:paragraph-properties>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4" style:family="paragraph" style:parent-style-name="Text_20_body">
      <style:paragraph-properties fo:margin-left="0.9791in" fo:margin-right="0in" fo:text-indent="-0.9791in" style:auto-text-indent="false">
        <style:tab-stops/>
      </style:paragraph-properties>
    </style:style>
    <style:style style:name="P10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08" style:family="paragraph" style:parent-style-name="Standard">
      <style:paragraph-properties fo:margin-left="1in" fo:margin-right="0in" fo:text-indent="-1in" style:auto-text-indent="false">
        <style:tab-stops/>
      </style:paragraph-properties>
    </style:style>
    <style:style style:name="P10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2" style:family="paragraph" style:parent-style-name="Standard">
      <style:paragraph-properties fo:margin-left="0.9689in" fo:margin-right="0in" fo:text-indent="-0.9689in" style:auto-text-indent="false">
        <style:tab-stops/>
      </style:paragraph-properties>
    </style:style>
    <style:style style:name="P11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1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19" style:family="paragraph" style:parent-style-name="Standard">
      <style:paragraph-properties fo:margin-left="0.9898in" fo:margin-right="0in" fo:text-indent="-0.9898in" style:auto-text-indent="false">
        <style:tab-stops/>
      </style:paragraph-properties>
    </style:style>
    <style:style style:name="P120"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22"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padding="0in" fo:border="non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fo:padding="0in" fo:border="none"/>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3" style:family="text">
      <style:text-properties fo:font-variant="normal" fo:text-transform="none" fo:color="#444444" style:font-name="Helvetica Neue1" fo:font-size="9.75pt" fo:letter-spacing="normal" fo:font-style="normal" fo:font-weight="normal"/>
    </style:style>
    <style:style style:name="T194" style:family="text">
      <style:text-properties fo:font-variant="normal" fo:text-transform="none" fo:color="#444444" style:font-name="Helvetica Neue" fo:font-size="9pt" fo:letter-spacing="normal" fo:font-style="normal" fo:font-weight="normal"/>
    </style:style>
    <style:style style:name="T19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5" style:family="text">
      <style:text-properties fo:font-variant="normal" fo:text-transform="none" fo:color="#252525" style:font-name="sans-serif" fo:font-size="8pt" fo:letter-spacing="normal" fo:font-style="normal" fo:font-weight="normal" style:font-size-asian="8pt" style:font-size-complex="8pt"/>
    </style:style>
    <style:style style:name="T206" style:family="text">
      <style:text-properties fo:font-variant="normal" fo:text-transform="none" fo:color="#252525" style:font-name="sans-serif" fo:font-size="8pt" fo:letter-spacing="normal" fo:font-style="italic" fo:font-weight="normal" style:font-size-asian="8pt" style:font-size-complex="8pt"/>
    </style:style>
    <style:style style:name="T207" style:family="text">
      <style:text-properties fo:font-variant="normal" fo:text-transform="none" fo:color="#252525" style:font-name="sans-serif" fo:font-size="11.6999998092651pt" fo:letter-spacing="normal" fo:font-style="normal" fo:font-weight="bold"/>
    </style:style>
    <style:style style:name="T20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9" style:family="text">
      <style:text-properties fo:font-variant="normal" fo:text-transform="none" fo:color="#252525" style:font-name="sans-serif" fo:font-size="11.6999998092651pt" fo:letter-spacing="normal" fo:font-style="normal" fo:font-weight="normal"/>
    </style:style>
    <style:style style:name="T21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2" style:family="text">
      <style:text-properties fo:font-variant="normal" fo:text-transform="none" fo:color="#252525" style:font-name="sans-serif" fo:font-size="11.6999998092651pt" fo:letter-spacing="normal" fo:font-style="normal" style:font-size-asian="10pt" style:font-size-complex="10pt"/>
    </style:style>
    <style:style style:name="T21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4" style:family="text">
      <style:text-properties fo:font-variant="normal" fo:text-transform="none" fo:color="#252525" style:font-name="sans-serif" fo:font-size="11.6999998092651pt" fo:letter-spacing="normal" fo:font-style="italic" fo:font-weight="normal"/>
    </style:style>
    <style:style style:name="T21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letter-spacing="normal" fo:font-style="normal" fo:font-weight="normal"/>
    </style:style>
    <style:style style:name="T220" style:family="text">
      <style:text-properties fo:font-variant="normal" fo:text-transform="none" fo:color="#252525" style:font-name="sans-serif" fo:font-size="10pt" fo:letter-spacing="normal"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3" style:family="text">
      <style:text-properties fo:font-variant="normal" fo:text-transform="none" fo:color="#252525" style:font-name="sans-serif" fo:font-size="10pt" fo:letter-spacing="normal" fo:font-style="italic" fo:font-weight="normal" style:font-size-asian="10pt" style:font-size-complex="10pt"/>
    </style:style>
    <style:style style:name="T224" style:family="text">
      <style:text-properties fo:font-variant="normal" fo:text-transform="none" fo:color="#252525" style:font-name="sans-serif" fo:font-size="10.5pt" fo:letter-spacing="normal" fo:font-style="normal" fo:font-weight="normal"/>
    </style:style>
    <style:style style:name="T225" style:family="text">
      <style:text-properties fo:font-variant="normal" fo:text-transform="none" fo:color="#252525" style:font-name="sans-serif" fo:font-size="9.19999980926514pt" fo:letter-spacing="normal" fo:font-style="italic" fo:font-weight="normal"/>
    </style:style>
    <style:style style:name="T226" style:family="text">
      <style:text-properties fo:font-variant="normal" fo:text-transform="none" fo:color="#252525" style:font-name="sans-serif" fo:font-size="9.19999980926514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style>
    <style:style style:name="T22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3" style:family="text">
      <style:text-properties fo:font-variant="normal" fo:text-transform="none" fo:color="#252525" style:font-name="sans-serif" fo:font-size="9.60000038146973pt" fo:letter-spacing="normal" fo:font-style="normal" fo:font-weight="normal" officeooo:rsid="001b19f4"/>
    </style:style>
    <style:style style:name="T234" style:family="text">
      <style:text-properties fo:font-variant="normal" fo:text-transform="none" fo:color="#252525" style:font-name="sans-serif" fo:font-size="9.60000038146973pt" fo:letter-spacing="normal" fo:font-style="normal" fo:font-weight="normal" officeooo:rsid="001f9677"/>
    </style:style>
    <style:style style:name="T23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6" style:family="text">
      <style:text-properties fo:font-variant="normal" fo:text-transform="none" fo:color="#252525" style:font-name="sans-serif" fo:font-size="9.60000038146973pt" fo:letter-spacing="normal" fo:font-style="normal" fo:font-weight="normal" officeooo:rsid="00352df5"/>
    </style:style>
    <style:style style:name="T237" style:family="text">
      <style:text-properties fo:font-variant="normal" fo:text-transform="none" fo:color="#252525" style:font-name="sans-serif" fo:font-size="9.60000038146973pt" fo:letter-spacing="normal" fo:font-style="normal" fo:font-weight="normal" officeooo:rsid="0051fa14"/>
    </style:style>
    <style:style style:name="T238" style:family="text">
      <style:text-properties fo:font-variant="normal" fo:text-transform="none" fo:color="#252525" style:font-name="sans-serif" fo:font-size="9.60000038146973pt" fo:letter-spacing="normal" fo:font-style="normal" fo:font-weight="normal" officeooo:rsid="0062e276"/>
    </style:style>
    <style:style style:name="T239" style:family="text">
      <style:text-properties fo:font-variant="normal" fo:text-transform="none" fo:color="#252525" style:font-name="sans-serif" fo:font-size="9.60000038146973pt" fo:letter-spacing="normal" fo:font-style="normal" fo:font-weight="bold"/>
    </style:style>
    <style:style style:name="T24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4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42" style:family="text">
      <style:text-properties fo:font-variant="normal" fo:text-transform="none" fo:color="#252525" style:font-name="sans-serif" fo:font-size="9.60000038146973pt" fo:letter-spacing="normal" fo:font-style="normal" fo:font-weight="bold" style:font-size-asian="8pt" style:font-size-complex="8pt"/>
    </style:style>
    <style:style style:name="T243" style:family="text">
      <style:text-properties fo:font-variant="normal" fo:text-transform="none" fo:color="#252525" style:font-name="sans-serif" fo:font-size="9.60000038146973pt" fo:letter-spacing="normal" fo:font-style="normal" style:text-underline-style="none" fo:font-weight="normal"/>
    </style:style>
    <style:style style:name="T24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45" style:family="text">
      <style:text-properties fo:font-variant="normal" fo:text-transform="none" fo:color="#252525" style:font-name="sans-serif" fo:font-size="9.60000038146973pt" fo:letter-spacing="normal" fo:font-style="normal" style:text-underline-style="none" fo:font-weight="bold"/>
    </style:style>
    <style:style style:name="T24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47" style:family="text">
      <style:text-properties fo:font-variant="normal" fo:text-transform="none" fo:color="#252525" style:font-name="sans-serif" fo:font-size="9.60000038146973pt" fo:letter-spacing="normal" fo:font-style="italic" fo:font-weight="normal"/>
    </style:style>
    <style:style style:name="T24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49" style:family="text">
      <style:text-properties fo:font-variant="normal" fo:text-transform="none" fo:color="#252525" style:font-name="sans-serif" fo:font-size="9.60000038146973pt" fo:letter-spacing="normal" fo:font-style="italic" fo:font-weight="bold"/>
    </style:style>
    <style:style style:name="T25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5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5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5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54" style:family="text">
      <style:text-properties fo:font-variant="normal" fo:text-transform="none" fo:color="#252525" style:font-name="sans-serif" fo:font-size="9.60000038146973pt" fo:letter-spacing="normal" fo:language="en" fo:country="US" fo:font-style="normal" fo:font-weight="normal"/>
    </style:style>
    <style:style style:name="T25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57"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58"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59"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60"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61"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62"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9.60000038146973pt" fo:letter-spacing="normal" fo:language="en" fo:country="US" fo:font-style="normal" fo:font-weight="normal" officeooo:rsid="0062e276" style:font-size-asian="12pt" style:font-size-complex="12pt"/>
    </style:style>
    <style:style style:name="T26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65" style:family="text">
      <style:text-properties fo:font-variant="normal" fo:text-transform="none" fo:color="#252525" style:font-name="sans-serif" fo:font-size="9.60000038146973pt" fo:letter-spacing="normal" fo:language="en" fo:country="US" fo:font-style="italic" fo:font-weight="bold"/>
    </style:style>
    <style:style style:name="T266" style:family="text">
      <style:text-properties fo:font-variant="normal" fo:text-transform="none" fo:color="#252525" style:font-name="sans-serif" fo:font-size="9.60000038146973pt" fo:letter-spacing="normal" fo:language="de" fo:country="DE" fo:font-style="italic" fo:font-weight="normal"/>
    </style:style>
    <style:style style:name="T267" style:family="text">
      <style:text-properties fo:font-variant="normal" fo:text-transform="none" fo:color="#252525" style:font-name="sans-serif" fo:font-size="9.60000038146973pt" fo:letter-spacing="normal" fo:language="fr" fo:country="FR" fo:font-style="italic" fo:font-weight="normal"/>
    </style:style>
    <style:style style:name="T268" style:family="text">
      <style:text-properties fo:font-variant="normal" fo:text-transform="none" fo:color="#252525" style:font-name="sans-serif" fo:font-size="9.60000038146973pt" fo:letter-spacing="normal" fo:language="fr" fo:country="FR" fo:font-style="italic" fo:font-weight="bold"/>
    </style:style>
    <style:style style:name="T269" style:family="text">
      <style:text-properties fo:font-variant="normal" fo:text-transform="none" fo:color="#252525" style:font-name="sans-serif" fo:font-size="12pt" fo:letter-spacing="normal" fo:font-style="normal" fo:font-weight="normal" style:font-size-asian="12pt" style:font-size-complex="12pt"/>
    </style:style>
    <style:style style:name="T27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7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72" style:family="text">
      <style:text-properties fo:font-variant="normal" fo:text-transform="none" fo:color="#252525" style:font-name="sans-serif" fo:font-size="11pt" fo:letter-spacing="normal" fo:font-style="normal" fo:font-weight="bold" style:font-size-asian="11pt" style:font-size-complex="11pt"/>
    </style:style>
    <style:style style:name="T273" style:family="text">
      <style:text-properties fo:font-variant="normal" fo:text-transform="none" fo:color="#252525" style:font-name="sans-serif" fo:font-size="11pt" fo:letter-spacing="normal" fo:font-style="normal" fo:font-weight="normal" style:font-size-asian="11pt" style:font-size-complex="11pt"/>
    </style:style>
    <style:style style:name="T27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7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7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7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7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7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8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8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8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8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8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8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8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8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8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9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2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2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9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0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0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0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0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0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0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0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0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0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0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1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1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1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1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1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6" style:family="text">
      <style:text-properties fo:font-variant="normal" fo:text-transform="none" fo:color="#252525" style:font-name="Helvetica Neue" fo:font-size="11.6999998092651pt" fo:letter-spacing="normal" fo:font-style="normal" fo:font-weight="normal"/>
    </style:style>
    <style:style style:name="T317" style:family="text">
      <style:text-properties fo:font-variant="normal" fo:text-transform="none" fo:color="#252525" style:font-name="Helvetica Neue" fo:font-size="11.6999998092651pt" fo:letter-spacing="normal" fo:font-style="italic" fo:font-weight="normal"/>
    </style:style>
    <style:style style:name="T318" style:family="text">
      <style:text-properties fo:font-variant="normal" fo:text-transform="none" fo:color="#252525" style:font-name="Helvetica Neue" fo:font-size="10pt" fo:letter-spacing="normal" fo:font-style="normal" fo:font-weight="normal" style:font-size-asian="10pt" style:font-size-complex="10pt"/>
    </style:style>
    <style:style style:name="T31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20" style:family="text">
      <style:text-properties fo:font-variant="normal" fo:text-transform="none" fo:color="#252525" style:font-name="Times new roman" fo:font-size="10pt" fo:letter-spacing="normal" fo:font-style="normal" fo:font-weight="normal" style:font-size-asian="10pt" style:font-size-complex="10pt"/>
    </style:style>
    <style:style style:name="T321" style:family="text">
      <style:text-properties fo:font-variant="normal" fo:text-transform="none" fo:color="#252525" style:font-name="Times new roman" fo:font-size="10pt" fo:letter-spacing="normal" fo:font-style="italic" fo:font-weight="normal" style:font-size-asian="10pt" style:font-size-complex="10pt"/>
    </style:style>
    <style:style style:name="T322" style:family="text">
      <style:text-properties fo:font-variant="normal" fo:text-transform="none" fo:color="#252525" style:font-name="Times New Roman" fo:font-size="11.6999998092651pt" fo:letter-spacing="normal" fo:font-style="normal" fo:font-weight="normal"/>
    </style:style>
    <style:style style:name="T323" style:family="text">
      <style:text-properties fo:font-variant="normal" fo:text-transform="none" fo:color="#252525" style:font-name="Times New Roman" fo:font-size="10pt" fo:letter-spacing="normal" fo:font-style="normal" fo:font-weight="bold" style:font-size-asian="10pt" style:font-size-complex="10pt"/>
    </style:style>
    <style:style style:name="T32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25" style:family="text">
      <style:text-properties fo:font-variant="normal" fo:text-transform="none" fo:color="#252525" fo:letter-spacing="normal"/>
    </style:style>
    <style:style style:name="T326" style:family="text">
      <style:text-properties fo:font-variant="normal" fo:text-transform="none" fo:color="#252525" fo:font-size="10pt" fo:letter-spacing="normal" style:font-size-asian="10pt" style:font-size-complex="10pt"/>
    </style:style>
    <style:style style:name="T327" style:family="text">
      <style:text-properties fo:font-variant="normal" fo:text-transform="none" fo:color="#252525" fo:font-size="10pt" fo:letter-spacing="normal" fo:language="en" fo:country="US" style:font-size-asian="10pt" style:font-size-complex="10pt"/>
    </style:style>
    <style:style style:name="T328"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2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3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3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3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3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3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3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3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3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3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3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4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4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4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47" style:family="text">
      <style:text-properties fo:font-size="10pt" style:font-size-asian="10pt" style:font-size-complex="10pt"/>
    </style:style>
    <style:style style:name="T348" style:family="text">
      <style:text-properties fo:font-size="10pt" fo:language="en" fo:country="US" style:font-size-asian="10pt" style:font-size-complex="10pt"/>
    </style:style>
    <style:style style:name="T349" style:family="text">
      <style:text-properties fo:font-size="10pt" fo:font-style="normal" style:font-size-asian="10pt" style:font-style-asian="normal" style:font-size-complex="10pt" style:font-style-complex="normal"/>
    </style:style>
    <style:style style:name="T350" style:family="text">
      <style:text-properties fo:font-size="10pt" fo:font-style="italic" style:font-size-asian="10pt" style:font-style-asian="italic" style:font-size-complex="10pt" style:font-style-complex="italic"/>
    </style:style>
    <style:style style:name="T351" style:family="text">
      <style:text-properties fo:font-size="10pt" fo:font-style="italic" style:font-size-asian="10pt" style:font-size-complex="10pt"/>
    </style:style>
    <style:style style:name="T352" style:family="text">
      <style:text-properties fo:font-size="10pt" style:text-underline-style="none" style:font-size-asian="10pt" style:font-size-complex="10pt"/>
    </style:style>
    <style:style style:name="T353" style:family="text">
      <style:text-properties style:font-name="Times New Roman"/>
    </style:style>
    <style:style style:name="T354" style:family="text">
      <style:text-properties style:font-name="Times New Roman" fo:font-size="10pt" style:font-size-asian="10pt" style:font-size-complex="10pt"/>
    </style:style>
    <style:style style:name="T355" style:family="text">
      <style:text-properties style:font-name="Times New Roman" fo:font-size="10pt" fo:language="en" fo:country="US" style:font-size-asian="10pt" style:font-size-complex="10pt"/>
    </style:style>
    <style:style style:name="T356" style:family="text">
      <style:text-properties style:font-name="Times New Roman" fo:font-size="10pt" fo:font-style="italic" style:font-size-asian="10pt" style:font-size-complex="10pt"/>
    </style:style>
    <style:style style:name="T357" style:family="text">
      <style:text-properties style:font-name="Times New Roman" fo:font-size="12pt" style:font-size-asian="12pt" style:font-size-complex="12pt"/>
    </style:style>
    <style:style style:name="T358" style:family="text">
      <style:text-properties fo:font-size="11pt" style:font-size-asian="11pt" style:font-size-complex="11pt"/>
    </style:style>
    <style:style style:name="T359" style:family="text">
      <style:text-properties fo:language="en" fo:country="US"/>
    </style:style>
    <style:style style:name="T360" style:family="text">
      <style:text-properties fo:color="#000000" style:font-name="Times New Roman" fo:font-size="10pt" fo:language="en" fo:country="US" style:font-size-asian="10pt" style:font-size-complex="10pt"/>
    </style:style>
    <style:style style:name="T361" style:family="text">
      <style:text-properties fo:color="#000000" style:font-name="Times New Roman" fo:font-size="10pt" style:font-size-asian="10pt" style:font-size-complex="10pt"/>
    </style:style>
    <style:style style:name="T362" style:family="text">
      <style:text-properties fo:color="#000000" fo:font-style="normal" fo:font-weight="normal" style:font-style-asian="normal" style:font-weight-asian="normal" style:font-style-complex="normal" style:font-weight-complex="normal"/>
    </style:style>
    <style:style style:name="T36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64" style:family="text">
      <style:text-properties fo:color="#000000" style:font-name="Times new roman"/>
    </style:style>
    <style:style style:name="T365" style:family="text">
      <style:text-properties fo:color="#000000" style:font-name="Times new roman" fo:font-size="13.3999996185303pt"/>
    </style:style>
    <style:style style:name="T366" style:family="text">
      <style:text-properties fo:color="#000000" style:font-name="Times new roman" fo:font-size="13.3999996185303pt" fo:font-weight="bold" fo:background-color="#ffffff" loext:char-shading-value="0"/>
    </style:style>
    <style:style style:name="T367" style:family="text">
      <style:text-properties fo:color="#000000" style:font-name="Times new roman" fo:font-size="13.3999996185303pt" fo:background-color="#ffffff" loext:char-shading-value="0"/>
    </style:style>
    <style:style style:name="T368" style:family="text">
      <style:text-properties fo:color="#000000" style:font-name="Times new roman" fo:font-size="10pt" style:font-size-asian="10pt" style:font-size-complex="10pt"/>
    </style:style>
    <style:style style:name="T369" style:family="text">
      <style:text-properties fo:color="#000000" style:font-name="Raleway" fo:font-size="9.60000038146973pt"/>
    </style:style>
    <style:style style:name="T370" style:family="text">
      <style:text-properties fo:color="#000000" style:font-name="Raleway" fo:font-size="9.60000038146973pt" officeooo:rsid="00168527"/>
    </style:style>
    <style:style style:name="T371" style:family="text">
      <style:text-properties fo:font-size="12pt" style:font-size-asian="12pt" style:font-size-complex="12pt"/>
    </style:style>
    <style:style style:name="T372" style:family="text">
      <style:text-properties fo:font-size="12pt" fo:language="en" fo:country="US" style:font-size-asian="12pt" style:font-size-complex="12pt"/>
    </style:style>
    <style:style style:name="T373" style:family="text">
      <style:text-properties fo:font-style="italic"/>
    </style:style>
    <style:style style:name="T374" style:family="text">
      <style:text-properties fo:font-style="italic" style:font-style-asian="italic" style:font-style-complex="italic"/>
    </style:style>
    <style:style style:name="T375" style:family="text">
      <style:text-properties fo:font-size="9pt" style:font-size-asian="9pt" style:font-size-complex="9pt"/>
    </style:style>
    <style:style style:name="T376" style:family="text">
      <style:text-properties fo:font-weight="bold"/>
    </style:style>
    <style:style style:name="T377" style:family="text">
      <style:text-properties fo:color="#0b0080" style:text-line-through-style="none" style:text-line-through-type="none" style:text-underline-style="none" style:text-blinking="false" fo:background-color="#ffffff" loext:char-shading-value="0"/>
    </style:style>
    <style:style style:name="T378" style:family="text">
      <style:text-properties fo:color="#0b0080" style:text-line-through-style="none" style:text-line-through-type="none" style:font-name="sans-serif" fo:font-size="9.75pt" style:text-underline-style="none" style:text-blinking="false"/>
    </style:style>
    <style:style style:name="T37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80" style:family="text">
      <style:text-properties fo:color="#0b0080" style:text-line-through-style="none" style:text-line-through-type="none" style:font-name="sans-serif" fo:font-size="11.6999998092651pt" style:text-underline-style="none" style:text-blinking="false"/>
    </style:style>
    <style:style style:name="T38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82" style:family="text">
      <style:text-properties fo:color="#0b0080" style:text-line-through-style="none" style:text-line-through-type="none" style:font-name="sans-serif" fo:font-size="11.6999998092651pt" fo:font-style="italic" style:text-underline-style="none" style:text-blinking="false"/>
    </style:style>
    <style:style style:name="T38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85" style:family="text">
      <style:text-properties fo:color="#0b0080" style:text-line-through-style="none" style:text-line-through-type="none" fo:font-size="9.60000038146973pt" style:text-underline-style="none" style:text-blinking="false"/>
    </style:style>
    <style:style style:name="T386" style:family="text">
      <style:text-properties fo:color="#0b0080" style:font-name="sans-serif" fo:font-size="11.6999998092651pt" fo:background-color="#ffffff" loext:char-shading-value="0"/>
    </style:style>
    <style:style style:name="T387" style:family="text">
      <style:text-properties fo:color="#0b0080" style:font-name="sans-serif" fo:background-color="#ffffff" loext:char-shading-value="0"/>
    </style:style>
    <style:style style:name="T388" style:family="text">
      <style:text-properties style:text-underline-style="solid" style:text-underline-type="double" style:text-underline-width="auto" style:text-underline-color="font-color"/>
    </style:style>
    <style:style style:name="T389" style:family="text">
      <style:text-properties style:font-name="Arial" fo:font-size="10pt" style:font-size-asian="10pt" style:font-size-complex="10pt"/>
    </style:style>
    <style:style style:name="T390" style:family="text">
      <style:text-properties fo:color="#a55858" style:text-line-through-style="none" style:text-line-through-type="none" fo:font-style="italic" style:text-underline-style="none" style:text-blinking="false"/>
    </style:style>
    <style:style style:name="T391" style:family="text">
      <style:text-properties style:font-name="sans-serif"/>
    </style:style>
    <style:style style:name="T392" style:family="text">
      <style:text-properties style:font-name="sans-serif" fo:font-size="9.75pt"/>
    </style:style>
    <style:style style:name="T393" style:family="text">
      <style:text-properties style:font-name="sans-serif" fo:font-size="9.75pt" fo:font-weight="bold"/>
    </style:style>
    <style:style style:name="T394" style:family="text">
      <style:text-properties style:font-name="sans-serif" fo:language="en" fo:country="US"/>
    </style:style>
    <style:style style:name="T395" style:family="text">
      <style:text-properties fo:color="#4d4d4f" style:font-name="Arial2" fo:font-size="9pt" fo:font-weight="bold" fo:background-color="#ffffff" loext:char-shading-value="0"/>
    </style:style>
    <style:style style:name="T39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97" style:family="text">
      <style:text-properties style:font-name="Sabon-Roman" fo:font-size="10pt" style:font-name-asian="Sabon-Roman" style:font-size-asian="10pt" style:font-name-complex="Sabon-Roman" style:font-size-complex="10pt"/>
    </style:style>
    <style:style style:name="T398" style:family="text">
      <style:text-properties style:font-name="Times new roman" fo:font-size="10pt" fo:language="en" fo:country="US" style:font-size-asian="10pt" style:font-size-complex="10pt"/>
    </style:style>
    <style:style style:name="T399" style:family="text">
      <style:text-properties style:font-name="Times new roman" fo:font-size="12pt" fo:language="en" fo:country="US" style:font-size-asian="12pt" style:font-size-complex="12pt"/>
    </style:style>
    <style:style style:name="T400" style:family="text">
      <style:text-properties fo:color="#252525"/>
    </style:style>
    <style:style style:name="T401" style:family="text">
      <style:text-properties fo:color="#252525" style:font-name="sans-serif"/>
    </style:style>
    <style:style style:name="T402" style:family="text">
      <style:text-properties fo:color="#252525" style:font-name="sans-serif" fo:font-size="11.6999998092651pt"/>
    </style:style>
    <style:style style:name="T403" style:family="text">
      <style:text-properties fo:color="#252525" style:font-name="sans-serif" fo:font-size="11.6999998092651pt" fo:font-weight="bold"/>
    </style:style>
    <style:style style:name="T404" style:family="text">
      <style:text-properties fo:color="#252525" style:font-name="sans-serif" fo:font-size="11.6999998092651pt" fo:background-color="#ffffff" loext:char-shading-value="0"/>
    </style:style>
    <style:style style:name="T405" style:family="text">
      <style:text-properties fo:color="#252525" style:font-name="sans-serif" fo:background-color="#ffffff" loext:char-shading-value="0"/>
    </style:style>
    <style:style style:name="T40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0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8" style:family="text">
      <style:text-properties fo:color="#252525" style:text-line-through-style="none" style:text-line-through-type="none" fo:font-size="9.60000038146973pt" style:text-underline-style="none" style:text-blinking="false"/>
    </style:style>
    <style:style style:name="T409" style:family="text">
      <style:text-properties fo:color="#252525" style:font-name="Times new roman" fo:font-size="10pt" style:font-size-asian="10pt" style:font-size-complex="10pt"/>
    </style:style>
    <style:style style:name="T410" style:family="text">
      <style:text-properties fo:color="#252525" fo:font-size="9.60000038146973pt"/>
    </style:style>
    <style:style style:name="T411" style:family="text">
      <style:text-properties fo:color="#252525" fo:font-size="9.60000038146973pt" fo:font-weight="bold"/>
    </style:style>
    <style:style style:name="T412" style:family="text">
      <style:text-properties fo:color="#252525" style:font-name-asian="sans-serif" style:font-size-asian="9.60000038146973pt" style:font-style-asian="normal" style:font-weight-asian="normal"/>
    </style:style>
    <style:style style:name="T41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1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1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1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2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2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2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3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3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3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4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4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6"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47"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4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4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5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5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5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5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6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6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65"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6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7"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8"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71"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72"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3"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7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76" style:family="text">
      <style:text-properties officeooo:rsid="00168527"/>
    </style:style>
    <style:style style:name="T477" style:family="text">
      <style:text-properties fo:color="#5f6062" style:font-name="Arial6" fo:font-size="10pt" style:font-size-asian="10pt" style:font-size-complex="10pt"/>
    </style:style>
    <style:style style:name="T478" style:family="text">
      <style:text-properties fo:color="#5f6062" style:font-name="Arial6" fo:font-size="10pt" officeooo:rsid="00168527" style:font-size-asian="10pt" style:font-size-complex="10pt"/>
    </style:style>
    <style:style style:name="T47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8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81" style:family="text">
      <style:text-properties officeooo:rsid="0036c0e7"/>
    </style:style>
    <style:style style:name="T482"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Persone:</text:p>
      <text:p text:style-name="P67"/>
      <text:p text:style-name="P85">Omero: 850 a.C - 800 a.C. Circa. <text:span text:style-name="T34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2"/>
      <text:p text:style-name="P85">Talete: 640/625 a.C. - 547 a.C., Mileto, <text:span text:style-name="T34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88"/>
      <text:p text:style-name="P111">Pitagora:<text:span text:style-name="T347"> </text:span>570 a.C. - 495 a.C., Samo, Greco.<text:span text:style-name="T34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3"/>
      <text:p text:style-name="P112"><text:span text:style-name="T34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1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48">ancestor worship</text:span></text:a><text:span text:style-name="T41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48">Golden Rule</text:span></text:a><text:span text:style-name="T419">.</text:span></text:p>
      <text:p text:style-name="P72"/>
      <text:p text:style-name="P85">Eraclito: 535 a.C. – 475 a.C., Efeso. Scriveva attraverso aforismi, dalle leggende su lamine d'oro. <text:span text:style-name="T34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88"/>
      <text:p text:style-name="P86"><text:span text:style-name="T415">Eschilo:</text:span><text:span text:style-name="T416"> </text:span><text:a xlink:type="simple" xlink:href="http://it.wikipedia.org/wiki/525_a.C." text:style-name="Internet_20_link" text:visited-style-name="Visited_20_Internet_20_Link"><text:span text:style-name="T445">525 </text:span></text:a><text:a xlink:type="simple" xlink:href="http://it.wikipedia.org/wiki/525_a.C." text:style-name="Internet_20_link" text:visited-style-name="Visited_20_Internet_20_Link"><text:span text:style-name="T446">a.C.</text:span></text:a><text:a xlink:type="simple" xlink:href="http://it.wikipedia.org/wiki/525_a.C." text:style-name="Internet_20_link" text:visited-style-name="Visited_20_Internet_20_Link"><text:span text:style-name="T445"> </text:span></text:a><text:span text:style-name="T417">– </text:span><text:a xlink:type="simple" xlink:href="http://it.wikipedia.org/wiki/456_a.C." text:style-name="Internet_20_link" text:visited-style-name="Visited_20_Internet_20_Link">456</text:a> <text:span text:style-name="T481">a.C</text:span><text:span text:style-name="T445">. E'</text:span><text:span text:style-name="T417"> stato un </text:span><text:a xlink:type="simple" xlink:href="http://it.wikipedia.org/wiki/Drammaturgo" text:style-name="Internet_20_link" text:visited-style-name="Visited_20_Internet_20_Link"><text:span text:style-name="T445">drammaturgo</text:span></text:a><text:span text:style-name="T417"> </text:span><text:a xlink:type="simple" xlink:href="http://it.wikipedia.org/wiki/Antica_Grecia" text:style-name="Internet_20_link" text:visited-style-name="Visited_20_Internet_20_Link"><text:span text:style-name="T445">greco antico</text:span></text:a><text:span text:style-name="T417">. Viene unanimemente considerato l'iniziatore della </text:span><text:a xlink:type="simple" xlink:href="http://it.wikipedia.org/wiki/Tragedia_greca" text:style-name="Internet_20_link" text:visited-style-name="Visited_20_Internet_20_Link"><text:span text:style-name="T445">tragedia greca</text:span></text:a><text:span text:style-name="T41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45">Sofocle</text:span></text:a><text:span text:style-name="T417"> ed </text:span><text:a xlink:type="simple" xlink:href="http://it.wikipedia.org/wiki/Euripide" text:style-name="Internet_20_link" text:visited-style-name="Visited_20_Internet_20_Link"><text:span text:style-name="T445">Euripide</text:span></text:a><text:span text:style-name="T417">. </text:span><text:span text:style-name="T421">La tradizione vuole che il suo nome derivi da un insolito gesto che era solito fare per ispirarsi prima di comporre le sue tragedie</text:span><text:span text:style-name="T42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51">maschera</text:span></text:a><text:span text:style-name="T422"> e </text:span><text:a xlink:type="simple" xlink:href="http://it.wikipedia.org/wiki/Coturno" text:style-name="Internet_20_link" text:visited-style-name="Visited_20_Internet_20_Link"><text:span text:style-name="T451">coturni</text:span></text:a><text:span text:style-name="T422">, inoltre è con lui che prende l'avvio la </text:span><text:a xlink:type="simple" xlink:href="http://it.wikipedia.org/wiki/Trilogia" text:style-name="Internet_20_link" text:visited-style-name="Visited_20_Internet_20_Link"><text:span text:style-name="T451">trilogia</text:span></text:a><text:span text:style-name="T422">, o "trilogia legata". Le tre opere tragiche presentate durante l'</text:span><text:a xlink:type="simple" xlink:href="http://it.wikipedia.org/wiki/Agōn" text:style-name="Internet_20_link" text:visited-style-name="Visited_20_Internet_20_Link"><text:span text:style-name="T451">agone</text:span></text:a><text:span text:style-name="T422"> erano appunto "legate" dal punto di vista contenutistico; nell'</text:span><text:a xlink:type="simple" xlink:href="http://it.wikipedia.org/wiki/Orestea" text:style-name="Internet_20_link" text:visited-style-name="Visited_20_Internet_20_Link"><text:span text:style-name="T452">Orestea</text:span></text:a><text:span text:style-name="T422"> (unica trilogia pervenutaci per intero), ad esempio, viene messa in scena la saga della stirpe degli </text:span><text:a xlink:type="simple" xlink:href="http://it.wikipedia.org/wiki/Atride" text:style-name="Internet_20_link" text:visited-style-name="Visited_20_Internet_20_Link"><text:span text:style-name="T451">Atridi</text:span></text:a><text:span text:style-name="T422">, dall'uccisione di </text:span><text:a xlink:type="simple" xlink:href="http://it.wikipedia.org/wiki/Agamennone" text:style-name="Internet_20_link" text:visited-style-name="Visited_20_Internet_20_Link"><text:span text:style-name="T451">Agamennone</text:span></text:a><text:span text:style-name="T422"> alla liberazione finale del matricida </text:span><text:a xlink:type="simple" xlink:href="http://it.wikipedia.org/wiki/Oreste_(Agamennone)" text:style-name="Internet_20_link" text:visited-style-name="Visited_20_Internet_20_Link"><text:span text:style-name="T451">Oreste</text:span></text:a><text:span text:style-name="T42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51">Aristotele</text:span></text:a><text:span text:style-name="T422">, </text:span><text:a xlink:type="simple" xlink:href="http://it.wikipedia.org/wiki/Poetica_(Aristotele)" text:style-name="Internet_20_link" text:visited-style-name="Visited_20_Internet_20_Link"><text:span text:style-name="T452">Poetica</text:span></text:a><text:span text:style-name="T42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51">dialoghi</text:span></text:a><text:span text:style-name="T422">, oltre che </text:span><text:a xlink:type="simple" xlink:href="http://it.wikipedia.org/wiki/Monologo" text:style-name="Internet_20_link" text:visited-style-name="Visited_20_Internet_20_Link"><text:span text:style-name="T451">monologhi</text:span></text:a><text:span text:style-name="T422">, aumentando il coinvolgimento emotivo del pubblico e la complessità espressiva. </text:span><text:a xlink:type="simple" xlink:href="http://it.wikipedia.org/wiki/Orestea" text:style-name="Internet_20_link" text:visited-style-name="Visited_20_Internet_20_Link"><text:span text:style-name="T452">Orestea</text:span></text:a><text:span text:style-name="T422"> – trilogia: </text:span><text:a xlink:type="simple" xlink:href="http://it.wikipedia.org/wiki/Orestea#Agamennone" text:style-name="Internet_20_link" text:visited-style-name="Visited_20_Internet_20_Link">Agamennone</text:a><text:span text:style-name="T453">, </text:span><text:soft-page-break/><text:a xlink:type="simple" xlink:href="http://it.wikipedia.org/wiki/Orestea#Le_Coefore" text:style-name="Internet_20_link" text:visited-style-name="Visited_20_Internet_20_Link">Coefore</text:a><text:span text:style-name="T453">, </text:span><text:a xlink:type="simple" xlink:href="http://it.wikipedia.org/wiki/Orestea#Le_Eumenidi" text:style-name="Internet_20_link" text:visited-style-name="Visited_20_Internet_20_Link">Eumenidi</text:a></text:p>
      <text:p text:style-name="P72"/>
      <text:p text:style-name="P115"><text:span text:style-name="T415">Pindaro:</text:span><text:span text:style-name="T416"> </text:span><text:a xlink:type="simple" xlink:href="http://it.wikipedia.org/wiki/518_a.C." text:style-name="Internet_20_link" text:visited-style-name="Visited_20_Internet_20_Link">518</text:a><text:span text:style-name="T445"> </text:span><text:span text:style-name="T446">a.C.</text:span><text:span text:style-name="T417"> – </text:span><text:a xlink:type="simple" xlink:href="http://it.wikipedia.org/wiki/438_a.C." text:style-name="Internet_20_link" text:visited-style-name="Visited_20_Internet_20_Link">438</text:a> <text:span text:style-name="T481">a.C</text:span><text:span text:style-name="T445">.</text:span><text:span text:style-name="T417"> E' stato un </text:span><text:a xlink:type="simple" xlink:href="http://it.wikipedia.org/wiki/Poeta" text:style-name="Internet_20_link" text:visited-style-name="Visited_20_Internet_20_Link"><text:span text:style-name="T445">poeta</text:span></text:a><text:span text:style-name="T417"> </text:span><text:a xlink:type="simple" xlink:href="http://it.wikipedia.org/wiki/Antica_Grecia" text:style-name="Internet_20_link" text:visited-style-name="Visited_20_Internet_20_Link"><text:span text:style-name="T445">greco antico</text:span></text:a><text:span text:style-name="T417">, tra i maggiori esponenti della </text:span><text:a xlink:type="simple" xlink:href="http://it.wikipedia.org/wiki/Lirica_corale" text:style-name="Internet_20_link" text:visited-style-name="Visited_20_Internet_20_Link"><text:span text:style-name="T445">lirica corale</text:span></text:a><text:span text:style-name="T417">. </text:span><text:span text:style-name="T421">La copiosa opera poetica di Pindaro - raccolta dai filologi alessandrini in diciassette libri - è giunta a noi in maniera parziale.</text:span><text:span text:style-name="T42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63">Per Teosseno di Tenedo</text:span></text:p>
      <text:p text:style-name="P72"/>
      <text:p text:style-name="P85">Parmenide: 515 a.C. - 450 a.C., scuola Eleastica. Suo discepolo fu Zenone. Poema <text:span text:style-name="T374">Sulla verità. </text:span><text:span text:style-name="T34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89"/>
      <text:p text:style-name="P33">Diogene: 5 sec. a.C. Filosofo, discepolo di Anassimene. Parodiato nella commedia “Le nuvole” di Aristofane.</text:p>
      <text:p text:style-name="P33"/>
      <text:p text:style-name="P1"><text:span text:style-name="T418">Sofocle:</text:span><text:span text:style-name="T417"> </text:span><text:a xlink:type="simple" xlink:href="http://it.wikipedia.org/wiki/496_a.C." text:style-name="Internet_20_link" text:visited-style-name="Visited_20_Internet_20_Link">496</text:a><text:span text:style-name="T445"> </text:span><text:span text:style-name="T447">a.C.</text:span><text:span text:style-name="T417"> – </text:span><text:a xlink:type="simple" xlink:href="http://it.wikipedia.org/wiki/406_a.C." text:style-name="Internet_20_link" text:visited-style-name="Visited_20_Internet_20_Link">406</text:a> <text:span text:style-name="T482">a.C</text:span><text:span text:style-name="T445">.</text:span><text:span text:style-name="T417"> E' stato un </text:span><text:a xlink:type="simple" xlink:href="http://it.wikipedia.org/wiki/Drammaturgo" text:style-name="Internet_20_link" text:visited-style-name="Visited_20_Internet_20_Link"><text:span text:style-name="T445">drammaturgo</text:span></text:a><text:span text:style-name="T417"> </text:span><text:a xlink:type="simple" xlink:href="http://it.wikipedia.org/wiki/Antica_Grecia" text:style-name="Internet_20_link" text:visited-style-name="Visited_20_Internet_20_Link"><text:span text:style-name="T445">greco antico</text:span></text:a><text:span text:style-name="T417">. </text:span><text:span text:style-name="T423">Sofocle abolì l'obbligo della "</text:span><text:a xlink:type="simple" xlink:href="http://it.wikipedia.org/wiki/Trilogia" text:style-name="Internet_20_link" text:visited-style-name="Visited_20_Internet_20_Link"><text:span text:style-name="T454">trilogia</text:span></text:a><text:span text:style-name="T423"> legata", usò per primo nella </text:span><text:a xlink:type="simple" xlink:href="http://it.wikipedia.org/wiki/Tragedia" text:style-name="Internet_20_link" text:visited-style-name="Visited_20_Internet_20_Link"><text:span text:style-name="T454">tragedia</text:span></text:a><text:span text:style-name="T423"> il terzo attore (usato poi anche da </text:span><text:a xlink:type="simple" xlink:href="http://it.wikipedia.org/wiki/Eschilo" text:style-name="Internet_20_link" text:visited-style-name="Visited_20_Internet_20_Link"><text:span text:style-name="T472">Eschilo</text:span></text:a><text:span text:style-name="T423"> in una scena dell'</text:span><text:span text:style-name="T424">Orestea</text:span><text:span text:style-name="T421">), portò da dodici a quindici i coreuti e perfezionò l'uso di </text:span><text:a xlink:type="simple" xlink:href="http://it.wikipedia.org/wiki/Scenografia" text:style-name="Internet_20_link" text:visited-style-name="Visited_20_Internet_20_Link"><text:span text:style-name="T455">scenografie</text:span></text:a><text:span text:style-name="T421"> (innovazioni di cui parla </text:span><text:a xlink:type="simple" xlink:href="http://it.wikipedia.org/wiki/Aristotele" text:style-name="Internet_20_link" text:visited-style-name="Visited_20_Internet_20_Link"><text:span text:style-name="T455">Aristotele</text:span></text:a><text:span text:style-name="T421">, </text:span><text:span text:style-name="T424">Poetica</text:span><text:span text:style-name="T42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73">Eschilo</text:span></text:a><text:span text:style-name="T421">, i cori tragici sofoclei si defilano dall'azione, partecipano sempre meno attivamente e diventano piuttosto spettatori e commentatori dei fatti. È di Sofocle l'introduzione del monologo (in greco ρήσις, </text:span><text:span text:style-name="T424">rhesis</text:span><text:span text:style-name="T421">) - per esempio, quelli di </text:span><text:a xlink:type="simple" xlink:href="http://it.wikipedia.org/wiki/Aiace_Telamonio" text:style-name="Internet_20_link" text:visited-style-name="Visited_20_Internet_20_Link"><text:span text:style-name="T455">Aiace</text:span></text:a><text:span text:style-name="T421"> o di </text:span><text:a xlink:type="simple" xlink:href="http://it.wikipedia.org/wiki/Edipo" text:style-name="Internet_20_link" text:visited-style-name="Visited_20_Internet_20_Link"><text:span text:style-name="T455">Edipo</text:span></text:a><text:span text:style-name="T421"> - che permetteva all'attore di mostrare la sua abilità e al personaggio di esprimere compiutamente i propri pensieri. Tragedie: Antigone, Edipo Re.</text:span></text:p>
      <text:p text:style-name="P45"/>
      <text:p text:style-name="P1"><text:span text:style-name="T414">Euripides:</text:span><text:span text:style-name="T413"> </text:span><text:span text:style-name="T428">480 </text:span><text:span text:style-name="T429">a.C.</text:span><text:span text:style-name="T428"> – 406 </text:span><text:span text:style-name="T429">a.C</text:span><text:span text:style-name="T428">. He was a </text:span><text:a xlink:type="simple" xlink:href="http://en.wikipedia.org/wiki/Tragedy" text:style-name="Internet_20_link" text:visited-style-name="Visited_20_Internet_20_Link"><text:span text:style-name="T459">tragedian</text:span></text:a><text:span text:style-name="T428"> of </text:span><text:a xlink:type="simple" xlink:href="http://en.wikipedia.org/wiki/Classical_Athens" text:style-name="Internet_20_link" text:visited-style-name="Visited_20_Internet_20_Link"><text:span text:style-name="T459">classical Athens</text:span></text:a><text:span text:style-name="T428">. </text:span><text:span text:style-name="T427">He is one of the three whose plays have survived, with the other two being </text:span><text:a xlink:type="simple" xlink:href="http://en.wikipedia.org/wiki/Aeschylus" text:style-name="Internet_20_link" text:visited-style-name="Visited_20_Internet_20_Link"><text:span text:style-name="T461">Aeschylus</text:span></text:a><text:span text:style-name="T427"> and </text:span><text:a xlink:type="simple" xlink:href="http://en.wikipedia.org/wiki/Sophocles" text:style-name="Internet_20_link" text:visited-style-name="Visited_20_Internet_20_Link"><text:span text:style-name="T461">Sophocles</text:span></text:a><text:span text:style-name="T427">. He became "the most tragic of poets",</text:span><text:span text:style-name="T457">[nb 1]</text:span><text:span text:style-name="T427"> focusing on the inner lives and motives of his characters in a way previously unknown. Works: Medea, Bacchae.</text:span></text:p>
      <text:p text:style-name="P67"/>
      <text:p text:style-name="P37">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3"/>
      <text:p text:style-name="P8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7"/>
      <text:p text:style-name="P8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2"/>
      <text:p text:style-name="P36">Euclide: 323 a.C. - 285 a.C., Alessandria di Egitto, <text:span text:style-name="T34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2"/>
      <text:p text:style-name="P9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5"/>
      <text:p text:style-name="P102"><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6">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5"/>
      <text:p text:style-name="P103"><text:span text:style-name="T270">Lucius Annaeus Seneca:</text:span><text:span text:style-name="T271"> </text:span><text:a xlink:type="simple" xlink:href="https://it.wikipedia.org/wiki/4_a.C." text:style-name="Internet_20_link" text:visited-style-name="Visited_20_Internet_20_Link">4 a.C.</text:a><text:span text:style-name="T181"> </text:span><text:span text:style-name="T271">– </text:span><text:a xlink:type="simple" xlink:href="https://it.wikipedia.org/wiki/65" text:style-name="Internet_20_link" text:visited-style-name="Visited_20_Internet_20_Link">65</text:a><text:span text:style-name="T181"> </text:span><text:span text:style-name="T182">d.C. A</text:span><text:span text:style-name="T305">nche noto come </text:span><text:span text:style-name="T306">Seneca,</text:span><text:span text:style-name="T271"> è stato un </text:span><text:a xlink:type="simple" xlink:href="https://it.wikipedia.org/wiki/Filosofo" text:style-name="Internet_20_link" text:visited-style-name="Visited_20_Internet_20_Link"><text:span text:style-name="T181">filosofo</text:span></text:a><text:span text:style-name="T271">, </text:span><text:a xlink:type="simple" xlink:href="https://it.wikipedia.org/wiki/Drammaturgo" text:style-name="Internet_20_link" text:visited-style-name="Visited_20_Internet_20_Link">drammaturgo</text:a><text:span text:style-name="T181"> </text:span><text:span text:style-name="T271">e </text:span><text:a xlink:type="simple" xlink:href="https://it.wikipedia.org/wiki/Politico" text:style-name="Internet_20_link" text:visited-style-name="Visited_20_Internet_20_Link"><text:span text:style-name="T181">politico</text:span></text:a><text:span text:style-name="T304"> </text:span><text:a xlink:type="simple" xlink:href="https://it.wikipedia.org/wiki/Roma_(città_antica)" text:style-name="Internet_20_link" text:visited-style-name="Visited_20_Internet_20_Link"><text:span text:style-name="T181">romano</text:span></text:a><text:span text:style-name="T271">, esponente dello </text:span><text:a xlink:type="simple" xlink:href="https://it.wikipedia.org/wiki/Stoicismo" text:style-name="Internet_20_link" text:visited-style-name="Visited_20_Internet_20_Link"><text:span text:style-name="T181">stoicismo</text:span></text:a><text:span text:style-name="T271">. Seneca fu attivo in molti campi, compresa la vita pubblica, dove fu </text:span><text:a xlink:type="simple" xlink:href="https://it.wikipedia.org/wiki/Senato_romano" text:style-name="Internet_20_link" text:visited-style-name="Visited_20_Internet_20_Link">senatore</text:a><text:span text:style-name="T181"> </text:span><text:span text:style-name="T271">e </text:span><text:a xlink:type="simple" xlink:href="https://it.wikipedia.org/wiki/Questore_(storia_romana)" text:style-name="Internet_20_link" text:visited-style-name="Visited_20_Internet_20_Link"><text:span text:style-name="T181">questore</text:span></text:a><text:span text:style-name="T271">, dando un impulso riformatore. Seneca influenzò profondamente lo stoicismo romano di epoca successiva.</text:span><text:span text:style-name="T262"> </text:span><text:a xlink:type="simple" xlink:href="https://it.wikipedia.org/wiki/Condannato_a_morte" text:style-name="Internet_20_link" text:visited-style-name="Visited_20_Internet_20_Link">Condannato a morte</text:a><text:span text:style-name="T154"> </text:span><text:span text:style-name="T227">da </text:span><text:a xlink:type="simple" xlink:href="https://it.wikipedia.org/wiki/Caligola" text:style-name="Internet_20_link" text:visited-style-name="Visited_20_Internet_20_Link">Caligola</text:a><text:span text:style-name="T154"> </text:span><text:span text:style-name="T227">ma graziato, esiliato da </text:span><text:a xlink:type="simple" xlink:href="https://it.wikipedia.org/wiki/Claudio" text:style-name="Internet_20_link" text:visited-style-name="Visited_20_Internet_20_Link">Claudio</text:a><text:span text:style-name="T154"> </text:span><text:span text:style-name="T227">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291"> </text:span><text:a xlink:type="simple" xlink:href="https://it.wikipedia.org/wiki/Nerone" text:style-name="Internet_20_link" text:visited-style-name="Visited_20_Internet_20_Link"><text:span text:style-name="T154">Nerone</text:span></text:a><text:span text:style-name="T227">, su incarico della madre </text:span><text:a xlink:type="simple" xlink:href="https://it.wikipedia.org/wiki/Giulia_Agrippina_Augusta" text:style-name="Internet_20_link" text:visited-style-name="Visited_20_Internet_20_Link"><text:span text:style-name="T154">Giulia Agrippina Augusta</text:span></text:a><text:span text:style-name="T22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7">-</text:span><text:a xlink:type="simple" xlink:href="https://it.wikipedia.org/wiki/59" text:style-name="Internet_20_link" text:visited-style-name="Visited_20_Internet_20_Link"><text:span text:style-name="T154">59</text:span></text:a><text:span text:style-name="T22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7">, e Seneca, forse implicato in una </text:span><text:a xlink:type="simple" xlink:href="https://it.wikipedia.org/wiki/Congiura_dei_Pisoni" text:style-name="Internet_20_link" text:visited-style-name="Visited_20_Internet_20_Link">congiura contro di lui</text:a><text:span text:style-name="T154"> </text:span><text:span text:style-name="T227">(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7">dall'imperatore. </text:span></text:p>
      <text:p text:style-name="P96"/>
      <text:p text:style-name="P78"/>
      <text:p text:style-name="P37">Guido Tolomeo: II secolo d.C., egiziano e cittadino romano. Astronomo famoso per aver suggerito un modello di cosmo destinato a sopravvivere fino in età moderna. <text:span text:style-name="T34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47">essere scritto a quei tempi: voleva dere all'astronomia un carattere scientifico.</text:span></text:p>
      <text:p text:style-name="P3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1"/>
      <text:p text:style-name="P3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1"/>
      <text:p text:style-name="P1"><text:span text:style-name="T216">Pietro Abelardo: </text:span><text:a xlink:type="simple" xlink:href="http://it.wikipedia.org/wiki/1079" text:style-name="Internet_20_link" text:visited-style-name="Visited_20_Internet_20_Link">1079</text:a><text:span text:style-name="T145"> </text:span><text:span text:style-name="T327">– </text:span><text:a xlink:type="simple" xlink:href="http://it.wikipedia.org/wiki/1142" text:style-name="Internet_20_link" text:visited-style-name="Visited_20_Internet_20_Link">1142</text:a><text:span text:style-name="T145">.</text:span><text:span text:style-name="T218"> F</text:span><text:a xlink:type="simple" xlink:href="http://it.wikipedia.org/wiki/Filosofo" text:style-name="Internet_20_link" text:visited-style-name="Visited_20_Internet_20_Link"><text:span text:style-name="T145">ilosofo</text:span></text:a><text:span text:style-name="T218">, </text:span><text:a xlink:type="simple" xlink:href="http://it.wikipedia.org/wiki/Teologo" text:style-name="Internet_20_link" text:visited-style-name="Visited_20_Internet_20_Link"><text:span text:style-name="T145">teologo</text:span></text:a><text:span text:style-name="T283"> </text:span><text:span text:style-name="T218">e </text:span><text:a xlink:type="simple" xlink:href="http://it.wikipedia.org/wiki/Compositore" text:style-name="Internet_20_link" text:visited-style-name="Visited_20_Internet_20_Link"><text:span text:style-name="T145">compositore</text:span></text:a><text:span text:style-name="T283"> </text:span><text:a xlink:type="simple" xlink:href="http://it.wikipedia.org/wiki/Francia" text:style-name="Internet_20_link" text:visited-style-name="Visited_20_Internet_20_Link"><text:span text:style-name="T145">francese</text:span></text:a><text:span text:style-name="T218">, talvolta chiamato anche </text:span><text:span text:style-name="T216">Pietro Palatino </text:span><text:span text:style-name="T218">a seguito della </text:span><text:a xlink:type="simple" xlink:href="http://it.wikipedia.org/wiki/Lingua_latina" text:style-name="Internet_20_link" text:visited-style-name="Visited_20_Internet_20_Link"><text:span text:style-name="T145">latinizzazione</text:span></text:a><text:span text:style-name="T283"> </text:span><text:span text:style-name="T218">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8">,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8">. </text:span><text:span text:style-name="T221">Per alcune idee fu considerato </text:span><text:a xlink:type="simple" xlink:href="http://it.wikipedia.org/wiki/Eretico" text:style-name="Internet_20_link" text:visited-style-name="Visited_20_Internet_20_Link"><text:span text:style-name="T137">eretico</text:span></text:a><text:span text:style-name="T287"> </text:span><text:span text:style-name="T221">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287"> </text:span><text:span text:style-name="T221">del </text:span><text:a xlink:type="simple" xlink:href="http://it.wikipedia.org/wiki/1139" text:style-name="Internet_20_link" text:visited-style-name="Visited_20_Internet_20_Link"><text:span text:style-name="T137">1139</text:span></text:a><text:span text:style-name="T221">. (Capisco per credere, invece di credere per capire). </text:span><text:span text:style-name="T220">Compito della </text:span><text:a xlink:type="simple" xlink:href="http://it.wikipedia.org/wiki/Logica" text:style-name="Internet_20_link" text:visited-style-name="Visited_20_Internet_20_Link"><text:span text:style-name="T132">logica</text:span></text:a><text:span text:style-name="T286"> </text:span><text:span text:style-name="T220">è stabilire la verità o falsità di un discorso e solo la libera ricerca razionale può condurre alla verità. Nell'opera </text:span><text:span text:style-name="T223">Sic et non</text:span><text:span text:style-name="T220"> (Sì e no), raccoglieva un centinaio di proposizioni, tratte dai diciassette libri del </text:span><text:span text:style-name="T223">Decretum</text:span><text:span text:style-name="T220"> di </text:span><text:a xlink:type="simple" xlink:href="http://it.wikipedia.org/wiki/Yves_di_Chartres" text:style-name="Internet_20_link" text:visited-style-name="Visited_20_Internet_20_Link"><text:span text:style-name="T132">Yves di Chartres</text:span></text:a><text:span text:style-name="T22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20">, ai quali bisognava credere necessariamente, dai testi </text:span><text:a xlink:type="simple" xlink:href="http://it.wikipedia.org/wiki/Patristica" text:style-name="Internet_20_link" text:visited-style-name="Visited_20_Internet_20_Link"><text:span text:style-name="T132">patristici</text:span></text:a><text:span text:style-name="T220">, che potevano essere liberamente analizzati.</text:span></text:p>
      <text:p text:style-name="P31"/>
      <text:p text:style-name="P1">Tommaso d'Aquino: 1225 – 1274, Lazio. Frate Domenicano e Teologo. Soprannominato “Bue Muto”. <text:span text:style-name="T34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4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1"/>
      <text:p text:style-name="P85">Guglielmo da Ockham: 1290 – 1348 d.C. Summa totius logicae. Il rasoio di Ockham: gli enti non si devono moltiplicare sensa necessità. Un ragionamenti devono essere essenziali. Proprietatis terminorum (le proprietà dei termini). Tentativo di logica predicativa.</text:p>
      <text:p text:style-name="P31"/>
      <text:p text:style-name="P31"><text:span text:style-name="T37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1"/>
      <text:p text:style-name="P31"><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69"/>
      <text:p text:style-name="P40"><text:span text:style-name="T372">Niccolò Copernico: 1473 – 1543, Polonia. Astronomo famoso per aver affermato l'eliocentrismo. </text:span><text:span text:style-name="T34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2"/>
      <text:p text:style-name="P85">Giordano Bruno: 1548 – 1600, filosofo. <text:span text:style-name="T34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4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88"/>
      <text:p text:style-name="P85"><text:span text:style-name="T240">Jakob Böhme:</text:span><text:span text:style-name="T231"> </text:span><text:span text:style-name="T232">1575 – 1624.</text:span><text:span text:style-name="T241"> </text:span><text:span text:style-name="T228">German </text:span><text:a xlink:type="simple" xlink:href="https://en.wikipedia.org/wiki/Christian_mystic" text:style-name="Internet_20_link" text:visited-style-name="Visited_20_Internet_20_Link"><text:span text:style-name="T155">Christian mystic</text:span></text:a><text:span text:style-name="T285"> </text:span><text:span text:style-name="T228">and </text:span><text:a xlink:type="simple" xlink:href="https://en.wikipedia.org/wiki/Theologian" text:style-name="Internet_20_link" text:visited-style-name="Visited_20_Internet_20_Link"><text:span text:style-name="T155">theologian</text:span></text:a><text:span text:style-name="T228">. He is considered</text:span><text:span text:style-name="T220"> </text:span><text:span text:style-name="T228">an original thinker within the </text:span><text:a xlink:type="simple" xlink:href="https://en.wikipedia.org/wiki/Lutheranism" text:style-name="Internet_20_link" text:visited-style-name="Visited_20_Internet_20_Link"><text:span text:style-name="T155">Lutheran</text:span></text:a><text:span text:style-name="T285"> </text:span><text:span text:style-name="T228">tradition, and his first book, commonly known as </text:span><text:span text:style-name="T248">Aurora</text:span><text:span text:style-name="T228">, caused a great scandal. In contemporary English, his name may be spelled </text:span><text:span text:style-name="T240">Jacob Boehme</text:span><text:span text:style-name="T228">; in seventeenth-century England it was also spelled </text:span><text:span text:style-name="T240">Behmen</text:span><text:span text:style-name="T228">, approximating the contemporary English pronunciation of the German </text:span><text:span text:style-name="T248">Böhme</text:span><text:span text:style-name="T228">. </text:span><text:span text:style-name="T229">Ispirò Ernst Bloch nell'idea di Autoascolto, utilizzata da Bloch nel campo musicale.</text:span></text:p>
      <text:p text:style-name="P88"/>
      <text:p text:style-name="P86"><text:span text:style-name="T251">Molière</text:span><text:span text:style-name="T257">: </text:span><text:span text:style-name="T259">1622 – 1673. P</text:span><text:a xlink:type="simple" xlink:href="https://it.wikipedia.org/wiki/Pseudonimo" text:style-name="Internet_20_link" text:visited-style-name="Visited_20_Internet_20_Link"><text:span text:style-name="T169">seudonimo</text:span></text:a><text:span text:style-name="T297"> </text:span><text:span text:style-name="T257">di </text:span><text:span text:style-name="T251">Jean-Baptiste Poquelin,</text:span><text:span text:style-name="T257"> è stato un </text:span><text:a xlink:type="simple" xlink:href="https://it.wikipedia.org/wiki/Drammaturgo" text:style-name="Internet_20_link" text:visited-style-name="Visited_20_Internet_20_Link"><text:span text:style-name="T169">commediografo</text:span></text:a><text:span text:style-name="T297"> </text:span><text:span text:style-name="T257">e </text:span><text:a xlink:type="simple" xlink:href="https://it.wikipedia.org/wiki/Attore_teatrale" text:style-name="Internet_20_link" text:visited-style-name="Visited_20_Internet_20_Link"><text:span text:style-name="T169">attore teatrale</text:span></text:a><text:span text:style-name="T297"> </text:span><text:a xlink:type="simple" xlink:href="https://it.wikipedia.org/wiki/Francia" text:style-name="Internet_20_link" text:visited-style-name="Visited_20_Internet_20_Link"><text:span text:style-name="T169">francese</text:span></text:a><text:span text:style-name="T257">. </text:span><text:span text:style-name="T227">Molière morì di tubercolosi. Collassò mentre recitava </text:span><text:span text:style-name="T247">Il malato immaginario </text:span><text:span text:style-name="T227">morendo poche ore dopo</text:span><text:span text:style-name="T257">. Molière, attore e allo stesso tempo drammaturgo, ricercò uno stile di scrittura e recitazione proteso </text:span><text:span text:style-name="T260">alla</text:span><text:span text:style-name="T257"> naturalezza </text:span><text:a xlink:type="simple" xlink:href="https://it.wikipedia.org/wiki/Realismo_(letteratura)" text:style-name="Internet_20_link" text:visited-style-name="Visited_20_Internet_20_Link">realistica</text:a><text:span text:style-name="T169"> </text:span><text:span text:style-name="T170">e alla verosomiglianza</text:span><text:span text:style-name="T257">, che descrivesse al meglio le situazioni e la </text:span><text:a xlink:type="simple" xlink:href="https://it.wikipedia.org/wiki/Psicologia" text:style-name="Internet_20_link" text:visited-style-name="Visited_20_Internet_20_Link">psicologia</text:a><text:span text:style-name="T169"> </text:span><text:span text:style-name="T257">dei personaggi. Queste idee si realizzeranno in seguito nel </text:span><text:a xlink:type="simple" xlink:href="https://it.wikipedia.org/wiki/Teatro_borghese" text:style-name="Internet_20_link" text:visited-style-name="Visited_20_Internet_20_Link">teatro borghese</text:a><text:span text:style-name="T169">. </text:span><text:span text:style-name="T257">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4"> </text:span><text:span text:style-name="T257">di essere rappresentata in pubblico. La sua acuta osservazione della realtà fu spesso per Molière fonte di guai, specialmente quando i nobili oggetto delle sue satire si riconoscevano nei suoi personaggi. </text:span><text:span text:style-name="T227">È nota la reazione del duca di La Feuillade che, riconosciutosi nel Marchese della </text:span><text:span text:style-name="T247">Critica alla scuola delle mogli</text:span><text:span text:style-name="T22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7">,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7">.</text:span></text:p>
      <text:p text:style-name="P88"/>
      <text:p text:style-name="P85"><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88"/>
      <text:p text:style-name="P88"/>
      <text:p text:style-name="P8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88"/>
      <text:p text:style-name="P85"><text:span text:style-name="T16">Gottfried Wilhelm von Leibniz</text:span><text:span text:style-name="T34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47">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88"/>
      <text:p text:style-name="P31">Edmond Halley: 1656 -1742, Astronomo e fisico inglese. Cometa di Halley (ciclicità di 76 anni, raffigurata anche nel dipinto di giotto nella cappella degli Scrovegni). Pose le basi della moderna astronomia cometaria.</text:p>
      <text:p text:style-name="P68"/>
      <text:p text:style-name="P3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47">He started as merchant, after finished in prison for his political connections and after became an intelligence agent for Tories.</text:span> <text:span text:style-name="T347">The life and the strange surprising adventures of Robinson Crusoe (1719), Captain Singleton, Memoirs of a cavalier, A Journal of the Plague Year (1722), Moll Flanders (1722), Roxana.</text:span></text:p>
      <text:p text:style-name="P31"/>
      <text:p text:style-name="P3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1"/>
      <text:p text:style-name="P88"><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71">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6">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6">Dialoghi tra Hylas e Philonous</text:span></text:a><text:span text:style-name="T10">.</text:span> </text:p>
      <text:p text:style-name="P31"/>
      <text:p text:style-name="P31">Alexander Pope: 1688 – 1755, English poet. Considered one of the most important in the VIII century. He traduced the “Homer”, but it is more known for his satiric way to write. Usava il Distico Eroico come forma poetica.</text:p>
      <text:p text:style-name="P31"/>
      <text:p text:style-name="P35"><text:span text:style-name="T347">Samuel Richardson: 1689 – 1761, English writer. </text:span><text:span text:style-name="T34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3"/>
      <text:p text:style-name="P49"><text:span text:style-name="T250">Carlo Osvaldo Goldoni: </text:span><text:a xlink:type="simple" xlink:href="https://it.wikipedia.org/wiki/1707" text:style-name="Internet_20_link" text:visited-style-name="Visited_20_Internet_20_Link">1707</text:a><text:span text:style-name="T167"> </text:span><text:span text:style-name="T255">– </text:span><text:a xlink:type="simple" xlink:href="https://it.wikipedia.org/wiki/1793" text:style-name="Internet_20_link" text:visited-style-name="Visited_20_Internet_20_Link">1793</text:a><text:span text:style-name="T167">. </text:span><text:span text:style-name="T168">D</text:span><text:a xlink:type="simple" xlink:href="https://it.wikipedia.org/wiki/Drammaturgo" text:style-name="Internet_20_link" text:visited-style-name="Visited_20_Internet_20_Link"><text:span text:style-name="T167">rammaturgo</text:span></text:a><text:span text:style-name="T255">, </text:span><text:a xlink:type="simple" xlink:href="https://it.wikipedia.org/wiki/Scrittore" text:style-name="Internet_20_link" text:visited-style-name="Visited_20_Internet_20_Link"><text:span text:style-name="T167">scrittore</text:span></text:a><text:span text:style-name="T255">, </text:span><text:a xlink:type="simple" xlink:href="https://it.wikipedia.org/wiki/Libretto" text:style-name="Internet_20_link" text:visited-style-name="Visited_20_Internet_20_Link">librettista</text:a><text:span text:style-name="T167"> </text:span><text:span text:style-name="T255">e </text:span><text:a xlink:type="simple" xlink:href="https://it.wikipedia.org/wiki/Avvocato" text:style-name="Internet_20_link" text:visited-style-name="Visited_20_Internet_20_Link"><text:span text:style-name="T167">avvocato</text:span></text:a><text:span text:style-name="T298"> </text:span><text:a xlink:type="simple" xlink:href="https://it.wikipedia.org/wiki/Italia" text:style-name="Internet_20_link" text:visited-style-name="Visited_20_Internet_20_Link"><text:span text:style-name="T167">italiano</text:span></text:a><text:span text:style-name="T255">, cittadino della </text:span><text:a xlink:type="simple" xlink:href="https://it.wikipedia.org/wiki/Repubblica_di_Venezia" text:style-name="Internet_20_link" text:visited-style-name="Visited_20_Internet_20_Link"><text:span text:style-name="T167">Repubblica di Venezia</text:span></text:a><text:span text:style-name="T255">. </text:span><text:span text:style-name="T227">Goldoni è considerato uno dei padri della </text:span><text:a xlink:type="simple" xlink:href="https://it.wikipedia.org/wiki/Commedia" text:style-name="Internet_20_link" text:visited-style-name="Visited_20_Internet_20_Link">commedia</text:a><text:span text:style-name="T154"> </text:span><text:span text:style-name="T227">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7">. I testi goldoniani sono sempre legati a precise occasioni teatrali e tengono conto delle </text:span><text:soft-page-break/><text:span text:style-name="T227">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7">e. Il </text:span><text:a xlink:type="simple" xlink:href="https://it.wikipedia.org/wiki/Linguaggio" text:style-name="Internet_20_link" text:visited-style-name="Visited_20_Internet_20_Link">linguaggio</text:a><text:span text:style-name="T160"> </text:span><text:span text:style-name="T23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7">.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3"/>
      <text:p text:style-name="P33"/>
      <text:p text:style-name="P49"><text:span text:style-name="T250">Jean-Jacques Rousseau: </text:span><text:span text:style-name="T255">1712 – 1778. </text:span><text:span text:style-name="T256">P</text:span><text:span text:style-name="T255">hilosopher, writer, and composer of the 18th century. His </text:span><text:a xlink:type="simple" xlink:href="https://en.wikipedia.org/wiki/Political_philosophy" text:style-name="Internet_20_link" text:visited-style-name="Visited_20_Internet_20_Link">political philosophy</text:a><text:span text:style-name="T167"> </text:span><text:span text:style-name="T255">influenced the </text:span><text:a xlink:type="simple" xlink:href="https://en.wikipedia.org/wiki/Age_of_Enlightenment" text:style-name="Internet_20_link" text:visited-style-name="Visited_20_Internet_20_Link">Enlightenment</text:a><text:span text:style-name="T167"> </text:span><text:span text:style-name="T255">in France and across Europe, as well as aspects of the French Revolution and the overall development of modern political and educational thought. </text:span><text:span text:style-name="T227">Rousseau's novel </text:span><text:a xlink:type="simple" xlink:href="https://en.wikipedia.org/wiki/Emile,_or_On_Education" text:style-name="Internet_20_link" text:visited-style-name="Visited_20_Internet_20_Link">Emile, or On Education</text:a><text:span text:style-name="T163"> </text:span><text:span text:style-name="T227">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291"> </text:span><text:a xlink:type="simple" xlink:href="https://en.wikipedia.org/wiki/Julie,_or_the_New_Heloise" text:style-name="Internet_20_link" text:visited-style-name="Visited_20_Internet_20_Link">Julie, or the New Heloise</text:a><text:span text:style-name="T163"> </text:span><text:span text:style-name="T227">was of importance to the development of pre-romanticism</text:span><text:span text:style-name="T177"> </text:span><text:span text:style-name="T227">and </text:span><text:a xlink:type="simple" xlink:href="https://en.wikipedia.org/wiki/Romanticism" text:style-name="Internet_20_link" text:visited-style-name="Visited_20_Internet_20_Link">romanticism</text:a><text:span text:style-name="T154"> </text:span><text:span text:style-name="T227">in fiction.</text:span><text:span text:style-name="T177"> </text:span><text:span text:style-name="T227">Rousseau's autobiographical writings — his </text:span><text:a xlink:type="simple" xlink:href="https://en.wikipedia.org/wiki/Confessions_(Jean-Jacques_Rousseau)" text:style-name="Internet_20_link" text:visited-style-name="Visited_20_Internet_20_Link"><text:span text:style-name="T163">Confessions</text:span></text:a><text:span text:style-name="T227">, which initiated the modern autobiography, and his </text:span><text:a xlink:type="simple" xlink:href="https://en.wikipedia.org/wiki/Reveries_of_a_Solitary_Walker" text:style-name="Internet_20_link" text:visited-style-name="Visited_20_Internet_20_Link">Reveries of a Solitary Walker</text:a><text:span text:style-name="T163"> </text:span><text:span text:style-name="T227">— exemplified the late 18th-century movement known as the </text:span><text:span text:style-name="T247">Age of Sensibility</text:span><text:span text:style-name="T22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3"> </text:span><text:span text:style-name="T227">and </text:span><text:a xlink:type="simple" xlink:href="https://en.wikipedia.org/wiki/The_Social_Contract" text:style-name="Internet_20_link" text:visited-style-name="Visited_20_Internet_20_Link">The Social Contract</text:a><text:span text:style-name="T163"> </text:span><text:span text:style-name="T22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7">and </text:span><text:a xlink:type="simple" xlink:href="https://en.wikipedia.org/wiki/Carl_Philipp_Emanuel_Bach" text:style-name="Internet_20_link" text:visited-style-name="Visited_20_Internet_20_Link"><text:span text:style-name="T154">C. P. E. Bach</text:span></text:a><text:span text:style-name="T227">. One of his more well-known works is the one-act opera </text:span><text:a xlink:type="simple" xlink:href="https://en.wikipedia.org/wiki/Le_devin_du_village" text:style-name="Internet_20_link" text:visited-style-name="Visited_20_Internet_20_Link"><text:span text:style-name="T163">Le devin du village</text:span></text:a><text:span text:style-name="T227">, containing the duet "</text:span><text:span text:style-name="T247">Non, Colette n'est point trompeuse</text:span><text:span text:style-name="T227">"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7">. During the period of the </text:span><text:a xlink:type="simple" xlink:href="https://en.wikipedia.org/wiki/French_Revolution" text:style-name="Internet_20_link" text:visited-style-name="Visited_20_Internet_20_Link"><text:span text:style-name="T154">French Revolution</text:span></text:a><text:span text:style-name="T227">,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7">. Rousseau was interred as a national hero in the </text:span><text:a xlink:type="simple" xlink:href="https://en.wikipedia.org/wiki/Panthéon_(Paris)" text:style-name="Internet_20_link" text:visited-style-name="Visited_20_Internet_20_Link">Panthéon</text:a><text:span text:style-name="T154"> </text:span><text:span text:style-name="T227">in Paris, in 1794, 16 years after his death.</text:span></text:p>
      <text:p text:style-name="P71"/>
      <text:p text:style-name="P33"/>
      <text:p text:style-name="P8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text:soft-page-break/>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3"/>
      <text:p text:style-name="P35"><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2"/>
      <text:p text:style-name="P122"><text:span text:style-name="T239">Samuel Taylor Coleridge: </text:span><text:span text:style-name="T227">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7">, was a founder of the </text:span><text:a xlink:type="simple" xlink:href="https://en.wikipedia.org/wiki/Romanticism" text:style-name="Internet_20_link" text:visited-style-name="Visited_20_Internet_20_Link">Romantic Movement</text:a><text:span text:style-name="T154"> </text:span><text:span text:style-name="T227">in England and a member of the </text:span><text:a xlink:type="simple" xlink:href="https://en.wikipedia.org/wiki/Lake_Poets" text:style-name="Internet_20_link" text:visited-style-name="Visited_20_Internet_20_Link"><text:span text:style-name="T154">Lake Poets</text:span></text:a><text:span text:style-name="T227">. He wrote the poems </text:span><text:a xlink:type="simple" xlink:href="https://en.wikipedia.org/wiki/The_Rime_of_the_Ancient_Mariner" text:style-name="Internet_20_link" text:visited-style-name="Visited_20_Internet_20_Link">The Rime of the Ancient Mariner</text:a><text:span text:style-name="T163"> </text:span><text:span text:style-name="T227">and </text:span><text:a xlink:type="simple" xlink:href="https://en.wikipedia.org/wiki/Kubla_Khan" text:style-name="Internet_20_link" text:visited-style-name="Visited_20_Internet_20_Link"><text:span text:style-name="T163">Kubla Khan</text:span></text:a><text:span text:style-name="T227">, as well as the major prose work </text:span><text:a xlink:type="simple" xlink:href="https://en.wikipedia.org/wiki/Biographia_Literaria" text:style-name="Internet_20_link" text:visited-style-name="Visited_20_Internet_20_Link"><text:span text:style-name="T163">Biographia Literaria</text:span></text:a><text:span text:style-name="T227">. His critical work, especially on </text:span><text:a xlink:type="simple" xlink:href="https://en.wikipedia.org/wiki/Shakespeare" text:style-name="Internet_20_link" text:visited-style-name="Visited_20_Internet_20_Link"><text:span text:style-name="T154">Shakespeare</text:span></text:a><text:span text:style-name="T227">,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7">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7">and American </text:span><text:a xlink:type="simple" xlink:href="https://en.wikipedia.org/wiki/Transcendentalism" text:style-name="Internet_20_link" text:visited-style-name="Visited_20_Internet_20_Link"><text:span text:style-name="T154">transcendentalism</text:span></text:a><text:span text:style-name="T227">. </text:span><text:span text:style-name="T238">I</text:span><text:span text:style-name="T227">t has been speculated that he had </text:span><text:a xlink:type="simple" xlink:href="https://en.wikipedia.org/wiki/Bipolar_disorder" text:style-name="Internet_20_link" text:visited-style-name="Visited_20_Internet_20_Link"><text:span text:style-name="T154">bipolar disorder</text:span></text:a><text:span text:style-name="T291">. </text:span><text:span text:style-name="T295">He spoke about </text:span><text:span text:style-name="T291">Mimesis </text:span><text:span text:style-name="T295">which is </text:span><text:span text:style-name="T291">crucial </text:span><text:span text:style-name="T295">in his</text:span><text:span text:style-name="T291"> </text:span><text:span text:style-name="T299">theory of the </text:span><text:a xlink:type="simple" xlink:href="https://en.wikipedia.org/wiki/Imagination" text:style-name="Internet_20_link" text:visited-style-name="Visited_20_Internet_20_Link"><text:span text:style-name="T165">imagination</text:span></text:a><text:span text:style-name="T291">.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291">'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2"/>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49"><text:span text:style-name="T215">Jean-François Champollion: </text:span><text:span text:style-name="T217">1790 – 1832, <text:s/></text:span><text:a xlink:type="simple" xlink:href="http://en.wikipedia.org/wiki/French_people" text:style-name="Internet_20_link" text:visited-style-name="Visited_20_Internet_20_Link"><text:span text:style-name="T144">French</text:span></text:a><text:span text:style-name="T282"> </text:span><text:a xlink:type="simple" xlink:href="http://en.wikipedia.org/wiki/Academia" text:style-name="Internet_20_link" text:visited-style-name="Visited_20_Internet_20_Link"><text:span text:style-name="T144">scholar</text:span></text:a><text:span text:style-name="T217">, </text:span><text:a xlink:type="simple" xlink:href="http://en.wikipedia.org/wiki/Philology" text:style-name="Internet_20_link" text:visited-style-name="Visited_20_Internet_20_Link">philologist</text:a><text:span text:style-name="T144"> </text:span><text:span text:style-name="T217">and </text:span><text:a xlink:type="simple" xlink:href="http://en.wikipedia.org/wiki/Oriental_studies" text:style-name="Internet_20_link" text:visited-style-name="Visited_20_Internet_20_Link"><text:span text:style-name="T144">orientalist</text:span></text:a><text:span text:style-name="T217">, </text:span><text:a xlink:type="simple" xlink:href="http://en.wikipedia.org/wiki/Decipher" text:style-name="Internet_20_link" text:visited-style-name="Visited_20_Internet_20_Link">decipherer</text:a><text:span text:style-name="T144"> </text:span><text:span text:style-name="T217">of the </text:span><text:a xlink:type="simple" xlink:href="http://en.wikipedia.org/wiki/Egyptian_hieroglyphs" text:style-name="Internet_20_link" text:visited-style-name="Visited_20_Internet_20_Link"><text:span text:style-name="T144">Egyptian hieroglyphs</text:span></text:a><text:span text:style-name="T217">. </text:span><text:span text:style-name="T209">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9">hieroglyphs in 1822, showing that the Egyptian </text:span><text:a xlink:type="simple" xlink:href="http://en.wikipedia.org/wiki/Writing_system" text:style-name="Internet_20_link" text:visited-style-name="Visited_20_Internet_20_Link">writing system</text:a><text:span text:style-name="T141"> </text:span><text:span text:style-name="T209">was a combination of </text:span><text:a xlink:type="simple" xlink:href="http://en.wikipedia.org/wiki/Phonetic" text:style-name="Internet_20_link" text:visited-style-name="Visited_20_Internet_20_Link">phonetic</text:a><text:span text:style-name="T141"> </text:span><text:span text:style-name="T209">and </text:span><text:a xlink:type="simple" xlink:href="http://en.wikipedia.org/wiki/Ideographic" text:style-name="Internet_20_link" text:visited-style-name="Visited_20_Internet_20_Link"><text:span text:style-name="T141">ideographic</text:span></text:a><text:span text:style-name="T277"> </text:span><text:a xlink:type="simple" xlink:href="http://en.wikipedia.org/wiki/Sign_(linguistics)" text:style-name="Internet_20_link" text:visited-style-name="Visited_20_Internet_20_Link"><text:span text:style-name="T141">signs</text:span></text:a><text:span text:style-name="T209">. By 20, he could also speak </text:span><text:a xlink:type="simple" xlink:href="http://en.wikipedia.org/wiki/Latin" text:style-name="Internet_20_link" text:visited-style-name="Visited_20_Internet_20_Link"><text:span text:style-name="T142">Latin</text:span></text:a><text:span text:style-name="T209">, </text:span><text:a xlink:type="simple" xlink:href="http://en.wikipedia.org/wiki/Greek_language" text:style-name="Internet_20_link" text:visited-style-name="Visited_20_Internet_20_Link"><text:span text:style-name="T142">Greek</text:span></text:a><text:span text:style-name="T209">, </text:span><text:a xlink:type="simple" xlink:href="http://en.wikipedia.org/wiki/Hebrew_language" text:style-name="Internet_20_link" text:visited-style-name="Visited_20_Internet_20_Link"><text:span text:style-name="T142">Hebrew</text:span></text:a><text:span text:style-name="T209">, </text:span><text:a xlink:type="simple" xlink:href="http://en.wikipedia.org/wiki/Amharic_language" text:style-name="Internet_20_link" text:visited-style-name="Visited_20_Internet_20_Link"><text:span text:style-name="T142">Amharic</text:span></text:a><text:span text:style-name="T209">, </text:span><text:a xlink:type="simple" xlink:href="http://en.wikipedia.org/wiki/Sanskrit" text:style-name="Internet_20_link" text:visited-style-name="Visited_20_Internet_20_Link"><text:span text:style-name="T142">Sanskrit</text:span></text:a><text:span text:style-name="T209">, </text:span><text:a xlink:type="simple" xlink:href="http://en.wikipedia.org/wiki/Avestan" text:style-name="Internet_20_link" text:visited-style-name="Visited_20_Internet_20_Link"><text:span text:style-name="T142">Avestan</text:span></text:a><text:span text:style-name="T209">, </text:span><text:a xlink:type="simple" xlink:href="http://en.wikipedia.org/wiki/Parthian_language" text:style-name="Internet_20_link" text:visited-style-name="Visited_20_Internet_20_Link"><text:span text:style-name="T142">Pahlavi</text:span></text:a><text:span text:style-name="T209">, </text:span><text:a xlink:type="simple" xlink:href="http://en.wikipedia.org/wiki/Arabic_language" text:style-name="Internet_20_link" text:visited-style-name="Visited_20_Internet_20_Link"><text:span text:style-name="T142">Arabic</text:span></text:a><text:span text:style-name="T209">, </text:span><text:a xlink:type="simple" xlink:href="http://en.wikipedia.org/wiki/Syriac_language" text:style-name="Internet_20_link" text:visited-style-name="Visited_20_Internet_20_Link"><text:span text:style-name="T142">Syriac</text:span></text:a><text:span text:style-name="T209">, </text:span><text:a xlink:type="simple" xlink:href="http://en.wikipedia.org/wiki/Chaldean_Neo-Aramaic" text:style-name="Internet_20_link" text:visited-style-name="Visited_20_Internet_20_Link"><text:span text:style-name="T142">Chaldean</text:span></text:a><text:span text:style-name="T209">, </text:span><text:a xlink:type="simple" xlink:href="http://en.wikipedia.org/wiki/Persian_language" text:style-name="Internet_20_link" text:visited-style-name="Visited_20_Internet_20_Link">Persian</text:a><text:span text:style-name="T142"> </text:span><text:span text:style-name="T209">and </text:span><text:a xlink:type="simple" xlink:href="http://en.wikipedia.org/wiki/Ge%27ez" text:style-name="Internet_20_link" text:visited-style-name="Visited_20_Internet_20_Link">Ge'ez</text:a><text:span text:style-name="T142"> </text:span><text:span text:style-name="T209">in addition to his native </text:span><text:a xlink:type="simple" xlink:href="http://en.wikipedia.org/wiki/French_language" text:style-name="Internet_20_link" text:visited-style-name="Visited_20_Internet_20_Link"><text:span text:style-name="T142">French</text:span></text:a><text:span text:style-name="T209">.</text:span></text:p>
      <text:p text:style-name="P9"/>
      <text:p text:style-name="P35"><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text:span><text:soft-page-break/><text:span text:style-name="T33">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0"/>
      <text:p text:style-name="P1"><text:span text:style-name="T35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54"> </text:span></text:p>
      <text:p text:style-name="P41"><text:soft-page-break/></text:p>
      <text:p text:style-name="P1"><text:span text:style-name="T272">Louis Pasteur: </text:span><text:span text:style-name="T273">1822 – 1895. </text:span><text:a xlink:type="simple" xlink:href="https://en.wikipedia.org/wiki/French_people" text:style-name="Internet_20_link" text:visited-style-name="Visited_20_Internet_20_Link">French</text:a><text:span text:style-name="T179"> </text:span><text:a xlink:type="simple" xlink:href="https://en.wikipedia.org/wiki/Chemist" text:style-name="Internet_20_link" text:visited-style-name="Visited_20_Internet_20_Link">chemist</text:a><text:span text:style-name="T313"> </text:span><text:span text:style-name="T273">and </text:span><text:a xlink:type="simple" xlink:href="https://en.wikipedia.org/wiki/Microbiologist" text:style-name="Internet_20_link" text:visited-style-name="Visited_20_Internet_20_Link"><text:span text:style-name="T179">microbiologist</text:span></text:a><text:span text:style-name="T313"> </text:span><text:span text:style-name="T273">renowned for his discoveries of the principles of </text:span><text:a xlink:type="simple" xlink:href="https://en.wikipedia.org/wiki/Vaccination" text:style-name="Internet_20_link" text:visited-style-name="Visited_20_Internet_20_Link"><text:span text:style-name="T179">vaccination</text:span></text:a><text:span text:style-name="T273">, </text:span><text:a xlink:type="simple" xlink:href="https://en.wikipedia.org/wiki/Fermentation" text:style-name="Internet_20_link" text:visited-style-name="Visited_20_Internet_20_Link"><text:span text:style-name="T179">microbial fermentation</text:span></text:a><text:span text:style-name="T313"> </text:span><text:span text:style-name="T273">and </text:span><text:a xlink:type="simple" xlink:href="https://en.wikipedia.org/wiki/Pasteurization" text:style-name="Internet_20_link" text:visited-style-name="Visited_20_Internet_20_Link"><text:span text:style-name="T179">pasteurization</text:span></text:a><text:span text:style-name="T273">.</text:span><text:span text:style-name="T228">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8">,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8">, and created the first vaccines for </text:span><text:a xlink:type="simple" xlink:href="https://en.wikipedia.org/wiki/Rabies" text:style-name="Internet_20_link" text:visited-style-name="Visited_20_Internet_20_Link"><text:span text:style-name="T155">rabies</text:span></text:a><text:span text:style-name="T309"> </text:span><text:span text:style-name="T228">and </text:span><text:a xlink:type="simple" xlink:href="https://en.wikipedia.org/wiki/Anthrax" text:style-name="Internet_20_link" text:visited-style-name="Visited_20_Internet_20_Link"><text:span text:style-name="T155">anthrax</text:span></text:a><text:span text:style-name="T228">.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09"> </text:span><text:span text:style-name="T228">and </text:span><text:a xlink:type="simple" xlink:href="https://en.wikipedia.org/wiki/Wine" text:style-name="Internet_20_link" text:visited-style-name="Visited_20_Internet_20_Link"><text:span text:style-name="T155">wine</text:span></text:a><text:span text:style-name="T309"> </text:span><text:span text:style-name="T228">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8">.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8">, together with </text:span><text:a xlink:type="simple" xlink:href="https://en.wikipedia.org/wiki/Ferdinand_Cohn" text:style-name="Internet_20_link" text:visited-style-name="Visited_20_Internet_20_Link"><text:span text:style-name="T155">Ferdinand Cohn</text:span></text:a><text:span text:style-name="T309"> </text:span><text:span text:style-name="T228">and </text:span><text:a xlink:type="simple" xlink:href="https://en.wikipedia.org/wiki/Robert_Koch" text:style-name="Internet_20_link" text:visited-style-name="Visited_20_Internet_20_Link"><text:span text:style-name="T155">Robert Koch</text:span></text:a><text:span text:style-name="T228">, and is popularly known as the "father of microbiology"</text:span></text:p>
      <text:p text:style-name="P41"/>
      <text:p text:style-name="P41"/>
      <text:p text:style-name="P31"><text:span text:style-name="T35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53"> <text:s/></text:span><text:span text:style-name="T9">Fortemente interessato al miglioramento della razza ed alla selezione di una élite intellettuale. La sua teoria è anche detta Darwinismo Sociale.</text:span></text:p>
      <text:p text:style-name="P4"/>
      <text:p text:style-name="P31"><text:span text:style-name="T207">Frederick Law Olmsted</text:span><text:span text:style-name="T322">: </text:span><text:span text:style-name="T209">1822 – 1903. </text:span><text:a xlink:type="simple" xlink:href="http://en.wikipedia.org/wiki/United_States" text:style-name="Internet_20_link" text:visited-style-name="Visited_20_Internet_20_Link"><text:span text:style-name="T142">American</text:span></text:a><text:span text:style-name="T308"> </text:span><text:span text:style-name="T209">landscape architect, journalist, social critic, and public administrator. </text:span><text:span text:style-name="T219">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9">,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9">.</text:span><text:span text:style-name="T9"> Central Park di New York.</text:span></text:p>
      <text:p text:style-name="P4"/>
      <text:p text:style-name="P49"><text:span text:style-name="T251">Lewis Carroll: </text:span><text:a xlink:type="simple" xlink:href="https://it.wikipedia.org/wiki/1832" text:style-name="Internet_20_link" text:visited-style-name="Visited_20_Internet_20_Link">1832</text:a><text:span text:style-name="T169"> </text:span><text:span text:style-name="T257">– </text:span><text:a xlink:type="simple" xlink:href="https://it.wikipedia.org/wiki/1898" text:style-name="Internet_20_link" text:visited-style-name="Visited_20_Internet_20_Link">1898</text:a><text:span text:style-name="T169">.</text:span><text:span text:style-name="T257"> </text:span><text:span text:style-name="T258">S</text:span><text:a xlink:type="simple" xlink:href="https://it.wikipedia.org/wiki/Scrittore" text:style-name="Internet_20_link" text:visited-style-name="Visited_20_Internet_20_Link"><text:span text:style-name="T169">crittore</text:span></text:a><text:span text:style-name="T257">, </text:span><text:a xlink:type="simple" xlink:href="https://it.wikipedia.org/wiki/Matematico" text:style-name="Internet_20_link" text:visited-style-name="Visited_20_Internet_20_Link"><text:span text:style-name="T169">matematico</text:span></text:a><text:span text:style-name="T257">, </text:span><text:a xlink:type="simple" xlink:href="https://it.wikipedia.org/wiki/Fotografo" text:style-name="Internet_20_link" text:visited-style-name="Visited_20_Internet_20_Link">fotografo</text:a><text:span text:style-name="T169"> </text:span><text:span text:style-name="T257">e </text:span><text:a xlink:type="simple" xlink:href="https://it.wikipedia.org/wiki/Logica" text:style-name="Internet_20_link" text:visited-style-name="Visited_20_Internet_20_Link"><text:span text:style-name="T169">logico</text:span></text:a><text:span text:style-name="T297"> </text:span><text:a xlink:type="simple" xlink:href="https://it.wikipedia.org/wiki/Regno_Unito" text:style-name="Internet_20_link" text:visited-style-name="Visited_20_Internet_20_Link"><text:span text:style-name="T169">britannico</text:span></text:a><text:span text:style-name="T257">.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4"> </text:span><text:span text:style-name="T257">e </text:span><text:a xlink:type="simple" xlink:href="https://it.wikipedia.org/wiki/Attraverso_lo_specchio_e_quel_che_Alice_vi_trovò" text:style-name="Internet_20_link" text:visited-style-name="Visited_20_Internet_20_Link"><text:span text:style-name="T174">Attraverso lo specchio e quel che Alice vi trovò</text:span></text:a><text:span text:style-name="T257">, opere che sono state apprezzate da una straordinaria varietà di lettori, dai bambini a grandi scienziati e pensatori. </text:span><text:span text:style-name="T227">Fra gli autori che hanno dichiarato di considerare </text:span><text:span text:style-name="T247">Alice </text:span><text:span text:style-name="T227">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7"> </text:span><text:a xlink:type="simple" xlink:href="https://it.wikipedia.org/wiki/Jorge_Luis_Borges" text:style-name="Internet_20_link" text:visited-style-name="Visited_20_Internet_20_Link"><text:span text:style-name="T154">Jorge Luis Borges</text:span></text:a><text:span text:style-name="T291">.</text:span></text:p>
      <text:p text:style-name="P4"/>
      <text:p text:style-name="P8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1"/>
      <text:p text:style-name="P8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1"/>
      <text:p text:style-name="P14"><text:span text:style-name="T403">Henry Hobson Richardson: </text:span><text:span text:style-name="T402">1838 – 1886 was a prominent </text:span><text:a xlink:type="simple" xlink:href="http://en.wikipedia.org/wiki/United_States" text:style-name="Internet_20_link" text:visited-style-name="Visited_20_Internet_20_Link"><text:span text:style-name="T386">American</text:span></text:a><text:span text:style-name="T400"> </text:span><text:a xlink:type="simple" xlink:href="http://en.wikipedia.org/wiki/Architect" text:style-name="Internet_20_link" text:visited-style-name="Visited_20_Internet_20_Link"><text:span text:style-name="T386">architect</text:span></text:a><text:span text:style-name="T404">.</text:span><text:span text:style-name="T402"> </text:span><text:span text:style-name="T401">The style he popularized is named for him: </text:span><text:a xlink:type="simple" xlink:href="http://en.wikipedia.org/wiki/Richardsonian_Romanesque" text:style-name="Internet_20_link" text:visited-style-name="Visited_20_Internet_20_Link"><text:span text:style-name="T387">Richardsonian Romanesque</text:span></text:a><text:span text:style-name="T401">. Along with </text:span><text:a xlink:type="simple" xlink:href="http://en.wikipedia.org/wiki/Louis_Sullivan" text:style-name="Internet_20_link" text:visited-style-name="Visited_20_Internet_20_Link"><text:span text:style-name="T387">Louis Sullivan</text:span></text:a><text:span text:style-name="T405"> </text:span><text:span text:style-name="T401">and </text:span><text:a xlink:type="simple" xlink:href="http://en.wikipedia.org/wiki/Frank_Lloyd_Wright" text:style-name="Internet_20_link" text:visited-style-name="Visited_20_Internet_20_Link"><text:span text:style-name="T387">Frank Lloyd Wright</text:span></text:a><text:span text:style-name="T401">, Richardson is one of "the recognized trinity of American architecture". Innamorato del romanico francese. Magazzini Marshall Field a Chicago (1885).</text:span></text:p>
      <text:p text:style-name="P21"/>
      <text:p text:style-name="P1"><text:span text:style-name="T333">Charles Sanders Peirce:</text:span><text:span text:style-name="T334"> </text:span><text:span text:style-name="T336">1839 – 1914 was an </text:span><text:a xlink:type="simple" xlink:href="https://en.wikipedia.org/wiki/American_philosopher" text:style-name="Internet_20_link" text:visited-style-name="Visited_20_Internet_20_Link"><text:span text:style-name="T345">American philosopher</text:span></text:a><text:span text:style-name="T336">, </text:span><text:a xlink:type="simple" xlink:href="https://en.wikipedia.org/wiki/Logic" text:style-name="Internet_20_link" text:visited-style-name="Visited_20_Internet_20_Link"><text:span text:style-name="T345">logician</text:span></text:a><text:span text:style-name="T336">, </text:span><text:a xlink:type="simple" xlink:href="https://en.wikipedia.org/wiki/Mathematics" text:style-name="Internet_20_link" text:visited-style-name="Visited_20_Internet_20_Link"><text:span text:style-name="T345">mathematician</text:span></text:a><text:span text:style-name="T336">, and </text:span><text:a xlink:type="simple" xlink:href="https://en.wikipedia.org/wiki/Science" text:style-name="Internet_20_link" text:visited-style-name="Visited_20_Internet_20_Link"><text:span text:style-name="T345">scientist</text:span></text:a><text:span text:style-name="T336"> who is sometimes known as "the father of </text:span><text:a xlink:type="simple" xlink:href="https://en.wikipedia.org/wiki/Pragmatism" text:style-name="Internet_20_link" text:visited-style-name="Visited_20_Internet_20_Link"><text:span text:style-name="T345">pragmatism</text:span></text:a><text:span text:style-name="T336">". </text:span><text:span text:style-name="T33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44">semiotics</text:span></text:a><text:span text:style-name="T338">, and for his founding of </text:span><text:a xlink:type="simple" xlink:href="https://en.wikipedia.org/wiki/Pragmatism" text:style-name="Internet_20_link" text:visited-style-name="Visited_20_Internet_20_Link"><text:span text:style-name="T344">pragmatism</text:span></text:a><text:span text:style-name="T338">. </text:span><text:span text:style-name="T431">He made major contributions to logic, but logic for him encompassed much of that which is now called </text:span><text:soft-page-break/><text:a xlink:type="simple" xlink:href="https://en.wikipedia.org/wiki/Epistemology" text:style-name="Internet_20_link" text:visited-style-name="Visited_20_Internet_20_Link"><text:span text:style-name="T462">epistemology</text:span></text:a><text:span text:style-name="T431"> and </text:span><text:a xlink:type="simple" xlink:href="https://en.wikipedia.org/wiki/Philosophy_of_science" text:style-name="Internet_20_link" text:visited-style-name="Visited_20_Internet_20_Link"><text:span text:style-name="T462">philosophy of science</text:span></text:a><text:span text:style-name="T431">.</text:span><text:span text:style-name="T338"> He saw logic as the formal branch of </text:span><text:a xlink:type="simple" xlink:href="https://en.wikipedia.org/wiki/Semiotics" text:style-name="Internet_20_link" text:visited-style-name="Visited_20_Internet_20_Link"><text:span text:style-name="T344">semiotics</text:span></text:a><text:span text:style-name="T338">, of which he is a founder, and which foreshadowed the debate among </text:span><text:a xlink:type="simple" xlink:href="https://en.wikipedia.org/wiki/Logical_positivists" text:style-name="Internet_20_link" text:visited-style-name="Visited_20_Internet_20_Link"><text:span text:style-name="T344">logical positivists</text:span></text:a><text:span text:style-name="T338"> and proponents of </text:span><text:a xlink:type="simple" xlink:href="https://en.wikipedia.org/wiki/Philosophy_of_language" text:style-name="Internet_20_link" text:visited-style-name="Visited_20_Internet_20_Link"><text:span text:style-name="T344">philosophy of language</text:span></text:a><text:span text:style-name="T338"> that dominated 20th century Western philosophy; additionally, he defined the concept of </text:span><text:a xlink:type="simple" xlink:href="https://en.wikipedia.org/wiki/Abductive_reasoning" text:style-name="Internet_20_link" text:visited-style-name="Visited_20_Internet_20_Link"><text:span text:style-name="T344">abductive reasoning</text:span></text:a><text:span text:style-name="T338">, as well as rigorously formulated </text:span><text:a xlink:type="simple" xlink:href="https://en.wikipedia.org/wiki/Mathematical_induction" text:style-name="Internet_20_link" text:visited-style-name="Visited_20_Internet_20_Link"><text:span text:style-name="T344">mathematical induction</text:span></text:a><text:span text:style-name="T338"> and </text:span><text:a xlink:type="simple" xlink:href="https://en.wikipedia.org/wiki/Deductive_reasoning" text:style-name="Internet_20_link" text:visited-style-name="Visited_20_Internet_20_Link"><text:span text:style-name="T344">deductive reasoning</text:span></text:a><text:span text:style-name="T338">. As early as 1886 he saw that </text:span><text:a xlink:type="simple" xlink:href="https://en.wikipedia.org/wiki/Logic_gate" text:style-name="Internet_20_link" text:visited-style-name="Visited_20_Internet_20_Link"><text:span text:style-name="T344">logical operations could be carried out by electrical switching circuits</text:span></text:a><text:span text:style-name="T338">. Cerca di capire come a partire dalla </text:span><text:span text:style-name="T339">percezione</text:span><text:span text:style-name="T33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03">Otto Koloman Wagner: </text:span><text:span text:style-name="T402">1841 – 1918. </text:span><text:a xlink:type="simple" xlink:href="http://en.wikipedia.org/wiki/Austria" text:style-name="Internet_20_link" text:visited-style-name="Visited_20_Internet_20_Link">Austrian</text:a><text:span text:style-name="T386"> </text:span><text:span text:style-name="T402">architect and </text:span><text:a xlink:type="simple" xlink:href="http://en.wikipedia.org/wiki/Urban_planner" text:style-name="Internet_20_link" text:visited-style-name="Visited_20_Internet_20_Link"><text:span text:style-name="T386">urban planner</text:span></text:a><text:span text:style-name="T402">, </text:span><text:span text:style-name="T401">known for his lasting impact on the appearance of his home town </text:span><text:a xlink:type="simple" xlink:href="http://en.wikipedia.org/wiki/Vienna" text:style-name="Internet_20_link" text:visited-style-name="Visited_20_Internet_20_Link"><text:span text:style-name="T387">Vienna</text:span></text:a><text:span text:style-name="T401">, to which he contributed many landmarks. Si riunì con Gustav Klimt allo scopo di aggiornare la cultura figurativa del paese.</text:span></text:p>
      <text:p text:style-name="P37"/>
      <text:p text:style-name="P1"><text:span text:style-name="T359">Alexander Graham Bell: 1847-1922, scottish. Inventore e scenziato contribuì notevolmente nel campo delle comunicazioni e dell'aviazione. </text:span><text:span text:style-name="T36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61">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61">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6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61"> E</text:span><text:span text:style-name="T1">strazione di acqua dall'umidità</text:span><text:span text:style-name="T48"> </text:span><text:span text:style-name="T1">dell'aria.</text:span><text:span text:style-name="T361">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6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61"><text:s/></text:span></text:p>
      <text:p text:style-name="P43"/>
      <text:p text:style-name="P9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3"><text:soft-page-break/></text:p>
      <text:p text:style-name="P104"><text:span text:style-name="T215">Antoni Gaudí i Cornet: </text:span><text:span text:style-name="T217">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7">architect. </text:span><text:span text:style-name="T221">The </text:span><text:a xlink:type="simple" xlink:href="http://en.wikipedia.org/wiki/Sagrada_Família" text:style-name="Internet_20_link" text:visited-style-name="Visited_20_Internet_20_Link"><text:span text:style-name="T136">Sagrada Família</text:span></text:a><text:span text:style-name="T221">. </text:span><text:span text:style-name="T220">Gaudí's work was influenced by his passions in life: </text:span><text:a xlink:type="simple" xlink:href="http://en.wikipedia.org/wiki/Architecture" text:style-name="Internet_20_link" text:visited-style-name="Visited_20_Internet_20_Link"><text:span text:style-name="T133">architecture</text:span></text:a><text:span text:style-name="T22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20">, </text:span><text:a xlink:type="simple" xlink:href="http://en.wikipedia.org/wiki/Stained_glass" text:style-name="Internet_20_link" text:visited-style-name="Visited_20_Internet_20_Link"><text:span text:style-name="T133">stained glass</text:span></text:a><text:span text:style-name="T220">, </text:span><text:a xlink:type="simple" xlink:href="http://en.wikipedia.org/wiki/Wrought_iron" text:style-name="Internet_20_link" text:visited-style-name="Visited_20_Internet_20_Link"><text:span text:style-name="T133">wrought iron work</text:span></text:a><text:span text:style-name="T285"> </text:span><text:a xlink:type="simple" xlink:href="http://en.wikipedia.org/wiki/Forging" text:style-name="Internet_20_link" text:visited-style-name="Visited_20_Internet_20_Link">forging</text:a><text:span text:style-name="T133"> </text:span><text:span text:style-name="T220">and </text:span><text:a xlink:type="simple" xlink:href="http://en.wikipedia.org/wiki/Carpentry" text:style-name="Internet_20_link" text:visited-style-name="Visited_20_Internet_20_Link"><text:span text:style-name="T133">carpentry</text:span></text:a><text:span text:style-name="T220">.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2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20">and Oriental techniques, Gaudí became part of the </text:span><text:span text:style-name="T223">Modernista </text:span><text:span text:style-name="T220">movement which was reaching its peak in the late 19th and early 20th centuries. Visione Materica, strutturalismo sbilenco, inventività spaziale. Emarginato nei decenni razionalisti.</text:span></text:p>
      <text:p text:style-name="P105"/>
      <text:p text:style-name="P104"><text:span text:style-name="T240">Giovanni Agostino Placido Pascoli:</text:span><text:span text:style-name="T220"> </text:span><text:a xlink:type="simple" xlink:href="https://it.wikipedia.org/wiki/1855" text:style-name="Internet_20_link" text:visited-style-name="Visited_20_Internet_20_Link">1855</text:a><text:span text:style-name="T155"> </text:span><text:span text:style-name="T220">– </text:span><text:a xlink:type="simple" xlink:href="https://it.wikipedia.org/wiki/1912" text:style-name="Internet_20_link" text:visited-style-name="Visited_20_Internet_20_Link">1912</text:a><text:span text:style-name="T155">.</text:span><text:span text:style-name="T228"> </text:span><text:span text:style-name="T230">P</text:span><text:a xlink:type="simple" xlink:href="https://it.wikipedia.org/wiki/Poeta" text:style-name="Internet_20_link" text:visited-style-name="Visited_20_Internet_20_Link"><text:span text:style-name="T155">oeta</text:span></text:a><text:span text:style-name="T285"> </text:span><text:span text:style-name="T228">e </text:span><text:a xlink:type="simple" xlink:href="https://it.wikipedia.org/wiki/Accademico" text:style-name="Internet_20_link" text:visited-style-name="Visited_20_Internet_20_Link"><text:span text:style-name="T155">accademico</text:span></text:a><text:span text:style-name="T285"> </text:span><text:a xlink:type="simple" xlink:href="https://it.wikipedia.org/wiki/Italia" text:style-name="Internet_20_link" text:visited-style-name="Visited_20_Internet_20_Link"><text:span text:style-name="T155">italiano</text:span></text:a><text:span text:style-name="T285"> </text:span><text:span text:style-name="T228">e figura emblematica della </text:span><text:a xlink:type="simple" xlink:href="https://it.wikipedia.org/wiki/Letteratura_italiana" text:style-name="Internet_20_link" text:visited-style-name="Visited_20_Internet_20_Link"><text:span text:style-name="T155">letteratura italiana</text:span></text:a><text:span text:style-name="T285"> </text:span><text:span text:style-name="T228">di fine </text:span><text:a xlink:type="simple" xlink:href="https://it.wikipedia.org/wiki/XIX_secolo" text:style-name="Internet_20_link" text:visited-style-name="Visited_20_Internet_20_Link"><text:span text:style-name="T155">Ottocento</text:span></text:a><text:span text:style-name="T228">.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8">, è, insieme a </text:span><text:a xlink:type="simple" xlink:href="https://it.wikipedia.org/wiki/Gabriele_D%27Annunzio" text:style-name="Internet_20_link" text:visited-style-name="Visited_20_Internet_20_Link"><text:span text:style-name="T155">Gabriele D'Annunzio</text:span></text:a><text:span text:style-name="T228">,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8">italiano. Dal </text:span><text:span text:style-name="T248">Fanciullino</text:span><text:span text:style-name="T228">, articolo programmatico pubblicato per la prima volta nel </text:span><text:a xlink:type="simple" xlink:href="https://it.wikipedia.org/wiki/1897" text:style-name="Internet_20_link" text:visited-style-name="Visited_20_Internet_20_Link"><text:span text:style-name="T155">1897</text:span></text:a><text:span text:style-name="T22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8">e </text:span><text:a xlink:type="simple" xlink:href="https://it.wikipedia.org/wiki/Idealismo" text:style-name="Internet_20_link" text:visited-style-name="Visited_20_Internet_20_Link"><text:span text:style-name="T155">idealistiche</text:span></text:a><text:span text:style-name="T228">,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8">. </text:span></text:p>
      <text:p text:style-name="P43"/>
      <text:p text:style-name="P1"><text:span text:style-name="T36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61"> </text:span><text:span text:style-name="T88">Il metodo strutturale verrà estrapolato dalla disciplina della linguistica, e sarà importato, successivamente alla sua fondazione, da molte altre discipline, tra le quali la semiotica.</text:span><text:span text:style-name="T361"> </text:span></text:p>
      <text:p text:style-name="P43"/>
      <text:p text:style-name="P1"><text:span text:style-name="T360">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61">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61">rationalism</text:span></text:a><text:span text:style-name="T120"> </text:span><text:span text:style-name="T11">and </text:span><text:a xlink:type="simple" xlink:href="http://en.wikipedia.org/wiki/Science" text:style-name="Internet_20_link" text:visited-style-name="Visited_20_Internet_20_Link"><text:span text:style-name="T361">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61">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296">Anton Pavlovič Čechov: </text:span><text:a xlink:type="simple" xlink:href="https://it.wikipedia.org/wiki/1860" text:style-name="Internet_20_link" text:visited-style-name="Visited_20_Internet_20_Link"><text:span text:style-name="T155">1860</text:span></text:a><text:span text:style-name="T133"> </text:span><text:span text:style-name="T309">– </text:span><text:a xlink:type="simple" xlink:href="https://it.wikipedia.org/wiki/1904" text:style-name="Internet_20_link" text:visited-style-name="Visited_20_Internet_20_Link">1904</text:a><text:span text:style-name="T155">.</text:span><text:span text:style-name="T292"> </text:span><text:span text:style-name="T293">S</text:span><text:a xlink:type="simple" xlink:href="https://it.wikipedia.org/wiki/Scrittore" text:style-name="Internet_20_link" text:visited-style-name="Visited_20_Internet_20_Link"><text:span text:style-name="T155">crittore</text:span></text:a><text:span text:style-name="T292">, </text:span><text:a xlink:type="simple" xlink:href="https://it.wikipedia.org/wiki/Drammaturgo" text:style-name="Internet_20_link" text:visited-style-name="Visited_20_Internet_20_Link"><text:span text:style-name="T155">drammaturgo</text:span></text:a><text:span text:style-name="T309"> </text:span><text:span text:style-name="T292">e </text:span><text:a xlink:type="simple" xlink:href="https://it.wikipedia.org/wiki/Medico" text:style-name="Internet_20_link" text:visited-style-name="Visited_20_Internet_20_Link"><text:span text:style-name="T155">medico</text:span></text:a><text:span text:style-name="T309"> </text:span><text:a xlink:type="simple" xlink:href="https://it.wikipedia.org/wiki/Russia" text:style-name="Internet_20_link" text:visited-style-name="Visited_20_Internet_20_Link"><text:span text:style-name="T155">russo</text:span></text:a><text:span text:style-name="T292">. Russian physician, </text:span><text:a xlink:type="simple" xlink:href="https://en.wikipedia.org/wiki/Playwright" text:style-name="Internet_20_link" text:visited-style-name="Visited_20_Internet_20_Link">playwright</text:a><text:span text:style-name="T155"> </text:span><text:span text:style-name="T292">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292">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292">and </text:span><text:a xlink:type="simple" xlink:href="https://en.wikipedia.org/wiki/August_Strindberg" text:style-name="Internet_20_link" text:visited-style-name="Visited_20_Internet_20_Link"><text:span text:style-name="T155">August Strindberg</text:span></text:a><text:span text:style-name="T292">, Chekhov is often referred to as one of the three seminal figures in the birth of early modernism in the thea</text:span><text:span text:style-name="T285">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5"><text:span text:style-name="T280">Victor Horta:</text:span><text:span text:style-name="T279"> 1861 – 1947. </text:span><text:a xlink:type="simple" xlink:href="http://en.wikipedia.org/wiki/Belgium" text:style-name="Internet_20_link" text:visited-style-name="Visited_20_Internet_20_Link"><text:span text:style-name="T143">Belgian</text:span></text:a><text:span text:style-name="T310"> </text:span><text:a xlink:type="simple" xlink:href="http://en.wikipedia.org/wiki/Architect" text:style-name="Internet_20_link" text:visited-style-name="Visited_20_Internet_20_Link"><text:span text:style-name="T143">architect</text:span></text:a><text:span text:style-name="T310"> </text:span><text:span text:style-name="T279">and designer. </text:span><text:a xlink:type="simple" xlink:href="http://en.wikipedia.org/wiki/John_Julius_Norwich" text:style-name="Internet_20_link" text:visited-style-name="Visited_20_Internet_20_Link"><text:span text:style-name="T132">John Julius Norwich</text:span></text:a><text:span text:style-name="T310"> </text:span><text:span text:style-name="T285">described him as "undoubtedly the key European </text:span><text:a xlink:type="simple" xlink:href="http://en.wikipedia.org/wiki/Art_Nouveau" text:style-name="Internet_20_link" text:visited-style-name="Visited_20_Internet_20_Link"><text:span text:style-name="T132">Art Nouveau</text:span></text:a><text:span text:style-name="T310"> </text:span><text:span text:style-name="T28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10"> </text:span><text:span text:style-name="T285">in </text:span><text:a xlink:type="simple" xlink:href="http://en.wikipedia.org/wiki/Brussels" text:style-name="Internet_20_link" text:visited-style-name="Visited_20_Internet_20_Link"><text:span text:style-name="T132">Brussels</text:span></text:a><text:span text:style-name="T310"> </text:span><text:span text:style-name="T285">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10"> </text:span><text:span text:style-name="T285">from the </text:span><text:a xlink:type="simple" xlink:href="http://en.wikipedia.org/wiki/Decorative_art" text:style-name="Internet_20_link" text:visited-style-name="Visited_20_Internet_20_Link"><text:span text:style-name="T132">decorative arts</text:span></text:a><text:span text:style-name="T285">. Casa di Rue de Turin.</text:span></text:p>
      <text:p text:style-name="P13"/>
      <text:p text:style-name="P1"><text:span text:style-name="T280">Henry Clemens van de Velde</text:span><text:span text:style-name="T309">: </text:span><text:span text:style-name="T279">1863 – 1957. </text:span><text:a xlink:type="simple" xlink:href="http://en.wikipedia.org/wiki/Belgium" text:style-name="Internet_20_link" text:visited-style-name="Visited_20_Internet_20_Link"><text:span text:style-name="T143">Belgian</text:span></text:a><text:span text:style-name="T310"> </text:span><text:span text:style-name="T279">painter, architect and </text:span><text:soft-page-break/><text:span text:style-name="T279">interior designer. </text:span><text:span text:style-name="T285">Together with </text:span><text:a xlink:type="simple" xlink:href="http://en.wikipedia.org/wiki/Victor_Horta" text:style-name="Internet_20_link" text:visited-style-name="Visited_20_Internet_20_Link"><text:span text:style-name="T132">Victor Horta</text:span></text:a><text:span text:style-name="T310"> </text:span><text:span text:style-name="T285">and </text:span><text:a xlink:type="simple" xlink:href="http://en.wikipedia.org/wiki/Paul_Hankar" text:style-name="Internet_20_link" text:visited-style-name="Visited_20_Internet_20_Link"><text:span text:style-name="T132">Paul Hankar</text:span></text:a><text:span text:style-name="T310"> </text:span><text:span text:style-name="T285">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10"> </text:span><text:span text:style-name="T285">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10"> </text:span><text:span text:style-name="T285">and had a decisive influence on German architecture and design at the beginning of the 20th century.</text:span></text:p>
      <text:p text:style-name="P22"/>
      <text:p text:style-name="P1"><text:span text:style-name="T289">Max Weber: 1864 – 1920. </text:span><text:span text:style-name="T332">German </text:span><text:a xlink:type="simple" xlink:href="http://en.wikipedia.org/wiki/Sociology" text:style-name="Internet_20_link" text:visited-style-name="Visited_20_Internet_20_Link"><text:span text:style-name="T341">sociologist</text:span></text:a><text:span text:style-name="T332">, philosopher, jurist, and </text:span><text:a xlink:type="simple" xlink:href="http://en.wikipedia.org/wiki/Political_economy" text:style-name="Internet_20_link" text:visited-style-name="Visited_20_Internet_20_Link"><text:span text:style-name="T341">political economist</text:span></text:a><text:span text:style-name="T332"> whose ideas profoundly influenced </text:span><text:a xlink:type="simple" xlink:href="http://en.wikipedia.org/wiki/Social_theory" text:style-name="Internet_20_link" text:visited-style-name="Visited_20_Internet_20_Link"><text:span text:style-name="T341">social theory</text:span></text:a><text:span text:style-name="T332">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32">.</text:span><text:span text:style-name="T342">[3]</text:span><text:span text:style-name="T335"> </text:span><text:span text:style-name="T337">Weber is often cited, with </text:span><text:a xlink:type="simple" xlink:href="http://en.wikipedia.org/wiki/Émile_Durkheim" text:style-name="Internet_20_link" text:visited-style-name="Visited_20_Internet_20_Link"><text:span text:style-name="T343">Émile Durkheim</text:span></text:a><text:span text:style-name="T337"> and </text:span><text:a xlink:type="simple" xlink:href="http://en.wikipedia.org/wiki/Karl_Marx" text:style-name="Internet_20_link" text:visited-style-name="Visited_20_Internet_20_Link"><text:span text:style-name="T343">Karl Marx</text:span></text:a><text:span text:style-name="T337">, as among the three founders of sociology. Weber was a key proponent of </text:span><text:a xlink:type="simple" xlink:href="http://en.wikipedia.org/wiki/Antipositivism" text:style-name="Internet_20_link" text:visited-style-name="Visited_20_Internet_20_Link"><text:span text:style-name="T343">methodological antipositivism</text:span></text:a><text:span text:style-name="T337">.</text:span><text:span text:style-name="T335"> </text:span><text:span text:style-name="T337">Weber's main intellectual concern was understanding the processes of </text:span><text:a xlink:type="simple" xlink:href="http://en.wikipedia.org/wiki/Rationalisation_(sociology)" text:style-name="Internet_20_link" text:visited-style-name="Visited_20_Internet_20_Link"><text:span text:style-name="T343">rationalisation</text:span></text:a><text:span text:style-name="T337">, </text:span><text:a xlink:type="simple" xlink:href="http://en.wikipedia.org/wiki/Secularisation" text:style-name="Internet_20_link" text:visited-style-name="Visited_20_Internet_20_Link"><text:span text:style-name="T343">secularisation</text:span></text:a><text:span text:style-name="T337">, and "</text:span><text:a xlink:type="simple" xlink:href="http://en.wikipedia.org/wiki/Disenchantment" text:style-name="Internet_20_link" text:visited-style-name="Visited_20_Internet_20_Link"><text:span text:style-name="T343">disenchantment</text:span></text:a><text:span text:style-name="T337">" that he associated with the rise of capitalism and </text:span><text:a xlink:type="simple" xlink:href="http://en.wikipedia.org/wiki/Modernity" text:style-name="Internet_20_link" text:visited-style-name="Visited_20_Internet_20_Link"><text:span text:style-name="T343">modernity</text:span></text:a><text:span text:style-name="T337">.</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80">Joseph Maria Olbrich</text:span><text:span text:style-name="T309">: </text:span><text:span text:style-name="T279">1867 – 1908. </text:span><text:a xlink:type="simple" xlink:href="http://en.wikipedia.org/wiki/Austria" text:style-name="Internet_20_link" text:visited-style-name="Visited_20_Internet_20_Link"><text:span text:style-name="T143">Austrian</text:span></text:a><text:span text:style-name="T310"> </text:span><text:a xlink:type="simple" xlink:href="http://en.wikipedia.org/wiki/Architect" text:style-name="Internet_20_link" text:visited-style-name="Visited_20_Internet_20_Link"><text:span text:style-name="T143">architect</text:span></text:a><text:span text:style-name="T310"> </text:span><text:span text:style-name="T279">and co-founder of the </text:span><text:a xlink:type="simple" xlink:href="http://en.wikipedia.org/wiki/Vienna_Secession" text:style-name="Internet_20_link" text:visited-style-name="Visited_20_Internet_20_Link"><text:span text:style-name="T143">Vienna Secession</text:span></text:a><text:span text:style-name="T279">. </text:span><text:span text:style-name="T285">In 1897, </text:span><text:a xlink:type="simple" xlink:href="http://en.wikipedia.org/wiki/Gustav_Klimt" text:style-name="Internet_20_link" text:visited-style-name="Visited_20_Internet_20_Link"><text:span text:style-name="T132">Gustav Klimt</text:span></text:a><text:span text:style-name="T285">, Olbrich, </text:span><text:a xlink:type="simple" xlink:href="http://en.wikipedia.org/wiki/Josef_Hoffmann" text:style-name="Internet_20_link" text:visited-style-name="Visited_20_Internet_20_Link">Josef Hoffmann</text:a><text:span text:style-name="T132"> </text:span><text:span text:style-name="T285">and </text:span><text:a xlink:type="simple" xlink:href="http://en.wikipedia.org/wiki/Koloman_Moser" text:style-name="Internet_20_link" text:visited-style-name="Visited_20_Internet_20_Link">Koloman Moser</text:a><text:span text:style-name="T132"> </text:span><text:span text:style-name="T285">founded the </text:span><text:a xlink:type="simple" xlink:href="http://en.wikipedia.org/wiki/Vienna_Secession" text:style-name="Internet_20_link" text:visited-style-name="Visited_20_Internet_20_Link">Vienna Secession</text:a><text:span text:style-name="T135"> </text:span><text:span text:style-name="T285">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285">, which became the movement's landmark.</text:span></text:p>
      <text:p text:style-name="P13"/>
      <text:p text:style-name="P13"><text:span text:style-name="T371">Charles Rennie Mackintosh: 1868 – 1928. Architetto, designer, pittore scozzese</text:span>. Esponente del cosiddetto Glasgow Movement. Esponente di maggior rilievo dell'Art Nouveau nel Regno Unito.</text:p>
      <text:p text:style-name="P13"/>
      <text:p text:style-name="P1"><text:span text:style-name="T280">Adolf Loos:</text:span><text:span text:style-name="T279">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79">, and in his essay </text:span><text:a xlink:type="simple" xlink:href="http://en.wikipedia.org/wiki/Ornament_and_Crime" text:style-name="Internet_20_link" text:visited-style-name="Visited_20_Internet_20_Link"><text:span text:style-name="T148">Ornament and Crime</text:span></text:a><text:span text:style-name="T284"> </text:span><text:span text:style-name="T285">he abandoned the aesthetic principles of the </text:span><text:a xlink:type="simple" xlink:href="http://en.wikipedia.org/wiki/Vienna_Secession" text:style-name="Internet_20_link" text:visited-style-name="Visited_20_Internet_20_Link"><text:span text:style-name="T132">Vienna Secession</text:span></text:a><text:span text:style-name="T285">.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286"> </text:span><text:span text:style-name="T285">in architecture. Edifici ascetici, purissimi nei volumi. </text:span><text:span text:style-name="T220">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286"> </text:span><text:span text:style-name="T220">from everyday objects, and that it was therefore a crime to force craftsmen or builders to waste their time on ornamentation that served to hasten the time when an object would become obsolete.</text:span></text:p>
      <text:p text:style-name="P25"/>
      <text:p text:style-name="P88"><text:span text:style-name="T207">Josef Hoffmann: </text:span><text:span text:style-name="T209">1870 – 1956. </text:span><text:a xlink:type="simple" xlink:href="http://en.wikipedia.org/wiki/Austrians" text:style-name="Internet_20_link" text:visited-style-name="Visited_20_Internet_20_Link"><text:span text:style-name="T142">Austrian</text:span></text:a><text:span text:style-name="T278"> </text:span><text:a xlink:type="simple" xlink:href="http://en.wikipedia.org/wiki/Architect" text:style-name="Internet_20_link" text:visited-style-name="Visited_20_Internet_20_Link"><text:span text:style-name="T142">architect</text:span></text:a><text:span text:style-name="T278"> </text:span><text:span text:style-name="T209">and </text:span><text:a xlink:type="simple" xlink:href="http://en.wikipedia.org/wiki/Designer" text:style-name="Internet_20_link" text:visited-style-name="Visited_20_Internet_20_Link"><text:span text:style-name="T142">designer</text:span></text:a><text:span text:style-name="T278"> </text:span><text:span text:style-name="T209">of consumer goods. </text:span><text:span text:style-name="T219">L'uso della linea caratterizza il linguaggio di Hoffmann, in quanto marca gli spigoli, riquadra e suddivide le superfici. Padiglione Austriaco alla Biennale di Venezia del 1934.</text:span></text:p>
      <text:p text:style-name="P25"/>
      <text:p text:style-name="P1"><text:span text:style-name="T328">Rube Goldberg: </text:span><text:span text:style-name="T331">1883 – 1970. American </text:span><text:a xlink:type="simple" xlink:href="http://en.wikipedia.org/wiki/Cartoonist" text:style-name="Internet_20_link" text:visited-style-name="Visited_20_Internet_20_Link"><text:span text:style-name="T340">cartoonist</text:span></text:a><text:span text:style-name="T331">, sculptor, author, engineer, and inventor. </text:span><text:span text:style-name="T42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49">Pulitzer Prize</text:span></text:a><text:span text:style-name="T420"> for his political cartooning in 1948 and the Banshees' Silver Lady Award 1959.</text:span><text:span text:style-name="T458">[1] <text:s/></text:span><text:span text:style-name="T474">Rube Goldberg was known to the world as a cartoonist, he was first an engineer.</text:span><text:span text:style-name="T430"> </text:span><text:span text:style-name="T47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75">according to a short profile published by The New York Times in 1963</text:span></text:a><text:span text:style-name="T474">, Goldberg was earning a salary upwards of $50,000 by 1916 — over $1 million by today’s standards.</text:span><text:span text:style-name="T430"> H</text:span><text:span text:style-name="T47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74">.</text:span><text:span text:style-name="T430"> He is the inspiration for various international competitions, known as </text:span><text:a xlink:type="simple" xlink:href="http://en.wikipedia.org/wiki/Rube_Goldberg_Machine_Contest" text:style-name="Internet_20_link" text:visited-style-name="Visited_20_Internet_20_Link"><text:span text:style-name="T460">Rube Goldberg Machine Contests</text:span></text:a><text:span text:style-name="T430">, which challenge participants to make a </text:span><text:soft-page-break/><text:span text:style-name="T430">complicated machine to perform a simple task.</text:span></text:p>
      <text:p text:style-name="P13"/>
      <text:p text:style-name="P13"><text:span text:style-name="T371">Ezra Loomis Pound:</text:span> <text:span text:style-name="T37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49"><text:span text:style-name="T300">Ernst Bloch: </text:span><text:span text:style-name="T303">1885 – 1977.</text:span><text:span text:style-name="T302"> </text:span><text:a xlink:type="simple" xlink:href="https://en.wikipedia.org/wiki/Germany" text:style-name="Internet_20_link" text:visited-style-name="Visited_20_Internet_20_Link"><text:span text:style-name="T179">German</text:span></text:a><text:span text:style-name="T301"> </text:span><text:a xlink:type="simple" xlink:href="https://en.wikipedia.org/wiki/Marxism" text:style-name="Internet_20_link" text:visited-style-name="Visited_20_Internet_20_Link"><text:span text:style-name="T179">Marxist</text:span></text:a><text:span text:style-name="T301"> </text:span><text:a xlink:type="simple" xlink:href="https://en.wikipedia.org/wiki/Philosophy" text:style-name="Internet_20_link" text:visited-style-name="Visited_20_Internet_20_Link"><text:span text:style-name="T179">philosopher</text:span></text:a><text:span text:style-name="T301">.</text:span><text:span text:style-name="T292"> </text:span><text:span text:style-name="T227">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7">and </text:span><text:a xlink:type="simple" xlink:href="https://en.wikipedia.org/wiki/Karl_Marx" text:style-name="Internet_20_link" text:visited-style-name="Visited_20_Internet_20_Link"><text:span text:style-name="T154">Karl Marx</text:span></text:a><text:span text:style-name="T227">,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7">, </text:span><text:a xlink:type="simple" xlink:href="https://en.wikipedia.org/wiki/Paracelsus" text:style-name="Internet_20_link" text:visited-style-name="Visited_20_Internet_20_Link"><text:span text:style-name="T154">Paracelsus</text:span></text:a><text:span text:style-name="T227">, and </text:span><text:a xlink:type="simple" xlink:href="https://en.wikipedia.org/wiki/Jacob_Boehme" text:style-name="Internet_20_link" text:visited-style-name="Visited_20_Internet_20_Link"><text:span text:style-name="T154">Jacob Boehme</text:span></text:a><text:span text:style-name="T227">.</text:span><text:span text:style-name="T177"> </text:span><text:span text:style-name="T227">He established friendships with </text:span><text:a xlink:type="simple" xlink:href="https://en.wikipedia.org/wiki/György_Lukács" text:style-name="Internet_20_link" text:visited-style-name="Visited_20_Internet_20_Link"><text:span text:style-name="T154">György Lukács</text:span></text:a><text:span text:style-name="T227">, </text:span><text:a xlink:type="simple" xlink:href="https://en.wikipedia.org/wiki/Bertolt_Brecht" text:style-name="Internet_20_link" text:visited-style-name="Visited_20_Internet_20_Link"><text:span text:style-name="T154">Bertolt Brecht</text:span></text:a><text:span text:style-name="T227">, </text:span><text:a xlink:type="simple" xlink:href="https://en.wikipedia.org/wiki/Kurt_Weill" text:style-name="Internet_20_link" text:visited-style-name="Visited_20_Internet_20_Link"><text:span text:style-name="T154">Kurt Weill</text:span></text:a><text:span text:style-name="T227">, </text:span><text:a xlink:type="simple" xlink:href="https://en.wikipedia.org/wiki/Walter_Benjamin" text:style-name="Internet_20_link" text:visited-style-name="Visited_20_Internet_20_Link"><text:span text:style-name="T154">Walter Benjamin</text:span></text:a><text:span text:style-name="T227">, and </text:span><text:a xlink:type="simple" xlink:href="https://en.wikipedia.org/wiki/Theodor_W._Adorno" text:style-name="Internet_20_link" text:visited-style-name="Visited_20_Internet_20_Link"><text:span text:style-name="T154">Theodor W. Adorno</text:span></text:a><text:span text:style-name="T227">. Bloch's work focuses on the thesis that in a </text:span><text:a xlink:type="simple" xlink:href="https://en.wikipedia.org/wiki/Humanism" text:style-name="Internet_20_link" text:visited-style-name="Visited_20_Internet_20_Link">humanistic</text:a><text:span text:style-name="T154"> </text:span><text:span text:style-name="T227">world where </text:span><text:a xlink:type="simple" xlink:href="https://en.wikipedia.org/wiki/Oppression" text:style-name="Internet_20_link" text:visited-style-name="Visited_20_Internet_20_Link">oppression</text:a><text:span text:style-name="T154"> </text:span><text:span text:style-name="T227">and</text:span><text:span text:style-name="T233">h</text:span><text:span text:style-name="T227"> </text:span><text:a xlink:type="simple" xlink:href="https://en.wikipedia.org/wiki/Exploitation_of_labour" text:style-name="Internet_20_link" text:visited-style-name="Visited_20_Internet_20_Link">exploitation</text:a><text:span text:style-name="T154"> </text:span><text:span text:style-name="T227">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7">force.</text:span></text:p>
      <text:p text:style-name="P13"/>
      <text:p text:style-name="P49"><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9">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3"/>
      <text:p text:style-name="P49"><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5">[5]</text:span></text:a><text:span text:style-name="T49"> This idea takes on concrete form in the absolute films made in the 1920s by Ruttmann, Viking Eggeling, Hans Richter and others.</text:span></text:p>
      <text:p text:style-name="P1"/>
      <text:p text:style-name="P49"><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text:span><text:soft-page-break/><text:span text:style-name="T10">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7">Vaslav Nijinsky: </text:span><text:span text:style-name="T209">1889 – 1950. Russian </text:span><text:a xlink:type="simple" xlink:href="https://en.wikipedia.org/wiki/Ballet_dancer" text:style-name="Internet_20_link" text:visited-style-name="Visited_20_Internet_20_Link"><text:span text:style-name="T142">ballet dancer</text:span></text:a><text:span text:style-name="T278"> </text:span><text:span text:style-name="T209">and </text:span><text:a xlink:type="simple" xlink:href="https://en.wikipedia.org/wiki/Choreographer" text:style-name="Internet_20_link" text:visited-style-name="Visited_20_Internet_20_Link"><text:span text:style-name="T142">choreographer</text:span></text:a><text:span text:style-name="T278"> </text:span><text:span text:style-name="T209">of Polish descent, cited as the greatest male dancer of the early 20th century.</text:span><text:span text:style-name="T151"> </text:span><text:span text:style-name="T22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20">, a rare skill among male dancers at the time</text:span><text:span text:style-name="T133"> </text:span><text:span text:style-name="T220">and was admired for his seemingly gravity-defying leaps.</text:span></text:p>
      <text:p text:style-name="P1"/>
      <text:p text:style-name="P85">Edwin Hubble: 1889 – 1953, astronomo e astrofisico statunitense. <text:span text:style-name="T34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88"/>
      <text:p text:style-name="P85"><text:span text:style-name="T425">Franz Viktor Werfel:</text:span><text:span text:style-name="T426"> 1890 – 1945. </text:span><text:a xlink:type="simple" xlink:href="https://en.wikipedia.org/wiki/Austrians" text:style-name="Internet_20_link" text:visited-style-name="Visited_20_Internet_20_Link"><text:span text:style-name="T456">Austrian</text:span></text:a><text:span text:style-name="T426">-</text:span><text:a xlink:type="simple" xlink:href="https://en.wikipedia.org/wiki/Bohemian" text:style-name="Internet_20_link" text:visited-style-name="Visited_20_Internet_20_Link"><text:span text:style-name="T456">Bohemian</text:span></text:a><text:span text:style-name="T426"> </text:span><text:a xlink:type="simple" xlink:href="https://en.wikipedia.org/wiki/Novelist" text:style-name="Internet_20_link" text:visited-style-name="Visited_20_Internet_20_Link"><text:span text:style-name="T456">novelist</text:span></text:a><text:span text:style-name="T426">, </text:span><text:a xlink:type="simple" xlink:href="https://en.wikipedia.org/wiki/Playwright" text:style-name="Internet_20_link" text:visited-style-name="Visited_20_Internet_20_Link"><text:span text:style-name="T456">playwright</text:span></text:a><text:span text:style-name="T426">, and </text:span><text:a xlink:type="simple" xlink:href="https://en.wikipedia.org/wiki/Poetry" text:style-name="Internet_20_link" text:visited-style-name="Visited_20_Internet_20_Link"><text:span text:style-name="T456">poet</text:span></text:a><text:span text:style-name="T426"> whose career spanned </text:span><text:a xlink:type="simple" xlink:href="https://en.wikipedia.org/wiki/World_War_I" text:style-name="Internet_20_link" text:visited-style-name="Visited_20_Internet_20_Link"><text:span text:style-name="T456">World War I</text:span></text:a><text:span text:style-name="T426">, the </text:span><text:a xlink:type="simple" xlink:href="https://en.wikipedia.org/wiki/Interwar_period" text:style-name="Internet_20_link" text:visited-style-name="Visited_20_Internet_20_Link"><text:span text:style-name="T456">Interwar period</text:span></text:a><text:span text:style-name="T426">, and </text:span><text:a xlink:type="simple" xlink:href="https://en.wikipedia.org/wiki/World_War_II" text:style-name="Internet_20_link" text:visited-style-name="Visited_20_Internet_20_Link"><text:span text:style-name="T456">World War II</text:span></text:a><text:span text:style-name="T426">. </text:span><text:span text:style-name="T420">He is primarily known as the author of </text:span><text:a xlink:type="simple" xlink:href="https://en.wikipedia.org/wiki/The_Forty_Days_of_Musa_Dagh" text:style-name="Internet_20_link" text:visited-style-name="Visited_20_Internet_20_Link"><text:span text:style-name="T450">The Forty Days of Musa Dagh</text:span></text:a><text:span text:style-name="T420"> (1933, English tr. 1934, 2012), a novel based on events that took place during the </text:span><text:a xlink:type="simple" xlink:href="https://en.wikipedia.org/wiki/Armenian_Genocide" text:style-name="Internet_20_link" text:visited-style-name="Visited_20_Internet_20_Link"><text:span text:style-name="T449">Armenian Genocide</text:span></text:a><text:span text:style-name="T420"> of 1915, and </text:span><text:a xlink:type="simple" xlink:href="https://en.wikipedia.org/wiki/The_Song_of_Bernadette_(novel)" text:style-name="Internet_20_link" text:visited-style-name="Visited_20_Internet_20_Link"><text:span text:style-name="T450">The Song of Bernadette</text:span></text:a><text:span text:style-name="T420"> (1941), a novel about the life and visions of the French Catholic saint </text:span><text:a xlink:type="simple" xlink:href="https://en.wikipedia.org/wiki/Bernadette_Soubirous" text:style-name="Internet_20_link" text:visited-style-name="Visited_20_Internet_20_Link"><text:span text:style-name="T449">Bernadette Soubirous</text:span></text:a><text:span text:style-name="T420">, which was made into a Hollywood film of the same </text:span><text:a xlink:type="simple" xlink:href="https://en.wikipedia.org/wiki/The_Song_of_Bernadette_(film)" text:style-name="Internet_20_link" text:visited-style-name="Visited_20_Internet_20_Link"><text:span text:style-name="T449">name</text:span></text:a><text:span text:style-name="T420">.</text:span></text:p>
      <text:p text:style-name="P88"/>
      <text:p text:style-name="P1"><text:span text:style-name="T359">Bertolt Brecht: 1898 – 1956, German poet, playwright and theater director. </text:span><text:span text:style-name="T35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54"> </text:span><text:span text:style-name="T1">The radio was then in its first phase of being a substitute: a substitute for theater, opera, concerts, lectures, café music, local newspapers, and so forth.</text:span><text:span text:style-name="T35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54"> “</text:span></text:p>
      <text:p text:style-name="P41"/>
      <text:p text:style-name="P114"><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7"/>
      <text:p text:style-name="P35"><text:span text:style-name="T347">Kurt Julian Weill: 1900 – 1950. German Composer, best known for his fruitful collaborations with Bertold </text:span><text:span text:style-name="T35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54"> </text:span></text:p>
      <text:p text:style-name="P42"/>
      <text:p text:style-name="P35"><text:span text:style-name="T208">Werner Karl Heisenberg</text:span><text:span text:style-name="T323">: </text:span><text:span text:style-name="T210">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10"> </text:span><text:span text:style-name="T210">and one of the key pioneers of </text:span><text:a xlink:type="simple" xlink:href="http://en.wikipedia.org/wiki/Quantum_mechanics" text:style-name="Internet_20_link" text:visited-style-name="Visited_20_Internet_20_Link"><text:span text:style-name="T143">quantum mechanics</text:span></text:a><text:span text:style-name="T210">. </text:span><text:span text:style-name="T22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20">. In the subsequent series of papers with </text:span><text:a xlink:type="simple" xlink:href="http://en.wikipedia.org/wiki/Max_Born" text:style-name="Internet_20_link" text:visited-style-name="Visited_20_Internet_20_Link"><text:span text:style-name="T132">Max Born</text:span></text:a><text:span text:style-name="T310"> </text:span><text:span text:style-name="T220">an <text:s/></text:span><text:a xlink:type="simple" xlink:href="http://en.wikipedia.org/wiki/Pascual_Jordan" text:style-name="Internet_20_link" text:visited-style-name="Visited_20_Internet_20_Link"><text:span text:style-name="T132">Pascual Jordan</text:span></text:a><text:span text:style-name="T220">, during the same year, this </text:span><text:a xlink:type="simple" xlink:href="http://en.wikipedia.org/wiki/Matrix_mechanics" text:style-name="Internet_20_link" text:visited-style-name="Visited_20_Internet_20_Link"><text:span text:style-name="T132">matrix formulation</text:span></text:a><text:span text:style-name="T310"> </text:span><text:span text:style-name="T220">of </text:span><text:a xlink:type="simple" xlink:href="http://en.wikipedia.org/wiki/Quantum_mechanics" text:style-name="Internet_20_link" text:visited-style-name="Visited_20_Internet_20_Link"><text:span text:style-name="T132">quantum mechanics</text:span></text:a><text:span text:style-name="T310"> </text:span><text:span text:style-name="T22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0">, upon which he built his </text:span><text:a xlink:type="simple" xlink:href="http://en.wikipedia.org/wiki/Philosophy" text:style-name="Internet_20_link" text:visited-style-name="Visited_20_Internet_20_Link"><text:span text:style-name="T132">philosophy</text:span></text:a><text:span text:style-name="T310"> </text:span><text:span text:style-name="T220">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10"> </text:span><text:span text:style-name="T220">for 1932 "for the creation of </text:span><text:soft-page-break/><text:a xlink:type="simple" xlink:href="http://en.wikipedia.org/wiki/Quantum_mechanics" text:style-name="Internet_20_link" text:visited-style-name="Visited_20_Internet_20_Link"><text:span text:style-name="T132">quantum mechanics</text:span></text:a><text:span text:style-name="T220">".</text:span></text:p>
      <text:p text:style-name="P33"/>
      <text:p text:style-name="P37">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7"/>
      <text:p text:style-name="P3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7"/>
      <text:p text:style-name="P37"><text:span text:style-name="T84">Gregory Bateson: </text:span><text:span text:style-name="T83">1904 – 1980. </text:span><text:a xlink:type="simple" xlink:href="http://en.wikipedia.org/wiki/England" text:style-name="Internet_20_link" text:visited-style-name="Visited_20_Internet_20_Link"><text:span text:style-name="T183">English</text:span></text:a><text:span text:style-name="T71"> </text:span><text:a xlink:type="simple" xlink:href="http://en.wikipedia.org/wiki/Anthropology" text:style-name="Internet_20_link" text:visited-style-name="Visited_20_Internet_20_Link"><text:span text:style-name="T183">anthropologist</text:span></text:a><text:span text:style-name="T83">, </text:span><text:a xlink:type="simple" xlink:href="http://en.wikipedia.org/wiki/Social_sciences" text:style-name="Internet_20_link" text:visited-style-name="Visited_20_Internet_20_Link"><text:span text:style-name="T183">social scientist</text:span></text:a><text:span text:style-name="T83">, </text:span><text:a xlink:type="simple" xlink:href="http://en.wikipedia.org/wiki/Linguistics" text:style-name="Internet_20_link" text:visited-style-name="Visited_20_Internet_20_Link"><text:span text:style-name="T183">linguist</text:span></text:a><text:span text:style-name="T83">, </text:span><text:a xlink:type="simple" xlink:href="http://en.wikipedia.org/wiki/Visual_anthropology" text:style-name="Internet_20_link" text:visited-style-name="Visited_20_Internet_20_Link"><text:span text:style-name="T183">visual anthropologist</text:span></text:a><text:span text:style-name="T83">,</text:span><text:a xlink:type="simple" xlink:href="http://en.wikipedia.org/wiki/Semiotics" text:style-name="Internet_20_link" text:visited-style-name="Visited_20_Internet_20_Link"><text:span text:style-name="T183">semiotician</text:span></text:a><text:span text:style-name="T71"> </text:span><text:span text:style-name="T83">and </text:span><text:a xlink:type="simple" xlink:href="http://en.wikipedia.org/wiki/Cybernetics" text:style-name="Internet_20_link" text:visited-style-name="Visited_20_Internet_20_Link"><text:span text:style-name="T183">cyberneticist</text:span></text:a><text:span text:style-name="T71"> </text:span><text:span text:style-name="T83">whose work intersected that of many other fields.</text:span><text:span text:style-name="T389">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6">Carlo Scarpa:</text:span><text:span text:style-name="T329"> </text:span><text:span text:style-name="T218">1906 – 1978, </text:span><text:a xlink:type="simple" xlink:href="https://en.wikipedia.org/wiki/Italy" text:style-name="Internet_20_link" text:visited-style-name="Visited_20_Internet_20_Link"><text:span text:style-name="T145">Italian</text:span></text:a><text:span text:style-name="T315"> </text:span><text:a xlink:type="simple" xlink:href="https://en.wikipedia.org/wiki/Architect" text:style-name="Internet_20_link" text:visited-style-name="Visited_20_Internet_20_Link"><text:span text:style-name="T145">architect</text:span></text:a><text:span text:style-name="T218">, influenced by the materials, landscape, and the history of Venetian culture, and Japan.</text:span><text:span text:style-name="T153"> </text:span><text:span text:style-name="T218">Scarpa was also a glass and furniture designer of note. </text:span><text:span text:style-name="T210">Scarpa was born in </text:span><text:a xlink:type="simple" xlink:href="https://en.wikipedia.org/wiki/Venice" text:style-name="Internet_20_link" text:visited-style-name="Visited_20_Internet_20_Link"><text:span text:style-name="T143">Venice</text:span></text:a><text:span text:style-name="T210">. Much of his early childhood was spent in </text:span><text:a xlink:type="simple" xlink:href="https://en.wikipedia.org/wiki/Vicenza" text:style-name="Internet_20_link" text:visited-style-name="Visited_20_Internet_20_Link"><text:span text:style-name="T143">Vicenza</text:span></text:a><text:span text:style-name="T210">, where his family relocated when he was 2 years old</text:span></text:p>
      <text:p text:style-name="P15"/>
      <text:p text:style-name="P15"/>
      <text:p text:style-name="P1"><text:span text:style-name="T87">Nicholas Winton: </text:span><text:span text:style-name="T210">1909, British humanitarian who organised the rescue of 669, </text:span><text:soft-page-break/><text:span text:style-name="T210">mostly Jewish, children from Nazi-occupied </text:span><text:a xlink:type="simple" xlink:href="http://en.wikipedia.org/wiki/Czechoslovakia" text:style-name="Internet_20_link" text:visited-style-name="Visited_20_Internet_20_Link"><text:span text:style-name="T143">Czechoslovakia</text:span></text:a><text:span text:style-name="T314"> </text:span><text:span text:style-name="T210">on the eve of the </text:span><text:a xlink:type="simple" xlink:href="http://en.wikipedia.org/wiki/Second_World_War" text:style-name="Internet_20_link" text:visited-style-name="Visited_20_Internet_20_Link"><text:span text:style-name="T143">Second World War</text:span></text:a><text:span text:style-name="T210">, in an operation later known as the Czech </text:span><text:a xlink:type="simple" xlink:href="http://en.wikipedia.org/wiki/Kindertransport" text:style-name="Internet_20_link" text:visited-style-name="Visited_20_Internet_20_Link"><text:span text:style-name="T143">Kindertransport</text:span></text:a><text:span text:style-name="T210">.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10">It contained lists of the children, including their parents' names, and the names and addresses of the families that took them in. By sending letters to these addresses, 80 of "Winton's children" were found in Britain.</text:span><text:span text:style-name="T152"> </text:span><text:span text:style-name="T210">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79"> </text:span><text:span text:style-name="T210">when he was invited as a member of the audience. At one point Winton's scrapbook was shown, and his achievements were explained.</text:span></text:p>
      <text:p text:style-name="P15"/>
      <text:p text:style-name="P37"><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1"/>
      <text:p text:style-name="P31"><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1"/>
      <text:p text:style-name="P49"><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4">1986</text:span></text:a><text:span text:style-name="T1"> è stato l'ideatore e lo sperimentatore di </text:span><text:a xlink:type="simple" xlink:href="http://it.wikipedia.org/wiki/Life_Forms" text:style-name="Internet_20_link" text:visited-style-name="Visited_20_Internet_20_Link"><text:span text:style-name="T18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5">1942</text:span></text:a><text:span text:style-name="T1"> collabora col compositore d’avanguardia </text:span><text:a xlink:type="simple" xlink:href="http://it.wikipedia.org/wiki/John_Cage" text:style-name="Internet_20_link" text:visited-style-name="Visited_20_Internet_20_Link"><text:span text:style-name="T18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5">XIX secolo</text:span></text:a><text:span text:style-name="T1">, messi già in discussione da </text:span><text:a xlink:type="simple" xlink:href="http://it.wikipedia.org/wiki/Duchamp" text:style-name="Internet_20_link" text:visited-style-name="Visited_20_Internet_20_Link"><text:span text:style-name="T185">Duchamp</text:span></text:a><text:span text:style-name="T1">.</text:span><text:span text:style-name="T10"> </text:span></text:p>
      <text:p text:style-name="P31"/>
      <text:p text:style-name="P37"><text:span text:style-name="T347">Vilém Flusser: 1920-1991, Prague. Czech-born philosopher. Jewish. </text:span><text:span text:style-name="T354">The father studied mathematics and physics, under Albert Einstein. </text:span><text:span text:style-name="T1">lost all of his family in the German concentration camp.</text:span><text:span text:style-name="T35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54"> </text:span></text:p>
      <text:p text:style-name="P42"/>
      <text:p text:style-name="P49"><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3"/>
      <text:p text:style-name="P49"><text:span text:style-name="T239">Carl Dahlhaus: </text:span><text:span text:style-name="T227">1928 – 1989. </text:span><text:span text:style-name="T234">M</text:span><text:a xlink:type="simple" xlink:href="https://en.wikipedia.org/wiki/Musicologist" text:style-name="Internet_20_link" text:visited-style-name="Visited_20_Internet_20_Link">usicologist</text:a><text:span text:style-name="T154"> </text:span><text:span text:style-name="T227">from (West) </text:span><text:a xlink:type="simple" xlink:href="https://en.wikipedia.org/wiki/Berlin" text:style-name="Internet_20_link" text:visited-style-name="Visited_20_Internet_20_Link"><text:span text:style-name="T154">Berlin</text:span></text:a><text:span text:style-name="T227">,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text:span><text:soft-page-break/><text:span text:style-name="T227">other favourite topics included </text:span><text:a xlink:type="simple" xlink:href="https://en.wikipedia.org/wiki/Music_theory" text:style-name="Internet_20_link" text:visited-style-name="Visited_20_Internet_20_Link"><text:span text:style-name="T154">music theory</text:span></text:a><text:span text:style-name="T227">, the </text:span><text:a xlink:type="simple" xlink:href="https://en.wikipedia.org/wiki/Aesthetics_of_music" text:style-name="Internet_20_link" text:visited-style-name="Visited_20_Internet_20_Link"><text:span text:style-name="T154">aesthetics of music</text:span></text:a><text:span text:style-name="T22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7">(Grand Cross with Star), a </text:span><text:a xlink:type="simple" xlink:href="https://en.wikipedia.org/wiki/Pour_le_Mérite" text:style-name="Internet_20_link" text:visited-style-name="Visited_20_Internet_20_Link"><text:span text:style-name="T154">Blue Max</text:span></text:a><text:span text:style-name="T227">,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7">. In 1987, he was awarded the Frankfurter Musikpreis.</text:span></text:p>
      <text:p text:style-name="P42"/>
      <text:p text:style-name="P42"><text:span text:style-name="T37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2"/>
      <text:p text:style-name="P49"><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5"/>
      <text:p text:style-name="P49"><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5"/>
      <text:p text:style-name="P49"><text:span text:style-name="T202">Sławomir Mrożek:</text:span><text:span text:style-name="T203"> </text:span><text:a xlink:type="simple" xlink:href="http://it.wikipedia.org/wiki/1930" text:style-name="Internet_20_link" text:visited-style-name="Visited_20_Internet_20_Link"><text:span text:style-name="T125">1930</text:span></text:a><text:span text:style-name="T274"> - </text:span><text:a xlink:type="simple" xlink:href="http://it.wikipedia.org/wiki/2013" text:style-name="Internet_20_link" text:visited-style-name="Visited_20_Internet_20_Link"><text:span text:style-name="T125">2013</text:span></text:a><text:span text:style-name="T203"> è stato un </text:span><text:a xlink:type="simple" xlink:href="http://it.wikipedia.org/wiki/Drammaturgo" text:style-name="Internet_20_link" text:visited-style-name="Visited_20_Internet_20_Link">drammaturgo</text:a><text:span text:style-name="T125"> </text:span><text:span text:style-name="T203">e </text:span><text:a xlink:type="simple" xlink:href="http://it.wikipedia.org/wiki/Scrittore" text:style-name="Internet_20_link" text:visited-style-name="Visited_20_Internet_20_Link"><text:span text:style-name="T125">scrittore</text:span></text:a><text:span text:style-name="T274"> </text:span><text:a xlink:type="simple" xlink:href="http://it.wikipedia.org/wiki/Polonia" text:style-name="Internet_20_link" text:visited-style-name="Visited_20_Internet_20_Link"><text:span text:style-name="T125">polacco</text:span></text:a><text:span text:style-name="T203">. </text:span><text:span text:style-name="T205">Scrittore abilissimo di </text:span><text:span text:style-name="T206">feuilleton </text:span><text:span text:style-name="T20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6">Teatro e realtà</text:span><text:span text:style-name="T205">, in "Dialog", 1989). Spesso visto come un </text:span><text:a xlink:type="simple" xlink:href="http://it.wikipedia.org/wiki/Drammaturgo" text:style-name="Internet_20_link" text:visited-style-name="Visited_20_Internet_20_Link">drammaturgo</text:a><text:span text:style-name="T138"> </text:span><text:span text:style-name="T205">del "</text:span><text:a xlink:type="simple" xlink:href="http://it.wikipedia.org/wiki/Teatro_dell%27assurdo" text:style-name="Internet_20_link" text:visited-style-name="Visited_20_Internet_20_Link"><text:span text:style-name="T138">teatro dell'assurdo</text:span></text:a><text:span text:style-name="T20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5">di </text:span><text:a xlink:type="simple" xlink:href="http://it.wikipedia.org/wiki/Stanisław_Ignacy_Witkiewicz" text:style-name="Internet_20_link" text:visited-style-name="Visited_20_Internet_20_Link">Witkiewicz</text:a><text:span text:style-name="T138"> </text:span><text:span text:style-name="T205">e </text:span><text:a xlink:type="simple" xlink:href="http://it.wikipedia.org/wiki/Witold_Gombrowicz" text:style-name="Internet_20_link" text:visited-style-name="Visited_20_Internet_20_Link"><text:span text:style-name="T138">Gombrowicz</text:span></text:a><text:span text:style-name="T205">.</text:span></text:p>
      <text:p text:style-name="P59"/>
      <text:p text:style-name="P1"><text:span text:style-name="T242">Bernhard "Bernd" Becher</text:span><text:span text:style-name="T205"> </text:span><text:span text:style-name="T235">(1931 – 2007), and </text:span><text:a xlink:type="simple" xlink:href="https://en.wikipedia.org/wiki/Hilla_Becher" text:style-name="Internet_20_link" text:visited-style-name="Visited_20_Internet_20_Link"><text:span text:style-name="T162">Hilla Becher</text:span></text:a><text:span text:style-name="T235">, née </text:span><text:span text:style-name="T242">Wobeser</text:span><text:span text:style-name="T205"> </text:span><text:span text:style-name="T235">(1934 – 2015): German </text:span><text:a xlink:type="simple" xlink:href="https://en.wikipedia.org/wiki/Conceptual_art" text:style-name="Internet_20_link" text:visited-style-name="Visited_20_Internet_20_Link"><text:span text:style-name="T157">conceptual artists</text:span></text:a><text:span text:style-name="T307"> </text:span><text:span text:style-name="T235">and </text:span><text:a xlink:type="simple" xlink:href="https://en.wikipedia.org/wiki/Photographer" text:style-name="Internet_20_link" text:visited-style-name="Visited_20_Internet_20_Link"><text:span text:style-name="T157">photographers</text:span></text:a><text:span text:style-name="T307"> </text:span><text:span text:style-name="T23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07"> </text:span><text:span text:style-name="T235">and the </text:span><text:a xlink:type="simple" xlink:href="https://en.wikipedia.org/wiki/Hasselblad_Award" text:style-name="Internet_20_link" text:visited-style-name="Visited_20_Internet_20_Link"><text:span text:style-name="T157">Hasselblad Award</text:span></text:a><text:span text:style-name="T235">.</text:span><text:span text:style-name="T205"> </text:span><text:span text:style-name="T235">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5">alla </text:span><text:a xlink:type="simple" xlink:href="https://it.wikipedia.org/wiki/Biennale_di_Venezia" text:style-name="Internet_20_link" text:visited-style-name="Visited_20_Internet_20_Link"><text:span text:style-name="T157">Biennale di Venezia</text:span></text:a><text:span text:style-name="T294">. </text:span><text:span text:style-name="T247">Come fondatori di quella che è stata denominata </text:span><text:span text:style-name="T227">scuola dei Becher </text:span><text:span text:style-name="T247">essi hanno durevolmente influito sia sulla fotografia documentaria sia sugli artisti.</text:span></text:p>
      <text:p text:style-name="P27"/>
      <text:p text:style-name="P49"><text:span text:style-name="T239">Gerhard Richter:</text:span><text:span text:style-name="T227"> 1932 -. German </text:span><text:a xlink:type="simple" xlink:href="https://en.wikipedia.org/wiki/Visual_arts" text:style-name="Internet_20_link" text:visited-style-name="Visited_20_Internet_20_Link">visual artist</text:a><text:span text:style-name="T154"> </text:span><text:span text:style-name="T227">and one of the pioneers of the </text:span><text:a xlink:type="simple" xlink:href="https://en.wikipedia.org/wiki/New_European_Painting" text:style-name="Internet_20_link" text:visited-style-name="Visited_20_Internet_20_Link">New European Painting</text:a><text:span text:style-name="T154"> </text:span><text:span text:style-name="T22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7">and </text:span><text:a xlink:type="simple" xlink:href="https://en.wikipedia.org/wiki/Jean_Arp" text:style-name="Internet_20_link" text:visited-style-name="Visited_20_Internet_20_Link">Jean Arp</text:a><text:span text:style-name="T154"> </text:span><text:span text:style-name="T227">in undermining the concept of the artist's obligation to maintain a single cohesive style. In October 2012, Richter's </text:span><text:span text:style-name="T266">Abstraktes Bild </text:span><text:span text:style-name="T227">set an auction record price for a painting by a living artist at $34 million (£21 million).</text:span><text:span text:style-name="T177"> </text:span><text:span text:style-name="T227">This was exceeded in May 2013 when his 1968 piece </text:span><text:span text:style-name="T266">Domplatz, Mailand </text:span><text:span text:style-name="T227">(Cathedral square, Milan) was sold for $37.1 million (£24.4 million) in New York. This was further exceeded in February 2015 when his painting </text:span><text:span text:style-name="T247">Abstraktes Bild </text:span><text:span text:style-name="T227">sold for $44.52 million (£30.4 million) in London at Sotheby's Contemporary Evening Sale.</text:span></text:p>
      <text:p text:style-name="P60"><text:soft-page-break/></text:p>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8">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2"/>
      <text:p text:style-name="P37"><text:span text:style-name="T354">Roy Ascott: 1934. </text:span><text:span text:style-name="T11">President of the </text:span><text:a xlink:type="simple" xlink:href="http://en.wikipedia.org/wiki/Planetary_Collegium" text:style-name="Internet_20_link" text:visited-style-name="Visited_20_Internet_20_Link"><text:span text:style-name="T354">Planetary Collegium</text:span></text:a><text:span text:style-name="T191">. Artist, professor, researcher. </text:span><text:span text:style-name="T192">Inspired by</text:span><text:span text:style-name="T2"> Henri Bergson, Norbert Wiener, Heinz von Foerster, the I Ching, Teilhard de Chardin, Peter Russell, Charles Fourier, and Marcel Duchamp</text:span><text:span text:style-name="T19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2"> </text:span></text:p>
      <text:p text:style-name="P20"/>
      <text:h text:style-name="P48" text:outline-level="1"><text:span text:style-name="T35">Arvo Pärt</text:span><text:span text:style-name="T36">: 1935, </text:span><text:a xlink:type="simple" xlink:href="http://it.wikipedia.org/wiki/Compositore" text:style-name="Internet_20_link" text:visited-style-name="Visited_20_Internet_20_Link"><text:span text:style-name="T358">compositore</text:span></text:a><text:a xlink:type="simple" xlink:href="http://it.wikipedia.org/wiki/Estonia" text:style-name="Internet_20_link" text:visited-style-name="Visited_20_Internet_20_Link"><text:span text:style-name="T358"> estone</text:span></text:a><text:span text:style-name="T180"> </text:span><text:span text:style-name="T46">di </text:span><text:a xlink:type="simple" xlink:href="http://it.wikipedia.org/wiki/Musica_contemporanea" text:style-name="Internet_20_link" text:visited-style-name="Visited_20_Internet_20_Link"><text:span text:style-name="T180">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80">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58">dodecafonia</text:span></text:a><text:span text:style-name="T180">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58">Henryk Górecki</text:span></text:a><text:span text:style-name="T180"> </text:span><text:span text:style-name="T46">e </text:span><text:a xlink:type="simple" xlink:href="http://it.wikipedia.org/wiki/John_Tavener" text:style-name="Internet_20_link" text:visited-style-name="Visited_20_Internet_20_Link"><text:span text:style-name="T180">John Tavener</text:span></text:a><text:span text:style-name="T46">. È un compositore apprezzato soprattutto per la semplicità dell'ascolto e la trasparenza emotiva delle sue opere.</text:span><text:span text:style-name="T20"> </text:span></text:h>
      <text:p text:style-name="P54"/>
      <text:p text:style-name="P51"><text:span text:style-name="T245">Georges Perec: </text:span><text:span text:style-name="T243">1936 – 1982. French </text:span><text:a xlink:type="simple" xlink:href="https://en.wikipedia.org/wiki/Novelist" text:style-name="Internet_20_link" text:visited-style-name="Visited_20_Internet_20_Link"><text:span text:style-name="T154">novelist</text:span></text:a><text:span text:style-name="T243">, </text:span><text:a xlink:type="simple" xlink:href="https://en.wikipedia.org/wiki/Filmmaker" text:style-name="Internet_20_link" text:visited-style-name="Visited_20_Internet_20_Link"><text:span text:style-name="T154">filmmaker</text:span></text:a><text:span text:style-name="T243">, </text:span><text:a xlink:type="simple" xlink:href="https://en.wikipedia.org/wiki/Documentalist" text:style-name="Internet_20_link" text:visited-style-name="Visited_20_Internet_20_Link"><text:span text:style-name="T154">documentalist</text:span></text:a><text:span text:style-name="T243">, and </text:span><text:a xlink:type="simple" xlink:href="https://en.wikipedia.org/wiki/Essayist" text:style-name="Internet_20_link" text:visited-style-name="Visited_20_Internet_20_Link"><text:span text:style-name="T154">essayist</text:span></text:a><text:span text:style-name="T243">. He was a member of the </text:span><text:a xlink:type="simple" xlink:href="https://en.wikipedia.org/wiki/Oulipo" text:style-name="Internet_20_link" text:visited-style-name="Visited_20_Internet_20_Link"><text:span text:style-name="T154">Oulipo</text:span></text:a><text:span text:style-name="T275"> </text:span><text:span text:style-name="T243">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75"> </text:span><text:span text:style-name="T243">and his mother was killed in </text:span><text:a xlink:type="simple" xlink:href="https://en.wikipedia.org/wiki/The_Holocaust" text:style-name="Internet_20_link" text:visited-style-name="Visited_20_Internet_20_Link"><text:span text:style-name="T154">the Holocaust</text:span></text:a><text:span text:style-name="T243">,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43">.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43">, lists and attempts at </text:span><text:a xlink:type="simple" xlink:href="https://en.wikipedia.org/wiki/Categorization" text:style-name="Internet_20_link" text:visited-style-name="Visited_20_Internet_20_Link"><text:span text:style-name="T154">classification</text:span></text:a><text:span text:style-name="T243">, and they are usually tinged with </text:span><text:a xlink:type="simple" xlink:href="https://en.wikipedia.org/wiki/Depression_(mood)" text:style-name="Internet_20_link" text:visited-style-name="Visited_20_Internet_20_Link"><text:span text:style-name="T154">melancholy</text:span></text:a><text:span text:style-name="T243">. </text:span><text:span text:style-name="T227">Perec's first novel </text:span><text:span text:style-name="T247">Les Choses: Une Histore des Annees Soixante </text:span><text:span text:style-name="T227">(</text:span><text:a xlink:type="simple" xlink:href="https://en.wikipedia.org/wiki/Things:_A_Story_of_the_Sixties" text:style-name="Internet_20_link" text:visited-style-name="Visited_20_Internet_20_Link"><text:span text:style-name="T163">Things: A Story of the Sixties</text:span></text:a><text:span text:style-name="T227">) (1965) was awarded the </text:span><text:a xlink:type="simple" xlink:href="https://en.wikipedia.org/wiki/Prix_Renaudot" text:style-name="Internet_20_link" text:visited-style-name="Visited_20_Internet_20_Link"><text:span text:style-name="T154">Prix Renaudot</text:span></text:a><text:span text:style-name="T227">. Perec is noted for his </text:span><text:a xlink:type="simple" xlink:href="https://en.wikipedia.org/wiki/Constrained_writing" text:style-name="Internet_20_link" text:visited-style-name="Visited_20_Internet_20_Link"><text:span text:style-name="T154">constrained writing</text:span></text:a><text:span text:style-name="T227">. His 300-page novel </text:span><text:span text:style-name="T247">La disparition </text:span><text:span text:style-name="T227">(1969) is a </text:span><text:a xlink:type="simple" xlink:href="https://en.wikipedia.org/wiki/Lipogram" text:style-name="Internet_20_link" text:visited-style-name="Visited_20_Internet_20_Link"><text:span text:style-name="T154">lipogram</text:span></text:a><text:span text:style-name="T227">,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7">under the title </text:span><text:a xlink:type="simple" xlink:href="https://en.wikipedia.org/wiki/A_Void" text:style-name="Internet_20_link" text:visited-style-name="Visited_20_Internet_20_Link">A Void</text:a><text:span text:style-name="T163"> </text:span><text:span text:style-name="T227">(1994).</text:span></text:p>
      <text:p text:style-name="P54"/>
      <text:p text:style-name="P38"><text:span text:style-name="T246">Thomas Ruggles Pynchon, Jr.</text:span><text:span text:style-name="T204">: </text:span><text:span text:style-name="T244">1937 -. </text:span><text:a xlink:type="simple" xlink:href="https://en.wikipedia.org/wiki/American_literature" text:style-name="Internet_20_link" text:visited-style-name="Visited_20_Internet_20_Link"><text:span text:style-name="T159">American novelist</text:span></text:a><text:span text:style-name="T244">. A </text:span><text:a xlink:type="simple" xlink:href="https://en.wikipedia.org/wiki/MacArthur_Fellowship" text:style-name="Internet_20_link" text:visited-style-name="Visited_20_Internet_20_Link"><text:span text:style-name="T159">MacArthur Fellow</text:span></text:a><text:span text:style-name="T244">, he is noted for his dense and complex novels. His </text:span><text:a xlink:type="simple" xlink:href="https://en.wikipedia.org/wiki/Fiction" text:style-name="Internet_20_link" text:visited-style-name="Visited_20_Internet_20_Link"><text:span text:style-name="T159">fiction</text:span></text:a><text:span text:style-name="T276"> </text:span><text:span text:style-name="T244">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76"> </text:span><text:span text:style-name="T244">and </text:span><text:a xlink:type="simple" xlink:href="https://en.wikipedia.org/wiki/Theme_(narrative)" text:style-name="Internet_20_link" text:visited-style-name="Visited_20_Internet_20_Link"><text:span text:style-name="T159">themes</text:span></text:a><text:span text:style-name="T244">, including (but not limited to) the fields of </text:span><text:a xlink:type="simple" xlink:href="https://en.wikipedia.org/wiki/History" text:style-name="Internet_20_link" text:visited-style-name="Visited_20_Internet_20_Link"><text:span text:style-name="T159">history</text:span></text:a><text:span text:style-name="T244">, </text:span><text:a xlink:type="simple" xlink:href="https://en.wikipedia.org/wiki/Music" text:style-name="Internet_20_link" text:visited-style-name="Visited_20_Internet_20_Link"><text:span text:style-name="T159">music</text:span></text:a><text:span text:style-name="T244">, </text:span><text:a xlink:type="simple" xlink:href="https://en.wikipedia.org/wiki/Science" text:style-name="Internet_20_link" text:visited-style-name="Visited_20_Internet_20_Link"><text:span text:style-name="T159">science</text:span></text:a><text:span text:style-name="T244">, and </text:span><text:a xlink:type="simple" xlink:href="https://en.wikipedia.org/wiki/Mathematics" text:style-name="Internet_20_link" text:visited-style-name="Visited_20_Internet_20_Link"><text:span text:style-name="T159">mathematics</text:span></text:a><text:span text:style-name="T244">. For </text:span><text:a xlink:type="simple" xlink:href="https://en.wikipedia.org/wiki/Gravity%27s_Rainbow" text:style-name="Internet_20_link" text:visited-style-name="Visited_20_Internet_20_Link"><text:span text:style-name="T164">Gravity's Rainbow</text:span></text:a><text:span text:style-name="T276"> </text:span><text:span text:style-name="T244">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44">.</text:span></text:p>
      <text:p text:style-name="P31"/>
      <text:p text:style-name="P37">David Hockney: 1937, English painter, droughtsman, printmaker, stage designer and photographer. <text:span text:style-name="T347">Contributor to the Pop Art movement of the 1960s. One of the most influential British artist of the Twentieth Century. He was born with Synesthesia (also Oliver Messiaen). He won with the painting </text:span><text:soft-page-break/><text:span text:style-name="T347">“Peter getting out of Nick's pool” the John Moores Painting Prize at the Walker Art Gallery in London in 1967. The Hockney_Falco thesis in 2001 about the Renaissance techniques for photographic style using a camera obscura and a concave mirror.</text:span></text:p>
      <text:p text:style-name="P37"/>
      <text:p text:style-name="P37"><text:span text:style-name="T347">Delia Ann Derbyshire: 1937-2001, English composer of electronic and “concréte” music. The White Noise. </text:span><text:span text:style-name="T354">Creator also of the historical “Doctor Who” Theme (1963). </text:span><text:span text:style-name="T1">In November 1960 she joined the BBC as</text:span><text:span text:style-name="T35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2"/>
      <text:p text:style-name="P37"><text:span text:style-name="T354">Max Neuhaus: </text:span><text:span text:style-name="T104">1939 – 2009, Percussionist.</text:span><text:span text:style-name="T354">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54"> </text:span></text:p>
      <text:p text:style-name="P42"/>
      <text:p text:style-name="P1"><text:span text:style-name="T251">Stanislav Evgrafovič Petrov</text:span><text:span text:style-name="T324">: </text:span><text:a xlink:type="simple" xlink:href="https://it.wikipedia.org/wiki/1939" text:style-name="Internet_20_link" text:visited-style-name="Visited_20_Internet_20_Link">1939</text:a><text:span text:style-name="T169">,</text:span><text:span text:style-name="T257"> è un </text:span><text:a xlink:type="simple" xlink:href="https://it.wikipedia.org/wiki/Militare" text:style-name="Internet_20_link" text:visited-style-name="Visited_20_Internet_20_Link"><text:span text:style-name="T169">militare</text:span></text:a><text:span text:style-name="T312"> </text:span><text:a xlink:type="simple" xlink:href="https://it.wikipedia.org/wiki/Unione_Sovietica" text:style-name="Internet_20_link" text:visited-style-name="Visited_20_Internet_20_Link"><text:span text:style-name="T169">sovietico</text:span></text:a><text:span text:style-name="T257">, tenente colonnello dell'</text:span><text:a xlink:type="simple" xlink:href="https://it.wikipedia.org/wiki/Armata_Rossa" text:style-name="Internet_20_link" text:visited-style-name="Visited_20_Internet_20_Link"><text:span text:style-name="T169">Armata Rossa</text:span></text:a><text:span text:style-name="T312"> </text:span><text:span text:style-name="T257">durante la </text:span><text:a xlink:type="simple" xlink:href="https://it.wikipedia.org/wiki/Guerra_Fredda" text:style-name="Internet_20_link" text:visited-style-name="Visited_20_Internet_20_Link"><text:span text:style-name="T169">Guerra Fredda</text:span></text:a><text:span text:style-name="T257">.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9">. </text:span><text:span text:style-name="T292">Il 26 settembre del </text:span><text:a xlink:type="simple" xlink:href="https://it.wikipedia.org/wiki/1983" text:style-name="Internet_20_link" text:visited-style-name="Visited_20_Internet_20_Link"><text:span text:style-name="T155">1983</text:span></text:a><text:span text:style-name="T292">, al culmine della </text:span><text:a xlink:type="simple" xlink:href="https://it.wikipedia.org/wiki/Guerra_fredda" text:style-name="Internet_20_link" text:visited-style-name="Visited_20_Internet_20_Link"><text:span text:style-name="T155">guerra fredda</text:span></text:a><text:span text:style-name="T292">,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292">con il compito di controllare il </text:span><text:a xlink:type="simple" xlink:href="https://it.wikipedia.org/wiki/Satellite_artificiale" text:style-name="Internet_20_link" text:visited-style-name="Visited_20_Internet_20_Link">satellite</text:a><text:span text:style-name="T155"> </text:span><text:span text:style-name="T29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292">,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292">. </text:span><text:span text:style-name="T227">Alle 00.14 (</text:span><text:a xlink:type="simple" xlink:href="https://it.wikipedia.org/wiki/Ora_di_Mosca" text:style-name="Internet_20_link" text:visited-style-name="Visited_20_Internet_20_Link"><text:span text:style-name="T154">ora di Mosca</text:span></text:a><text:span text:style-name="T227">)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46">OKO</text:span></text:a><text:span text:style-name="T22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2"/>
      <text:p text:style-name="P1"><text:span text:style-name="T432">Julia Kristeva:</text:span><text:span text:style-name="T433"> </text:span><text:a xlink:type="simple" xlink:href="https://en.wikipedia.org/wiki/Bulgarians" text:style-name="Internet_20_link" text:visited-style-name="Visited_20_Internet_20_Link"><text:span text:style-name="T465">Bulgarian</text:span></text:a><text:span text:style-name="T433">-</text:span><text:a xlink:type="simple" xlink:href="https://en.wikipedia.org/wiki/France" text:style-name="Internet_20_link" text:visited-style-name="Visited_20_Internet_20_Link"><text:span text:style-name="T465">French</text:span></text:a><text:span text:style-name="T433"> </text:span><text:a xlink:type="simple" xlink:href="https://en.wikipedia.org/wiki/Philosopher" text:style-name="Internet_20_link" text:visited-style-name="Visited_20_Internet_20_Link"><text:span text:style-name="T465">philosopher</text:span></text:a><text:span text:style-name="T433">, </text:span><text:a xlink:type="simple" xlink:href="https://en.wikipedia.org/wiki/Literary_critic" text:style-name="Internet_20_link" text:visited-style-name="Visited_20_Internet_20_Link"><text:span text:style-name="T465">literary critic</text:span></text:a><text:span text:style-name="T433">, </text:span><text:a xlink:type="simple" xlink:href="https://en.wikipedia.org/wiki/Psychoanalysis" text:style-name="Internet_20_link" text:visited-style-name="Visited_20_Internet_20_Link"><text:span text:style-name="T465">psychoanalyst</text:span></text:a><text:span text:style-name="T433">, </text:span><text:a xlink:type="simple" xlink:href="https://en.wikipedia.org/wiki/Sociologist" text:style-name="Internet_20_link" text:visited-style-name="Visited_20_Internet_20_Link"><text:span text:style-name="T465">sociologist</text:span></text:a><text:span text:style-name="T433"> and </text:span><text:a xlink:type="simple" xlink:href="https://en.wikipedia.org/wiki/Novelist" text:style-name="Internet_20_link" text:visited-style-name="Visited_20_Internet_20_Link"><text:span text:style-name="T465">novelist</text:span></text:a><text:span text:style-name="T433"> who has lived in </text:span><text:a xlink:type="simple" xlink:href="https://en.wikipedia.org/wiki/France" text:style-name="Internet_20_link" text:visited-style-name="Visited_20_Internet_20_Link"><text:span text:style-name="T465">France</text:span></text:a><text:span text:style-name="T433"> since the mid-1960s. </text:span><text:span text:style-name="T438">She is now a Professor at the </text:span><text:a xlink:type="simple" xlink:href="https://en.wikipedia.org/wiki/University_Paris_Diderot" text:style-name="Internet_20_link" text:visited-style-name="Visited_20_Internet_20_Link"><text:span text:style-name="T467">University Paris Diderot</text:span></text:a><text:span text:style-name="T438">. Kristeva became influential in international critical analysis, </text:span><text:a xlink:type="simple" xlink:href="https://en.wikipedia.org/wiki/Cultural_theory" text:style-name="Internet_20_link" text:visited-style-name="Visited_20_Internet_20_Link"><text:span text:style-name="T467">cultural theory</text:span></text:a><text:span text:style-name="T438"> and </text:span><text:a xlink:type="simple" xlink:href="https://en.wikipedia.org/wiki/Feminism" text:style-name="Internet_20_link" text:visited-style-name="Visited_20_Internet_20_Link"><text:span text:style-name="T467">feminism</text:span></text:a><text:span text:style-name="T438"> after publishing her first book </text:span><text:span text:style-name="T439">Semeiotikè</text:span><text:span text:style-name="T440"> in 1969. Her sizable body of work includes books and essays which address </text:span><text:a xlink:type="simple" xlink:href="https://en.wikipedia.org/wiki/Intertextuality" text:style-name="Internet_20_link" text:visited-style-name="Visited_20_Internet_20_Link"><text:span text:style-name="T468">intertextuality</text:span></text:a><text:span text:style-name="T440">, the </text:span><text:a xlink:type="simple" xlink:href="https://en.wikipedia.org/wiki/Semiotic" text:style-name="Internet_20_link" text:visited-style-name="Visited_20_Internet_20_Link"><text:span text:style-name="T468">semiotic</text:span></text:a><text:span text:style-name="T440">, and </text:span><text:a xlink:type="simple" xlink:href="https://en.wikipedia.org/wiki/Abjection" text:style-name="Internet_20_link" text:visited-style-name="Visited_20_Internet_20_Link"><text:span text:style-name="T468">abjection</text:span></text:a><text:span text:style-name="T440">, in the fields of linguistics, literary theory and criticism, </text:span><text:a xlink:type="simple" xlink:href="https://en.wikipedia.org/wiki/Psychoanalysis" text:style-name="Internet_20_link" text:visited-style-name="Visited_20_Internet_20_Link"><text:span text:style-name="T468">psychoanalysis</text:span></text:a><text:span text:style-name="T440">, biography and autobiography, political and cultural analysis, art and art history. Together with </text:span><text:a xlink:type="simple" xlink:href="https://en.wikipedia.org/wiki/Roland_Barthes" text:style-name="Internet_20_link" text:visited-style-name="Visited_20_Internet_20_Link"><text:span text:style-name="T468">Roland Barthes</text:span></text:a><text:span text:style-name="T440">, </text:span><text:a xlink:type="simple" xlink:href="https://en.wikipedia.org/wiki/Tzvetan_Todorov" text:style-name="Internet_20_link" text:visited-style-name="Visited_20_Internet_20_Link"><text:span text:style-name="T468">Tzvetan Todorov</text:span></text:a><text:span text:style-name="T440">, </text:span><text:a xlink:type="simple" xlink:href="https://en.wikipedia.org/wiki/Lucien_Goldmann" text:style-name="Internet_20_link" text:visited-style-name="Visited_20_Internet_20_Link"><text:span text:style-name="T468">Lucien Goldmann</text:span></text:a><text:span text:style-name="T440">, </text:span><text:a xlink:type="simple" xlink:href="https://en.wikipedia.org/wiki/Gérard_Genette" text:style-name="Internet_20_link" text:visited-style-name="Visited_20_Internet_20_Link"><text:span text:style-name="T468">Gérard Genette</text:span></text:a><text:span text:style-name="T440">, </text:span><text:a xlink:type="simple" xlink:href="https://en.wikipedia.org/wiki/Claude_Lévi-Strauss" text:style-name="Internet_20_link" text:visited-style-name="Visited_20_Internet_20_Link"><text:span text:style-name="T468">Claude Lévi-Strauss</text:span></text:a><text:span text:style-name="T440">, </text:span><text:a xlink:type="simple" xlink:href="https://en.wikipedia.org/wiki/Jacques_Lacan" text:style-name="Internet_20_link" text:visited-style-name="Visited_20_Internet_20_Link"><text:span text:style-name="T468">Jacques Lacan</text:span></text:a><text:span text:style-name="T440">, </text:span><text:a xlink:type="simple" xlink:href="https://en.wikipedia.org/wiki/Algirdas_Julien_Greimas" text:style-name="Internet_20_link" text:visited-style-name="Visited_20_Internet_20_Link"><text:span text:style-name="T468">Algirdas Julien Greimas</text:span></text:a><text:span text:style-name="T440">, and </text:span><text:a xlink:type="simple" xlink:href="https://en.wikipedia.org/wiki/Louis_Althusser" text:style-name="Internet_20_link" text:visited-style-name="Visited_20_Internet_20_Link"><text:span text:style-name="T468">Louis Althusser</text:span></text:a><text:span text:style-name="T440">, she stands as one of the foremost </text:span><text:a xlink:type="simple" xlink:href="https://en.wikipedia.org/wiki/Structuralism" text:style-name="Internet_20_link" text:visited-style-name="Visited_20_Internet_20_Link"><text:span text:style-name="T468">structuralists</text:span></text:a><text:span text:style-name="T440">, in that time when structuralism took a major place in </text:span><text:a xlink:type="simple" xlink:href="https://en.wikipedia.org/wiki/Humanities" text:style-name="Internet_20_link" text:visited-style-name="Visited_20_Internet_20_Link"><text:span text:style-name="T468">humanities</text:span></text:a><text:span text:style-name="T440">. Her works also have an important place in </text:span><text:a xlink:type="simple" xlink:href="https://en.wikipedia.org/wiki/Post-structuralist" text:style-name="Internet_20_link" text:visited-style-name="Visited_20_Internet_20_Link"><text:span text:style-name="T468">post-structuralist</text:span></text:a><text:span text:style-name="T440"> thought. </text:span><text:span text:style-name="T441">She is also the founder and head of the </text:span><text:a xlink:type="simple" xlink:href="https://en.wikipedia.org/wiki/Simone_de_Beauvoir_Prize" text:style-name="Internet_20_link" text:visited-style-name="Visited_20_Internet_20_Link"><text:span text:style-name="T469">Simone de Beauvoir Prize</text:span></text:a><text:span text:style-name="T441"> committee</text:span></text:p>
      <text:p text:style-name="P42"/>
      <text:p text:style-name="P49"><text:span text:style-name="T251">Sir John Kenneth Tavener: </text:span><text:span text:style-name="T257">1944 – 2013. British composer, known for his extensive output of religious works, including </text:span><text:a xlink:type="simple" xlink:href="https://en.wikipedia.org/wiki/The_Protecting_Veil" text:style-name="Internet_20_link" text:visited-style-name="Visited_20_Internet_20_Link"><text:span text:style-name="T174">The Protecting Veil</text:span></text:a><text:span text:style-name="T257">, </text:span><text:a xlink:type="simple" xlink:href="https://en.wikipedia.org/wiki/Song_for_Athene" text:style-name="Internet_20_link" text:visited-style-name="Visited_20_Internet_20_Link">Song for Athene</text:a><text:span text:style-name="T174"> </text:span><text:span text:style-name="T257">and </text:span><text:a xlink:type="simple" xlink:href="https://en.wikipedia.org/wiki/The_Lamb_(Tavener)" text:style-name="Internet_20_link" text:visited-style-name="Visited_20_Internet_20_Link"><text:span text:style-name="T174">The Lamb</text:span></text:a><text:span text:style-name="T257">. </text:span><text:span text:style-name="T227">Tavener first came to prominence with his cantata </text:span><text:a xlink:type="simple" xlink:href="https://en.wikipedia.org/wiki/The_Whale_(Tavener)" text:style-name="Internet_20_link" text:visited-style-name="Visited_20_Internet_20_Link"><text:span text:style-name="T163">The Whale</text:span></text:a><text:span text:style-name="T227">, premiered in 1968. Then aged 24, he was described by </text:span><text:a xlink:type="simple" xlink:href="https://en.wikipedia.org/wiki/The_Guardian" text:style-name="Internet_20_link" text:visited-style-name="Visited_20_Internet_20_Link">The Guardian</text:a><text:span text:style-name="T163"> </text:span><text:span text:style-name="T227">as "the musical discovery of the year",</text:span><text:span text:style-name="T177"> </text:span><text:span text:style-name="T227">while </text:span><text:a xlink:type="simple" xlink:href="https://en.wikipedia.org/wiki/The_Times" text:style-name="Internet_20_link" text:visited-style-name="Visited_20_Internet_20_Link">The Times</text:a><text:span text:style-name="T163"> </text:span><text:span text:style-name="T227">said he was "among the very best creative talents of his generation."</text:span><text:span text:style-name="T177"> </text:span><text:span text:style-name="T227">During his career he became one of the best known and popular composers of his generation, most particularly for</text:span><text:span text:style-name="T247">The Protecting Veil</text:span><text:span text:style-name="T227">, which as </text:span><text:soft-page-break/><text:span text:style-name="T227">recorded by cellist </text:span><text:a xlink:type="simple" xlink:href="https://en.wikipedia.org/wiki/Steven_Isserlis" text:style-name="Internet_20_link" text:visited-style-name="Visited_20_Internet_20_Link">Steven Isserlis</text:a><text:span text:style-name="T154"> </text:span><text:span text:style-name="T227">became a bestselling album, and </text:span><text:span text:style-name="T247">Song for Athene </text:span><text:span text:style-name="T227">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7">.</text:span><text:span text:style-name="T247">The Lamb </text:span><text:span text:style-name="T227">featured in the soundtrack for </text:span><text:a xlink:type="simple" xlink:href="https://en.wikipedia.org/wiki/Paolo_Sorrentino" text:style-name="Internet_20_link" text:visited-style-name="Visited_20_Internet_20_Link"><text:span text:style-name="T154">Paolo Sorrentino</text:span></text:a><text:span text:style-name="T227">'s film </text:span><text:a xlink:type="simple" xlink:href="https://en.wikipedia.org/wiki/The_Great_Beauty" text:style-name="Internet_20_link" text:visited-style-name="Visited_20_Internet_20_Link"><text:span text:style-name="T163">The Great Beauty</text:span></text:a><text:span text:style-name="T227">.</text:span><text:span text:style-name="T177"> </text:span><text:span text:style-name="T227">Tavener was </text:span><text:a xlink:type="simple" xlink:href="https://en.wikipedia.org/wiki/British_honours_system" text:style-name="Internet_20_link" text:visited-style-name="Visited_20_Internet_20_Link">knighted</text:a><text:span text:style-name="T154"> </text:span><text:span text:style-name="T227">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7">.</text:span></text:p>
      <text:p text:style-name="P42"/>
      <text:p text:style-name="P42"/>
      <text:p text:style-name="P49"><text:span text:style-name="T216">Remment Lucas "Rem" Koolhaas: </text:span><text:span text:style-name="T218">1944. Dutch </text:span><text:a xlink:type="simple" xlink:href="https://en.wikipedia.org/wiki/Architect" text:style-name="Internet_20_link" text:visited-style-name="Visited_20_Internet_20_Link"><text:span text:style-name="T146">architect</text:span></text:a><text:span text:style-name="T218">, </text:span><text:a xlink:type="simple" xlink:href="https://en.wikipedia.org/wiki/Architectural_theory" text:style-name="Internet_20_link" text:visited-style-name="Visited_20_Internet_20_Link"><text:span text:style-name="T146">architectural theorist</text:span></text:a><text:span text:style-name="T218">, </text:span><text:a xlink:type="simple" xlink:href="https://en.wikipedia.org/wiki/Urbanist" text:style-name="Internet_20_link" text:visited-style-name="Visited_20_Internet_20_Link">urbanist</text:a><text:span text:style-name="T146"> </text:span><text:span text:style-name="T21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8">at </text:span><text:a xlink:type="simple" xlink:href="https://en.wikipedia.org/wiki/Harvard_University" text:style-name="Internet_20_link" text:visited-style-name="Visited_20_Internet_20_Link"><text:span text:style-name="T146">Harvard University</text:span></text:a><text:span text:style-name="T218">. Founding partner of </text:span><text:a xlink:type="simple" xlink:href="https://en.wikipedia.org/wiki/Office_for_Metropolitan_Architecture" text:style-name="Internet_20_link" text:visited-style-name="Visited_20_Internet_20_Link"><text:span text:style-name="T146">OMA</text:span></text:a><text:span text:style-name="T21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8">together with </text:span><text:a xlink:type="simple" xlink:href="https://en.wikipedia.org/wiki/Mark_Wigley" text:style-name="Internet_20_link" text:visited-style-name="Visited_20_Internet_20_Link">Mark Wigley</text:a><text:span text:style-name="T146"> </text:span><text:span text:style-name="T218">and </text:span><text:a xlink:type="simple" xlink:href="https://en.wikipedia.org/w/index.php?title=Ole_Bouman&amp;action=edit&amp;redlink=1" text:style-name="Internet_20_link" text:visited-style-name="Visited_20_Internet_20_Link">Ole Bouman</text:a><text:span text:style-name="T199">. </text:span><text:span text:style-name="T209">In 2000, Rem Koolhaas won the </text:span><text:a xlink:type="simple" xlink:href="https://en.wikipedia.org/wiki/Pritzker_Prize" text:style-name="Internet_20_link" text:visited-style-name="Visited_20_Internet_20_Link"><text:span text:style-name="T141">Pritzker Prize</text:span></text:a><text:span text:style-name="T209">.</text:span><text:span text:style-name="T151"> </text:span><text:span text:style-name="T209">In 2008, </text:span><text:a xlink:type="simple" xlink:href="https://en.wikipedia.org/wiki/Time_(magazine)" text:style-name="Internet_20_link" text:visited-style-name="Visited_20_Internet_20_Link">Time</text:a><text:span text:style-name="T147"> </text:span><text:span text:style-name="T209">put him in their top 100 of </text:span><text:a xlink:type="simple" xlink:href="https://en.wikipedia.org/wiki/Time_100" text:style-name="Internet_20_link" text:visited-style-name="Visited_20_Internet_20_Link"><text:span text:style-name="T147">The World's Most Influential People</text:span></text:a><text:span text:style-name="T209">.</text:span></text:p>
      <text:p text:style-name="P42"/>
      <text:p text:style-name="P37"><text:span text:style-name="T35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0"><text:span text:style-name="T245">Sandro Chia:</text:span><text:span text:style-name="T243"> 1946-. Italian painter and sculptor. </text:span><text:span text:style-name="T227">A native of </text:span><text:a xlink:type="simple" xlink:href="https://en.wikipedia.org/wiki/Florence" text:style-name="Internet_20_link" text:visited-style-name="Visited_20_Internet_20_Link"><text:span text:style-name="T154">Florence</text:span></text:a><text:span text:style-name="T227">, he was a key member of the </text:span><text:a xlink:type="simple" xlink:href="https://en.wikipedia.org/wiki/Transavantgarde" text:style-name="Internet_20_link" text:visited-style-name="Visited_20_Internet_20_Link">Italian Transavanguardia</text:a><text:span text:style-name="T154"> </text:span><text:span text:style-name="T227">movement, along with fellow countrymen </text:span><text:a xlink:type="simple" xlink:href="https://en.wikipedia.org/wiki/Francesco_Clemente" text:style-name="Internet_20_link" text:visited-style-name="Visited_20_Internet_20_Link"><text:span text:style-name="T154">Francesco Clemente</text:span></text:a><text:span text:style-name="T227">, </text:span><text:a xlink:type="simple" xlink:href="https://en.wikipedia.org/wiki/Mimmo_Paladino" text:style-name="Internet_20_link" text:visited-style-name="Visited_20_Internet_20_Link"><text:span text:style-name="T154">Mimmo Paladino</text:span></text:a><text:span text:style-name="T227">, Nicola De Maria, and </text:span><text:a xlink:type="simple" xlink:href="https://en.wikipedia.org/wiki/Enzo_Cucchi" text:style-name="Internet_20_link" text:visited-style-name="Visited_20_Internet_20_Link"><text:span text:style-name="T154">Enzo Cucchi</text:span></text:a><text:span text:style-name="T22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7">painters around the world.</text:span></text:p>
      <text:p text:style-name="P67"/>
      <text:p text:style-name="P1"><text:span text:style-name="T35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59"> . </text:span><text:span text:style-name="T355">“The poetics of L=A=N=G=U=A=G=E” (2001) (</text:span><text:a xlink:type="simple" xlink:href="http://www.ubu.com/papers/andrews.html" text:style-name="Internet_20_link" text:visited-style-name="Visited_20_Internet_20_Link">http://www.ubu.com/papers/andrews.html</text:a><text:span text:style-name="T35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393">James Dillon: </text:span><text:span text:style-name="T392">1950, </text:span><text:a xlink:type="simple" xlink:href="http://en.wikipedia.org/wiki/Scottish_people" text:style-name="Internet_20_link" text:visited-style-name="Visited_20_Internet_20_Link">Scottish</text:a><text:span text:style-name="T379"> </text:span><text:span text:style-name="T392">composer who is often regarded as belonging to the </text:span><text:a xlink:type="simple" xlink:href="http://en.wikipedia.org/wiki/New_Complexity" text:style-name="Internet_20_link" text:visited-style-name="Visited_20_Internet_20_Link">New Complexity</text:a><text:span text:style-name="T379"> </text:span><text:span text:style-name="T392">school. Dillon studied </text:span><text:a xlink:type="simple" xlink:href="http://en.wikipedia.org/wiki/Art" text:style-name="Internet_20_link" text:visited-style-name="Visited_20_Internet_20_Link">art</text:a><text:span text:style-name="T379"> </text:span><text:span text:style-name="T392">and</text:span><text:a xlink:type="simple" xlink:href="http://en.wikipedia.org/wiki/Design" text:style-name="Internet_20_link" text:visited-style-name="Visited_20_Internet_20_Link"><text:span text:style-name="T379">design</text:span></text:a><text:span text:style-name="T392">, </text:span><text:a xlink:type="simple" xlink:href="http://en.wikipedia.org/wiki/Linguistics" text:style-name="Internet_20_link" text:visited-style-name="Visited_20_Internet_20_Link"><text:span text:style-name="T379">linguistics</text:span></text:a><text:span text:style-name="T392">, </text:span><text:a xlink:type="simple" xlink:href="http://en.wikipedia.org/wiki/Piano" text:style-name="Internet_20_link" text:visited-style-name="Visited_20_Internet_20_Link"><text:span text:style-name="T379">piano</text:span></text:a><text:span text:style-name="T392">, </text:span><text:a xlink:type="simple" xlink:href="http://en.wikipedia.org/wiki/Acoustics" text:style-name="Internet_20_link" text:visited-style-name="Visited_20_Internet_20_Link"><text:span text:style-name="T379">acoustics</text:span></text:a><text:span text:style-name="T392">, Indian rhythm, </text:span><text:a xlink:type="simple" xlink:href="http://en.wikipedia.org/wiki/Mathematics" text:style-name="Internet_20_link" text:visited-style-name="Visited_20_Internet_20_Link">mathematics</text:a><text:span text:style-name="T379"> </text:span><text:span text:style-name="T392">and </text:span><text:a xlink:type="simple" xlink:href="http://en.wikipedia.org/wiki/Computer_music" text:style-name="Internet_20_link" text:visited-style-name="Visited_20_Internet_20_Link"><text:span text:style-name="T379">computer music</text:span></text:a><text:span text:style-name="T392">, but is self-taught in </text:span><text:a xlink:type="simple" xlink:href="http://en.wikipedia.org/wiki/Musical_composition" text:style-name="Internet_20_link" text:visited-style-name="Visited_20_Internet_20_Link"><text:span text:style-name="T379">composition</text:span></text:a><text:span text:style-name="T392">.</text:span> </text:p>
      <text:p text:style-name="P37"/>
      <text:p text:style-name="P37">Charles Bernstein : 1950, U.S. poet, theorist, editor and literary scholar, inside the movement pf the Language Poets, he studied in Harvard studying Ludwig Wittgenstein.</text:p>
      <text:p text:style-name="P37"/>
      <text:p text:style-name="P1"><text:span text:style-name="T359">Michael Basinski: 1950, U.S. visual and sound poet. Works at University of New York at Buffalo. </text:span><text:span text:style-name="T34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48"> </text:span></text:p>
      <text:p text:style-name="P16"/>
      <text:p text:style-name="P56"><text:span text:style-name="T393">Wolfgang Rihm: </text:span><text:span text:style-name="T39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92">Ordre des Arts et des Lettres</text:span></text:a><text:span text:style-name="T378">.</text:span></text:p>
      <text:p text:style-name="P31"/>
      <text:p text:style-name="P1"><text:span text:style-name="T216">Linton Kwesi Johnson</text:span><text:span text:style-name="T222">: </text:span><text:a xlink:type="simple" xlink:href="http://en.wikipedia.org/wiki/Jamaica" text:style-name="Internet_20_link" text:visited-style-name="Visited_20_Internet_20_Link"><text:span text:style-name="T145">Jamaica</text:span></text:a><text:span text:style-name="T218">, 1952. UK-based </text:span><text:a xlink:type="simple" xlink:href="http://en.wikipedia.org/wiki/Dub_poetry" text:style-name="Internet_20_link" text:visited-style-name="Visited_20_Internet_20_Link"><text:span text:style-name="T145">dub poet</text:span></text:a><text:span text:style-name="T218">. In 2002 he became the second living </text:span><text:a xlink:type="simple" xlink:href="http://en.wikipedia.org/wiki/Poet" text:style-name="Internet_20_link" text:visited-style-name="Visited_20_Internet_20_Link"><text:span text:style-name="T145">poet</text:span></text:a><text:span text:style-name="T21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8">series.</text:span><text:span text:style-name="T136"> </text:span><text:span text:style-name="T218">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287"> </text:span><text:span text:style-name="T218">over </text:span><text:a xlink:type="simple" xlink:href="http://en.wikipedia.org/wiki/Dub_(music)" text:style-name="Internet_20_link" text:visited-style-name="Visited_20_Internet_20_Link"><text:span text:style-name="T145">dub</text:span></text:a><text:span text:style-name="T218">-</text:span><text:a xlink:type="simple" xlink:href="http://en.wikipedia.org/wiki/Reggae" text:style-name="Internet_20_link" text:visited-style-name="Visited_20_Internet_20_Link"><text:span text:style-name="T145">reggae</text:span></text:a><text:span text:style-name="T218">, </text:span><text:soft-page-break/><text:span text:style-name="T218">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8">.</text:span></text:p>
      <text:p text:style-name="P31"/>
      <text:p text:style-name="P37"/>
      <text:p text:style-name="P37">Andreas Ammer: 1960, Germany, musical composer. <text:span text:style-name="T347">Chrashing Aeroplanes, Radio Inferno (1994), Apokalypse Live, The Official Olympic Bootleg.</text:span></text:p>
      <text:p text:style-name="P37"/>
      <text:p text:style-name="P37">Erica Baum: 1961, New York, visual artist. M.F.A. In photography. <text:span text:style-name="T347">Work examples: Dog Ear, The Naked Eye (shows photographs of old 60s-70s books, with colorful pages, semi-opened). </text:span><text:span text:style-name="T35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54"> “. “</text:span><text:span text:style-name="T1">per lo più vado alla ricerca dell’astrazione. Voglio che la mia immagine sia solo vagamente riferibile alla fonte.</text:span><text:span text:style-name="T354"> “</text:span></text:p>
      <text:p text:style-name="P42"/>
      <text:p text:style-name="P37"><text:span text:style-name="T208">David Foster Wallace</text:span><text:span text:style-name="T323">: </text:span><text:span text:style-name="T210">1962 – 2008, American novelist, short story writer, essayist, and professor of English and creative writing. </text:span><text:span text:style-name="T220">Wallace is widely known for his 1996 novel </text:span><text:a xlink:type="simple" xlink:href="http://en.wikipedia.org/wiki/Infinite_Jest" text:style-name="Internet_20_link" text:visited-style-name="Visited_20_Internet_20_Link"><text:span text:style-name="T135">Infinite Jest</text:span></text:a><text:span text:style-name="T220">, which was cited by </text:span><text:a xlink:type="simple" xlink:href="http://en.wikipedia.org/wiki/Time_(magazine)" text:style-name="Internet_20_link" text:visited-style-name="Visited_20_Internet_20_Link"><text:span text:style-name="T135">Time</text:span></text:a><text:span text:style-name="T311"> </text:span><text:span text:style-name="T220">magazine as one of the 100 best English-language novels from 1923 to 2005.</text:span></text:p>
      <text:p text:style-name="P26"/>
      <text:p text:style-name="P49"><text:span text:style-name="T251">Roy Thomas Fielding: </text:span><text:span text:style-name="T257">1965. </text:span><text:a xlink:type="simple" xlink:href="https://en.wikipedia.org/wiki/United_States_of_America" text:style-name="Internet_20_link" text:visited-style-name="Visited_20_Internet_20_Link">American</text:a><text:span text:style-name="T169"> </text:span><text:span text:style-name="T257">computer scientist,</text:span><text:span text:style-name="T178"> </text:span><text:span text:style-name="T257">one of the principal authors of the </text:span><text:a xlink:type="simple" xlink:href="https://en.wikipedia.org/wiki/HTTP" text:style-name="Internet_20_link" text:visited-style-name="Visited_20_Internet_20_Link">HTTP</text:a><text:span text:style-name="T169"> </text:span><text:span text:style-name="T257">specification, an authority on </text:span><text:a xlink:type="simple" xlink:href="https://en.wikipedia.org/wiki/Computer_network" text:style-name="Internet_20_link" text:visited-style-name="Visited_20_Internet_20_Link">computer network</text:a><text:span text:style-name="T169"> </text:span><text:span text:style-name="T257">architecture</text:span><text:span text:style-name="T178"> </text:span><text:span text:style-name="T257">and co-founder of the </text:span><text:a xlink:type="simple" xlink:href="https://en.wikipedia.org/wiki/Apache_HTTP_Server" text:style-name="Internet_20_link" text:visited-style-name="Visited_20_Internet_20_Link">Apache HTTP Server</text:a><text:span text:style-name="T169"> </text:span><text:span text:style-name="T257">project. In</text:span><text:span text:style-name="T261"> 2000, through his PhD Thesis, Fielding proposed the architectural style REST for Network development. </text:span><text:span text:style-name="T227">In 1999, he was named to the </text:span><text:a xlink:type="simple" xlink:href="https://en.wikipedia.org/wiki/Massachusetts_Institute_of_Technology" text:style-name="Internet_20_link" text:visited-style-name="Visited_20_Internet_20_Link"><text:span text:style-name="T154">MIT</text:span></text:a><text:span text:style-name="T291"> </text:span><text:a xlink:type="simple" xlink:href="https://en.wikipedia.org/wiki/Technology_Review" text:style-name="Internet_20_link" text:visited-style-name="Visited_20_Internet_20_Link"><text:span text:style-name="T154">Technology Review</text:span></text:a><text:span text:style-name="T291"> </text:span><text:a xlink:type="simple" xlink:href="https://en.wikipedia.org/wiki/TR35" text:style-name="Internet_20_link" text:visited-style-name="Visited_20_Internet_20_Link">TR100</text:a><text:span text:style-name="T154"> </text:span><text:span text:style-name="T227">as one of the top 100 innovators in the world under the age of 35.</text:span></text:p>
      <text:p text:style-name="P42"/>
      <text:p text:style-name="P37"><text:span text:style-name="T354">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54">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54"> </text:span></text:p>
      <text:p text:style-name="P67"/>
      <text:p text:style-name="P1"><text:span text:style-name="T35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59"> </text:span></text:p>
      <text:p text:style-name="P37"/>
      <text:p text:style-name="P8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0"/>
      <text:p text:style-name="P90"/>
      <text:p text:style-name="P4"/>
      <text:p text:style-name="P37"/>
      <text:p text:style-name="P1"><text:span text:style-name="T35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55"> Works: International Velvet, Zap, Terrazzo. Website: </text:span><text:a xlink:type="simple" xlink:href="http://www.arts.ucsb.edu/faculty/beckman/zap.php" text:style-name="Internet_20_link" text:visited-style-name="Visited_20_Internet_20_Link">http://www.arts.ucsb.edu/faculty/beckman/zap.php</text:a><text:span text:style-name="T355"> </text:span></text:p>
      <text:p text:style-name="P37"/>
      <text:p text:style-name="P37"><text:soft-page-break/>Margaret Pezalla: paper works, MFA at California Institute of Art.</text:p>
      <text:p text:style-name="P37"/>
      <text:p text:style-name="P1"><text:span text:style-name="T35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54"> </text:span></text:p>
      <text:p text:style-name="P37"/>
      <text:p text:style-name="P37">Gabriel Barcia-Colombo: Capturing memories in videoart. <text:span text:style-name="T347">Art piece representing people closed in different containers showing different reaction of the people inside. Woman inside a blender. Very funny.</text:span></text:p>
      <text:p text:style-name="P37"/>
      <text:p text:style-name="P37">Zenos Frudakis: Greek born in U.S. Sculptor and painter. <text:span text:style-name="T347">Scultures: Freedom, Reaching.</text:span></text:p>
      <text:p text:style-name="P35"/>
      <text:p text:style-name="P72">Ramesh Raskar: Imaging at a trillion frames per second (TED). Laser collaption, recognization and recostruction of an image.</text:p>
      <text:p text:style-name="P72"/>
      <text:p text:style-name="P72">Matt Mills: Image recognition that triggers augmented reality (TED). Trigger objects as platform to reproduce videos.</text:p>
      <text:p text:style-name="P72"/>
      <text:p text:style-name="P72">René Descartes (Renatus Cartesius)</text:p>
      <text:p text:style-name="P72"/>
      <text:p text:style-name="P72">Teeteto: matematico: dimostra che non esistono più dei 5 solidi regolari.</text:p>
      <text:p text:style-name="P69"/>
      <text:p text:style-name="P86"><text:span text:style-name="T372">Benjamin Millepied: (1977) </text:span><text:span text:style-name="T10">is a French dancer and choreographer, perhaps most widely known for his work in the movie Black Swan which he starred in and choreographed working in L.A. Dance Project, founded by himself.</text:span></text:p>
      <text:p text:style-name="P72"/>
      <text:p text:style-name="P72">Pindaro</text:p>
      <text:p text:style-name="P72"/>
      <text:p text:style-name="P72">Rousseau</text:p>
      <text:p text:style-name="P72"/>
      <text:p text:style-name="P72">Esiodo</text:p>
      <text:p text:style-name="P72"/>
      <text:p text:style-name="P85">Michael Levy: ricercatore musicale di melodie antiche (greche e romane) e degli strumenti lyra e kithara.</text:p>
      <text:p text:style-name="P72"/>
      <text:p text:style-name="P73"><text:span text:style-name="T372">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2"/>
      <text:p text:style-name="P72">Eratostane</text:p>
      <text:p text:style-name="P72"/>
      <text:p text:style-name="P72"/>
      <text:p text:style-name="P85"/>
      <text:p text:style-name="P72"/>
      <text:p text:style-name="P8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2"/>
      <text:p text:style-name="P85"/>
      <text:p text:style-name="P85"/>
      <text:p text:style-name="P85"><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text:span><text:soft-page-break/><text:span text:style-name="T10">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5"/>
      <text:p text:style-name="P85"/>
      <text:p text:style-name="P85">Witten: Teoria delle stringhe. Teoria del tutto (gravitazione universale + fisica quantistica). </text:p>
      <text:p text:style-name="P85"/>
      <text:p text:style-name="P85"/>
      <text:p text:style-name="P85">Seneca: 0 – 65 d.C. Precettore di Nerone.</text:p>
      <text:p text:style-name="P85"/>
      <text:p text:style-name="P85">Abelardo: Metodo delle questioni.</text:p>
      <text:p text:style-name="P85"/>
      <text:p text:style-name="P85"/>
      <text:p text:style-name="P85"/>
      <text:p text:style-name="P85">Giordano Bruno: <text:s/>Ars memoriae: la tecnica della memoria.</text:p>
      <text:p text:style-name="P85"/>
      <text:p text:style-name="P85"/>
      <text:p text:style-name="P85"/>
      <text:p text:style-name="P85"/>
      <text:p text:style-name="P85"/>
      <text:p text:style-name="P85">Bertrand Russell: (Paradosso di Russell: l'insieme degli insiemi che non appartengono a se stessi, è contraddittorio).</text:p>
      <text:p text:style-name="P85"/>
      <text:p text:style-name="P86"/>
      <text:p text:style-name="P86"/>
      <text:p text:style-name="P86"/>
      <text:p text:style-name="P72"/>
      <text:p text:style-name="P110"><text:span text:style-name="T359">Michel Chion: </text:span><text:span text:style-name="T397">Pieces that belong to the musique concrète category tend to have what one might call a </text:span><text:span text:style-name="T396">narrative discourse</text:span><text:span text:style-name="T39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96">cinéma pour l’oreille </text:span><text:span text:style-name="T397">(cinema for the ear).</text:span></text:p>
      <text:p text:style-name="P72"/>
      <text:p text:style-name="P72"/>
      <text:p text:style-name="P72">Eyal Gever: Israeli 3D artist which turns disaster into arts.</text:p>
      <text:p text:style-name="P72"/>
      <text:p text:style-name="P72">Luciano De Crescenzo</text:p>
      <text:p text:style-name="P72"/>
      <text:p text:style-name="P69">Bertrand Russel</text:p>
      <text:p text:style-name="P69"/>
      <text:p text:style-name="P31">Angelo Beolco detto Il Ruzante</text:p>
      <text:p text:style-name="P31"/>
      <text:p text:style-name="P31">Leon Battista Alberti</text:p>
      <text:p text:style-name="P37"/>
      <text:p text:style-name="P37">Reza Aliabadi: architect</text:p>
      <text:p text:style-name="P37"/>
      <text:p text:style-name="P1"><text:span text:style-name="T359">Antipatro di Sidone: </text:span><text:a xlink:type="simple" xlink:href="http://it.wikipedia.org/wiki/Antipatro_di_Sidone" text:style-name="Internet_20_link" text:visited-style-name="Visited_20_Internet_20_Link">http://it.wikipedia.org/wiki/Antipatro_di_Sidone</text:a> </text:p>
      <text:p text:style-name="P37"/>
      <text:p text:style-name="P37">Emanuele Trevi: scrittore, critico letterario, saggista. Libro “Qualcosa di scritto”: saggio critico sull'ultimo romanzo, incompiuto, di Pier Paolo Pasolini “Petrolio”.</text:p>
      <text:p text:style-name="P37"/>
      <text:p text:style-name="P37"><text:span text:style-name="T15">Avram Noam Chomsky</text:span> : Grammatica Generativa</text:p>
      <text:p text:style-name="P37"/>
      <text:p text:style-name="P37"><text:soft-page-break/>J. Fodor: Teoria della Mente Modulare</text:p>
      <text:p text:style-name="P37"/>
      <text:p text:style-name="P37">Frank Gehry</text:p>
      <text:p text:style-name="P37"/>
      <text:p text:style-name="P37">Zaha Hadid</text:p>
      <text:p text:style-name="P37"/>
      <text:p text:style-name="P37">John Keats</text:p>
      <text:p text:style-name="P37"/>
      <text:p text:style-name="P37">Isaac Asimov</text:p>
      <text:p text:style-name="P37"/>
      <text:p text:style-name="P1"><text:span text:style-name="T359">Alexa Meade: </text:span><text:span text:style-name="T102">based artist living in Washington who is developing an aesthetic that is playfully and skillfully combing paint, portraiture, photography and performance.</text:span> <text:span text:style-name="T34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7"/>
      <text:p text:style-name="P37">Guillaume Apollinaire</text:p>
      <text:h text:style-name="P80" text:outline-level="1">Peter Zumthor</text:h>
      <text:h text:style-name="P46" text:outline-level="1"><text:bookmark text:name="firstHeading"/>Theodor W. Adorno</text:h>
      <text:p text:style-name="P23"/>
      <text:p text:style-name="P37"/>
      <text:p text:style-name="P1"><text:span text:style-name="T359">Aaron Cassidy: </text:span><text:a xlink:type="simple" xlink:href="http://aaroncassidy.com/" text:style-name="Internet_20_link" text:visited-style-name="Visited_20_Internet_20_Link">http://aaroncassidy.com/</text:a> <text:span text:style-name="T19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7"/>
      <text:p text:style-name="P37"><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7"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7"/>
      <text:p text:style-name="P1"><text:span text:style-name="T359">Aung San Suu Kyi: (Birmania) Nobel per la pace </text:span><text:a xlink:type="simple" xlink:href="http://it.wikipedia.org/wiki/Aung_San_Suu_Kyi" text:style-name="Internet_20_link" text:visited-style-name="Visited_20_Internet_20_Link">http://it.wikipedia.org/wiki/Aung_San_Suu_Kyi</text:a> </text:p>
      <text:p text:style-name="P37"/>
      <text:p text:style-name="P37"/>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5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388"> </text:span></text:p>
      <text:p text:style-name="P37"/>
      <text:p text:style-name="P37"/>
      <text:p text:style-name="P6">Grelling: autologico – eterologico</text:p>
      <text:p text:style-name="P37"/>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1"/>
      <text:p text:style-name="P15"/>
      <text:p text:style-name="P15"><text:span text:style-name="T393">Beat Furrer: </text:span><text:span text:style-name="T392">1954, </text:span><text:a xlink:type="simple" xlink:href="http://en.wikipedia.org/wiki/Austria" text:style-name="Internet_20_link" text:visited-style-name="Visited_20_Internet_20_Link">Austrian</text:a><text:span text:style-name="T379"> </text:span><text:span text:style-name="T392">composer and conductor of </text:span><text:a xlink:type="simple" xlink:href="http://en.wikipedia.org/wiki/Switzerland" text:style-name="Internet_20_link" text:visited-style-name="Visited_20_Internet_20_Link">Swiss</text:a><text:span text:style-name="T379"> </text:span><text:span text:style-name="T392">birth.</text:span> </text:p>
      <text:p text:style-name="P15"/>
      <text:p text:style-name="P15"><text:span text:style-name="T393">Thomas Adès:</text:span><text:span text:style-name="T392"> 1971, </text:span><text:a xlink:type="simple" xlink:href="http://en.wikipedia.org/wiki/United_Kingdom" text:style-name="Internet_20_link" text:visited-style-name="Visited_20_Internet_20_Link">British</text:a><text:span text:style-name="T379"> </text:span><text:a xlink:type="simple" xlink:href="http://en.wikipedia.org/wiki/Composer" text:style-name="Internet_20_link" text:visited-style-name="Visited_20_Internet_20_Link">composer</text:a><text:span text:style-name="T392">, </text:span><text:a xlink:type="simple" xlink:href="http://en.wikipedia.org/wiki/Pianist" text:style-name="Internet_20_link" text:visited-style-name="Visited_20_Internet_20_Link">pianist</text:a><text:span text:style-name="T379"> </text:span><text:span text:style-name="T392">and </text:span><text:a xlink:type="simple" xlink:href="http://en.wikipedia.org/wiki/Conducting" text:style-name="Internet_20_link" text:visited-style-name="Visited_20_Internet_20_Link"><text:span text:style-name="T379">conductor</text:span></text:a><text:span text:style-name="T392">.</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5">Dance:</text:p>
      <text:p text:style-name="P75"/>
      <text:p text:style-name="P75"><text:span text:style-name="T393">Stephan Koplowitz</text:span> <text:span text:style-name="T392">is an award-winning director and choreographer specializing in </text:span><text:a xlink:type="simple" xlink:href="http://en.wikipedia.org/wiki/Site-specific_theatre" text:style-name="Internet_20_link" text:visited-style-name="Visited_20_Internet_20_Link"><text:span text:style-name="T379">site-specific</text:span></text:a> <text:span text:style-name="T392">multimedia performances.</text:span> </text:p>
      <text:p text:style-name="P75"/>
      <text:p text:style-name="P75"><text:span text:style-name="T393">Angela Isadora Duncan</text:span> <text:span text:style-name="T39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79">Soviet Union</text:span></text:a> <text:span text:style-name="T392">from the age of 22 until her death at age 50. She performed to acclaim throughout Europe after being exiled from the United States for her pro-Soviet sympathies.</text:span> </text:p>
      <text:p text:style-name="P75"/>
      <text:p text:style-name="P75"><text:span text:style-name="T393">Ruth Saint Denis</text:span> <text:span text:style-name="T392">(January 20, 1879 – July 21, 1968) was a </text:span><text:a xlink:type="simple" xlink:href="http://en.wikipedia.org/wiki/Modern_dance" text:style-name="Internet_20_link" text:visited-style-name="Visited_20_Internet_20_Link"><text:span text:style-name="T379">modern dance</text:span></text:a> <text:span text:style-name="T392">pioneer, introducing eastern ideas into the art. She was the co-founder of the American </text:span><text:a xlink:type="simple" xlink:href="http://en.wikipedia.org/wiki/Denishawn" text:style-name="Internet_20_link" text:visited-style-name="Visited_20_Internet_20_Link"><text:span text:style-name="T379">Denishawn</text:span></text:a> <text:span text:style-name="T392">School of Dance and the teacher of several notable performers.</text:span> </text:p>
      <text:p text:style-name="P75"/>
      <text:p text:style-name="P75"><text:span text:style-name="T393">Ted Shawn</text:span> <text:span text:style-name="T392">(21 October 1891 — 9 January 1972), originally </text:span><text:span text:style-name="T393">Edwin Myers Shawn</text:span><text:span text:style-name="T392">, was one of the first notable male pioneers of American </text:span><text:a xlink:type="simple" xlink:href="http://en.wikipedia.org/wiki/Modern_dance" text:style-name="Internet_20_link" text:visited-style-name="Visited_20_Internet_20_Link"><text:span text:style-name="T379">modern dance</text:span></text:a><text:span text:style-name="T392">. Along with creating </text:span><text:a xlink:type="simple" xlink:href="http://en.wikipedia.org/wiki/Denishawn" text:style-name="Internet_20_link" text:visited-style-name="Visited_20_Internet_20_Link"><text:span text:style-name="T379">Denishawn</text:span></text:a> <text:span text:style-name="T392">with former wife </text:span><text:a xlink:type="simple" xlink:href="http://en.wikipedia.org/wiki/Ruth_St._Denis" text:style-name="Internet_20_link" text:visited-style-name="Visited_20_Internet_20_Link"><text:span text:style-name="T379">Ruth St. Denis</text:span></text:a> <text:span text:style-name="T392">he is also responsible for the creation of the well known all-male company Ted Shawn and His Men Dancers.</text:span> </text:p>
      <text:p text:style-name="P75"/>
      <text:p text:style-name="P81"><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2"/>
      <text:p text:style-name="P73"><text:span text:style-name="T15">Anna Halprin</text:span><text:span text:style-name="T10"> (born </text:span><text:span text:style-name="T15">Anna Schuman</text:span><text:span text:style-name="T10"> on 13 July 1920) helped pioneer the experimental art form </text:span><text:soft-page-break/><text:span text:style-name="T10">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6"/>
      <text:p text:style-name="P73"><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6"/>
      <text:p text:style-name="P76">Pina Bausch</text:p>
      <text:p text:style-name="P82"/>
      <text:p text:style-name="P75"/>
      <text:p text:style-name="P15"/>
      <text:p text:style-name="P15"/>
      <text:p text:style-name="P15"/>
      <text:p text:style-name="P15"/>
      <text:p text:style-name="P15"/>
      <text:p text:style-name="P37"/>
      <text:p text:style-name="P37"/>
      <text:p text:style-name="P37"/>
      <text:p text:style-name="P37"/>
      <text:p text:style-name="P37"/>
      <text:p text:style-name="P37"/>
      <text:p text:style-name="P37"/>
      <text:p text:style-name="P37">Movimenti:</text:p>
      <text:p text:style-name="P37"/>
      <text:p text:style-name="P37">Language Poets: avant garde group of poets in U.S. emerging in the late of '60s and and early '70s. Influenced by Gertrude Stein. Example of “poetic post-modernism”. <text:span text:style-name="T34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5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54"> </text:span></text:p>
      <text:p text:style-name="P37"/>
      <text:p text:style-name="P37">Visual Poetry: it is poetry or art where the arrangement in space of text, images and symbol is important in order to create and improve the sensation transmitted to the audience. <text:span text:style-name="T347">It is sometimes referred to the Concrete Poetry, a term that predates Visual Poetry. Was heavily influenced by Fluxus. People associated (examples): Babi Badalov, Joan Brossa i Cuervo, Walter Chiari, David Tomasi.</text:span></text:p>
      <text:p text:style-name="P31"/>
      <text:p text:style-name="P35">Net Poetry: born in several cities around 1995, it is a development of net.art and under the more general definition of Digital Poetry. <text:span text:style-name="T347">karenina.it (1998) was the first italian net poetry project by Caterina Davinio, Philadelpho Menezes, Eugenio Miccini, ecc. The first net poetry event was a Biennale di Venezia 2001, in the contest of Bunker Poetico, curated by Caterina Davinio.</text:span></text:p>
      <text:p text:style-name="P31"/>
      <text:p text:style-name="P35">Digital Poetry: electronic literature, presented through CD-ROM, art exhibitions, digital videos and internet. Types are: hypertext, kinetic poetry, visual poetry, interactive poetry, holographic poetry, </text:p>
      <text:p text:style-name="P37"/>
      <text:p text:style-name="P37">Still Life (Natura Morta) Painting: created in Hellenistic perion (II and III century b.C). <text:span text:style-name="T347">Often contained religious and allegoric symbolism. Dome modern still life paintings breaks the 2-D barrier and employs 3-D mixed media.</text:span></text:p>
      <text:p text:style-name="P37"/>
      <text:p text:style-name="P37">Existentialism: began in the mid-19 century, with Soren Kierkegaard, oppoesd to Hegel and Kant. <text:soft-page-break/><text:span text:style-name="T34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58">Friedrich Nietzsche, Fyodor Dostoyevskij, Martin Heidegger, Jean-Paul Sartre. </text:span><text:span text:style-name="T34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54">“</text:span><text:span text:style-name="T1">man first of all exists, encounters himself, surges up in the world – and defines himself afterwards."</text:span><text:span text:style-name="T35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5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5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7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71">Novella: </text:span>tardo-medievale. Trae influenza dall'exemplum, </text:p>
      <text:p text:style-name="P31"/>
      <text:p text:style-name="P37">Modello standard: <text:span text:style-name="T34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7"/>
      <text:p text:style-name="P1"><text:span text:style-name="T359">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7">Stoicismo: Attraverso la figura di Crisippo di Lodi, dopo Aristotele avanzano le teorie logiche. Lo <text:soft-page-break/>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7"/>
      <text:p text:style-name="P3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7"/>
      <text:p text:style-name="P1"><text:span text:style-name="T432">Teodicea:</text:span><text:span text:style-name="T433"> </text:span><text:span text:style-name="T434">è una branca della </text:span><text:a xlink:type="simple" xlink:href="http://it.wikipedia.org/wiki/Teologia" text:style-name="Internet_20_link" text:visited-style-name="Visited_20_Internet_20_Link"><text:span text:style-name="T463">teologia</text:span></text:a><text:span text:style-name="T434"> che studia il rapporto tra la giustizia di </text:span><text:a xlink:type="simple" xlink:href="http://it.wikipedia.org/wiki/Dio" text:style-name="Internet_20_link" text:visited-style-name="Visited_20_Internet_20_Link"><text:span text:style-name="T463">Dio</text:span></text:a><text:span text:style-name="T434"> e la presenza nel mondo del </text:span><text:a xlink:type="simple" xlink:href="http://it.wikipedia.org/wiki/Male" text:style-name="Internet_20_link" text:visited-style-name="Visited_20_Internet_20_Link"><text:span text:style-name="T463">male</text:span></text:a><text:span text:style-name="T434">; per tale motivo, è anche indicata come </text:span><text:a xlink:type="simple" xlink:href="http://it.wikipedia.org/wiki/Teologia_naturale" text:style-name="Internet_20_link" text:visited-style-name="Visited_20_Internet_20_Link"><text:span text:style-name="T464">teologia naturale</text:span></text:a><text:span text:style-name="T434"> e, nel </text:span><text:a xlink:type="simple" xlink:href="http://it.wikipedia.org/wiki/XIX_secolo" text:style-name="Internet_20_link" text:visited-style-name="Visited_20_Internet_20_Link"><text:span text:style-name="T463">XIX secolo</text:span></text:a><text:span text:style-name="T434"> limitatamente alla cultura francese, come </text:span><text:a xlink:type="simple" xlink:href="http://it.wikipedia.org/wiki/Teologia_razionale" text:style-name="Internet_20_link" text:visited-style-name="Visited_20_Internet_20_Link"><text:span text:style-name="T464">teologia razionale</text:span></text:a><text:span text:style-name="T434">. </text:span><text:span text:style-name="T435">I</text:span><text:span text:style-name="T436">l termine "teodicea" fu coniato dal filosofo tedesco </text:span><text:a xlink:type="simple" xlink:href="http://it.wikipedia.org/wiki/Gottfried_Wilhelm_Leibniz" text:style-name="Internet_20_link" text:visited-style-name="Visited_20_Internet_20_Link"><text:span text:style-name="T466">Gottfried Wilhelm Leibniz</text:span></text:a><text:span text:style-name="T436"> (1646-1716) nell'opera </text:span><text:span text:style-name="T437">Essais de Théodicée sur la bonté de Dieu, la liberté de l'homme et l'origine du mal</text:span><text:span text:style-name="T436"> (</text:span><text:span text:style-name="T437">Saggi di teodicea sulla bontà di Dio, la libertà dell'uomo e l'origine del male</text:span><text:span text:style-name="T436">), opera redatta nel 1705 ma pubblicata per la prima volta ad </text:span><text:a xlink:type="simple" xlink:href="http://it.wikipedia.org/wiki/Amsterdam" text:style-name="Internet_20_link" text:visited-style-name="Visited_20_Internet_20_Link"><text:span text:style-name="T466">Amsterdam</text:span></text:a><text:span text:style-name="T436"> nel 1710.</text:span></text:p>
      <text:p text:style-name="P37"/>
      <text:p text:style-name="P1"><text:span text:style-name="T443">Samizdat: </text:span><text:span text:style-name="T444">was a key form of </text:span><text:a xlink:type="simple" xlink:href="https://en.wikipedia.org/wiki/Soviet_dissidents" text:style-name="Internet_20_link" text:visited-style-name="Visited_20_Internet_20_Link"><text:span text:style-name="T471">dissident</text:span></text:a><text:span text:style-name="T444"> activity across the </text:span><text:a xlink:type="simple" xlink:href="https://en.wikipedia.org/wiki/Soviet_bloc" text:style-name="Internet_20_link" text:visited-style-name="Visited_20_Internet_20_Link"><text:span text:style-name="T471">Soviet bloc</text:span></text:a><text:span text:style-name="T44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71">grassroots</text:span></text:a><text:span text:style-name="T444"> practice to evade officially imposed </text:span><text:a xlink:type="simple" xlink:href="https://en.wikipedia.org/wiki/Censorship" text:style-name="Internet_20_link" text:visited-style-name="Visited_20_Internet_20_Link"><text:span text:style-name="T471">censorship</text:span></text:a><text:span text:style-name="T44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70">Vladimir Bukovsky</text:span></text:a><text:span text:style-name="T442"> summarized it as, "I myself create it, edit it, censor it, publish it, distribute it, and get imprisoned for it."</text:span></text:p>
      <text:p text:style-name="P37"/>
      <text:p text:style-name="P37"><text:span text:style-name="T239">New European Painting: </text:span><text:span text:style-name="T227">emerged in the 1980s and reached a critical point of major distinction and influence in the 1990s</text:span><text:span text:style-name="T177"> </text:span><text:span text:style-name="T227">with painters like </text:span><text:a xlink:type="simple" xlink:href="https://en.wikipedia.org/wiki/Gerhard_Richter" text:style-name="Internet_20_link" text:visited-style-name="Visited_20_Internet_20_Link"><text:span text:style-name="T154">Gerhard Richter</text:span></text:a><text:span text:style-name="T227">,</text:span><text:span text:style-name="T177"> </text:span><text:a xlink:type="simple" xlink:href="https://en.wikipedia.org/wiki/Sigmar_Polke" text:style-name="Internet_20_link" text:visited-style-name="Visited_20_Internet_20_Link"><text:span text:style-name="T154">Sigmar Polke</text:span></text:a><text:span text:style-name="T227">, </text:span><text:a xlink:type="simple" xlink:href="https://en.wikipedia.org/wiki/Georg_Baselitz" text:style-name="Internet_20_link" text:visited-style-name="Visited_20_Internet_20_Link"><text:span text:style-name="T154">Georg Baselitz</text:span></text:a><text:span text:style-name="T227">, </text:span><text:a xlink:type="simple" xlink:href="https://en.wikipedia.org/wiki/Anselm_Kiefer" text:style-name="Internet_20_link" text:visited-style-name="Visited_20_Internet_20_Link"><text:span text:style-name="T154">Anselm Kiefer</text:span></text:a><text:span text:style-name="T291"> </text:span><text:span text:style-name="T227">and </text:span><text:a xlink:type="simple" xlink:href="https://en.wikipedia.org/wiki/Bracha_Ettinger" text:style-name="Internet_20_link" text:visited-style-name="Visited_20_Internet_20_Link"><text:span text:style-name="T154">Bracha Ettinger</text:span></text:a><text:span text:style-name="T177"> </text:span><text:span text:style-name="T227">whose paintings have established and continue to create a new dialogue between the historical archive, American Abstraction and figuration.</text:span><text:span text:style-name="T177"> </text:span><text:span text:style-name="T22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117"/>
      <text:p text:style-name="P37"><text:span text:style-name="T239">Oulipo: </text:span><text:span text:style-name="T268">Ou</text:span><text:span text:style-name="T267">vroir de </text:span><text:span text:style-name="T268">li</text:span><text:span text:style-name="T267">ttérature </text:span><text:span text:style-name="T268">po</text:span><text:span text:style-name="T267">tentielle</text:span><text:span text:style-name="T227">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7">who seek to create works using </text:span><text:a xlink:type="simple" xlink:href="https://en.wikipedia.org/wiki/Constrained_writing" text:style-name="Internet_20_link" text:visited-style-name="Visited_20_Internet_20_Link">constrained writing</text:a><text:span text:style-name="T154"> </text:span><text:span text:style-name="T227">techniques. It was founded in 1960 by </text:span><text:a xlink:type="simple" xlink:href="https://en.wikipedia.org/wiki/Raymond_Queneau" text:style-name="Internet_20_link" text:visited-style-name="Visited_20_Internet_20_Link">Raymond Queneau</text:a><text:span text:style-name="T154"> </text:span><text:span text:style-name="T227">and </text:span><text:a xlink:type="simple" xlink:href="https://en.wikipedia.org/wiki/François_Le_Lionnais" text:style-name="Internet_20_link" text:visited-style-name="Visited_20_Internet_20_Link"><text:span text:style-name="T154">François Le Lionnais</text:span></text:a><text:span text:style-name="T227">. Other </text:span><text:soft-page-break/><text:span text:style-name="T227">notable members have included </text:span><text:a xlink:type="simple" xlink:href="https://en.wikipedia.org/wiki/Novelist" text:style-name="Internet_20_link" text:visited-style-name="Visited_20_Internet_20_Link"><text:span text:style-name="T154">novelists</text:span></text:a><text:span text:style-name="T291"> </text:span><text:a xlink:type="simple" xlink:href="https://en.wikipedia.org/wiki/Georges_Perec" text:style-name="Internet_20_link" text:visited-style-name="Visited_20_Internet_20_Link">Georges Perec</text:a><text:span text:style-name="T154"> </text:span><text:span text:style-name="T227">and </text:span><text:a xlink:type="simple" xlink:href="https://en.wikipedia.org/wiki/Italo_Calvino" text:style-name="Internet_20_link" text:visited-style-name="Visited_20_Internet_20_Link"><text:span text:style-name="T154">Italo Calvino</text:span></text:a><text:span text:style-name="T227">, poets </text:span><text:a xlink:type="simple" xlink:href="https://en.wikipedia.org/wiki/Oskar_Pastior" text:style-name="Internet_20_link" text:visited-style-name="Visited_20_Internet_20_Link"><text:span text:style-name="T154">Oskar Pastior</text:span></text:a><text:span text:style-name="T227">, </text:span><text:a xlink:type="simple" xlink:href="https://en.wikipedia.org/wiki/Jean_Lescure" text:style-name="Internet_20_link" text:visited-style-name="Visited_20_Internet_20_Link">Jean Lescure</text:a><text:span text:style-name="T154"> </text:span><text:span text:style-name="T227">and poet/mathematician </text:span><text:a xlink:type="simple" xlink:href="https://en.wikipedia.org/wiki/Jacques_Roubaud" text:style-name="Internet_20_link" text:visited-style-name="Visited_20_Internet_20_Link"><text:span text:style-name="T154">Jacques Roubaud</text:span></text:a><text:span text:style-name="T227">.</text:span></text:p>
      <text:p text:style-name="P37"/>
      <text:p text:style-name="P37"/>
      <text:p text:style-name="P37"/>
      <text:p text:style-name="P37"/>
      <text:p text:style-name="P37"/>
      <text:p text:style-name="P37"/>
      <text:p text:style-name="P37"/>
      <text:p text:style-name="P37"/>
      <text:p text:style-name="P39">Tecniche e stili artistici:</text:p>
      <text:p text:style-name="P39"/>
      <text:p text:style-name="P52"><text:span text:style-name="T264">L</text:span><text:span text:style-name="T252">ipogram: </text:span><text:a xlink:type="simple" xlink:href="https://en.wikipedia.org/wiki/Constrained_writing" text:style-name="Internet_20_link" text:visited-style-name="Visited_20_Internet_20_Link">constrained writing</text:a><text:span text:style-name="T171"> </text:span><text:span text:style-name="T264">or </text:span><text:a xlink:type="simple" xlink:href="https://en.wikipedia.org/wiki/Word_game" text:style-name="Internet_20_link" text:visited-style-name="Visited_20_Internet_20_Link">word game</text:a><text:span text:style-name="T171"> </text:span><text:span text:style-name="T264">consisting in writing paragraphs or longer works in which a particular letter or group of letters is avoided. </text:span><text:span text:style-name="T239">pangrammatic lipogram </text:span><text:span text:style-name="T227">is a text that uses every letter of the alphabet except one.</text:span></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Riviste:</text:p>
      <text:p text:style-name="P37"/>
      <text:p text:style-name="P37">L=A=N=G=U=A=G=E: magazine, 13 issues between (1978 to 1981), edited by Charles Bernstein and Bruce Andrews. Breading ground of the poets movement under the name “Language poe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Books:</text:p>
      <text:p text:style-name="P37"/>
      <text:p text:style-name="P1"><text:span text:style-name="T359">Cantico dei cantici: attribuito a Salomone (che sarebbe pure il personaggio principale) del X sec. a.C. Testo laico ebraico derivato e copiato da poemi della Mesopotamia. </text:span><text:span text:style-name="T34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54"> </text:span></text:p>
      <text:p text:style-name="P37"/>
      <text:p text:style-name="P37">Poemi Omerici: Iliade 800 a.C. Circa (corporazione degli Omeridi). Odissea 650 a.C. Circa. <text:span text:style-name="T34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6">Iliade: parla degli ultimi 51 giorni dei 10 anni di guerra tra I greci e Troia (detta anche Ilio, da cui prende il poema nome).</text:p>
      <text:p text:style-name="P10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6"><text:tab/>Odissea: Per ulisse l'arco e la cetra cantano la stessa melodia: la morte e la poesia sono la stessa cosa. Per gli Omerici nella poesia è compresa la morte e I dolori. Senza questi non esiste poesia. Ma la poesia, nata e narrante il dolore, dà gioia.</text:p>
      <text:p text:style-name="P106"><text:tab/>Due dei importanti: Apollo ed Ermes. Iliade inizia con Apollo e finisce con Ermes, l'Odissea il contrario. Odissea come poema sinfonico: un primo tema, un secondo, ripresa del primo, terzo.. Armonia per I greci significa “intreccio, connessione”.</text:p>
      <text:p text:style-name="P37"/>
      <text:p text:style-name="P37">The Language Book: Bruce Andrews and prof. Charles Bernstein.</text:p>
      <text:p text:style-name="P37"/>
      <text:p text:style-name="P37">Decamerone (Boccaccio): Dedicato alle donne afflitte da pene d'amore per risollevarle, destinato quindi a persone non letterate. <text:span text:style-name="T34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7"/>
      <text:p text:style-name="P37">Almagesto: Trattato scientifico fatto da Tolomeo nel II sec. d.C. Per spiegare il moto dei pianeti e dare all'astronomia caratterre scientifico. 13 capitoli. <text:span text:style-name="T34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text:span><text:soft-page-break/><text:span text:style-name="T347">delle opere più diffuse nell'Europa di allora. Nella Divina Commedia emerge la visione dell'universo del 13imo secolo in base al modello Tolemaico Terra, pianeti, stelle fisse, primo mobile (motore), empireo.</text:span></text:p>
      <text:p text:style-name="P37"/>
      <text:p text:style-name="P37">Corpus Ermeticus: </text:p>
      <text:p text:style-name="P37"/>
      <text:p text:style-name="P37">Gli Elementi di Euclide: più importante opera di geometria dell'antichità, 11 volumi. <text:span text:style-name="T34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7"/>
      <text:p text:style-name="P37">Sulla Natura: Poema di Parmenide che diffonde le sue idee filosofiche. <text:span text:style-name="T347">Sono pervenuti 19 frammenti per un totale di 160 versi. Si compone di un </text:span><text:span text:style-name="T350">Proemio</text:span><text:span text:style-name="T347"> e di una trattazione in 2 parti: </text:span><text:span text:style-name="T350">La via della verità, </text:span><text:span text:style-name="T349">che attraverso la ragione conduce alla verità e all'essere, e</text:span><text:span text:style-name="T350"> La via dell'opinione, </text:span><text:span text:style-name="T34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7"/>
      <text:p text:style-name="P37">Trattato sulle coniche: Apollonio. Le sezioni coniche.</text:p>
      <text:p text:style-name="P37"/>
      <text:p text:style-name="P37">Vangelo di San Nicodemo: vangelo apocrifo nel quale è narrata la battaglia di Gesù Cristo e gli dei del passato. Gesù Cristo va da Ade per sconfiggerlo e portare tutte le anime in paradiso.</text:p>
      <text:p text:style-name="P37"/>
      <text:p text:style-name="P1"><text:span text:style-name="T359">Do not stand at my grave and weep (1932): Poem written by Mary Elisabeth Frye, an </text:span><text:span text:style-name="T25">Baltimore housewife and florist.</text:span><text:span text:style-name="T35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59">Del sublime:</text:span><text:span text:style-name="T372"> </text:span><text:span text:style-name="T399">trattato di poesia scritto in epoca ellenistica. Scritto da uno sconosciuto, al quale è stato dato il nome di Pseudo-Longino.</text:span><text:span text:style-name="T398">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7"/>
      <text:p text:style-name="P49"><text:span text:style-name="T254">La </text:span><text:span text:style-name="T265">Guerra del Peloponneso: </text:span><text:span text:style-name="T254">opera di </text:span><text:a xlink:type="simple" xlink:href="https://it.wikipedia.org/wiki/Tucidide" text:style-name="Internet_20_link" text:visited-style-name="Visited_20_Internet_20_Link">Tucidide</text:a><text:span text:style-name="T166"> </text:span><text:span text:style-name="T254">sulla </text:span><text:a xlink:type="simple" xlink:href="https://it.wikipedia.org/wiki/Guerra_del_Peloponneso" text:style-name="Internet_20_link" text:visited-style-name="Visited_20_Internet_20_Link"><text:span text:style-name="T166">guerra del Peloponneso</text:span></text:a><text:span text:style-name="T254">, scritta dallo storico greco nel periodo di permanenza ad </text:span><text:a xlink:type="simple" xlink:href="https://it.wikipedia.org/wiki/Atene" text:style-name="Internet_20_link" text:visited-style-name="Visited_20_Internet_20_Link"><text:span text:style-name="T166">Atene</text:span></text:a><text:span text:style-name="T254">. </text:span><text:span text:style-name="T227">Il titolo dell'opera e la divisione in otto libri, realizzate dai bibliotecari alessandrini, sono entrambe posteriori. Infatti </text:span><text:soft-page-break/><text:span text:style-name="T227">all'opera viene attribuito anche il titolo di </text:span><text:span text:style-name="T249">Storie</text:span><text:span text:style-name="T227">, come </text:span><text:a xlink:type="simple" xlink:href="https://it.wikipedia.org/wiki/Storie_(Erodoto)" text:style-name="Internet_20_link" text:visited-style-name="Visited_20_Internet_20_Link">quelle</text:a><text:span text:style-name="T154"> </text:span><text:span text:style-name="T227">di </text:span><text:a xlink:type="simple" xlink:href="https://it.wikipedia.org/wiki/Erodoto" text:style-name="Internet_20_link" text:visited-style-name="Visited_20_Internet_20_Link"><text:span text:style-name="T154">Erodoto</text:span></text:a><text:span text:style-name="T227">.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7">e il </text:span><text:a xlink:type="simple" xlink:href="https://it.wikipedia.org/wiki/404_a.C." text:style-name="Internet_20_link" text:visited-style-name="Visited_20_Internet_20_Link"><text:span text:style-name="T154">404 a.C.</text:span></text:a><text:span text:style-name="T291"> </text:span><text:a xlink:type="simple" xlink:href="https://it.wikipedia.org/wiki/Sparta" text:style-name="Internet_20_link" text:visited-style-name="Visited_20_Internet_20_Link">Sparta</text:a><text:span text:style-name="T154"> </text:span><text:span text:style-name="T227">ed </text:span><text:a xlink:type="simple" xlink:href="https://it.wikipedia.org/wiki/Atene" text:style-name="Internet_20_link" text:visited-style-name="Visited_20_Internet_20_Link">Atene</text:a><text:span text:style-name="T154"> </text:span><text:span text:style-name="T227">per il predominio sulla Grecia. I libri comprendono tre fasi precise del conflitto (e il I libro comprende un </text:span><text:span text:style-name="T247">excursus </text:span><text:span text:style-name="T227">sul cinquantennio di pace -</text:span><text:a xlink:type="simple" xlink:href="https://it.wikipedia.org/wiki/Pentecontaetia" text:style-name="Internet_20_link" text:visited-style-name="Visited_20_Internet_20_Link"><text:span text:style-name="T154">Pentecontaetia</text:span></text:a><text:span text:style-name="T227">-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7">(anno della pace stipulata dall'uomo politico e generale ateniese </text:span><text:a xlink:type="simple" xlink:href="https://it.wikipedia.org/wiki/Nicia" text:style-name="Internet_20_link" text:visited-style-name="Visited_20_Internet_20_Link"><text:span text:style-name="T154">Nicia</text:span></text:a><text:span text:style-name="T227">); la sventurata </text:span><text:a xlink:type="simple" xlink:href="https://it.wikipedia.org/wiki/Spedizione_siciliana" text:style-name="Internet_20_link" text:visited-style-name="Visited_20_Internet_20_Link">spedizione ateniese in Sicilia</text:a><text:span text:style-name="T154"> </text:span><text:span text:style-name="T227">iniziata nel </text:span><text:a xlink:type="simple" xlink:href="https://it.wikipedia.org/wiki/415_a.C." text:style-name="Internet_20_link" text:visited-style-name="Visited_20_Internet_20_Link">415 a.C.</text:a><text:span text:style-name="T154"> </text:span><text:span text:style-name="T227">e conclusa nel </text:span><text:a xlink:type="simple" xlink:href="https://it.wikipedia.org/wiki/413_a.C." text:style-name="Internet_20_link" text:visited-style-name="Visited_20_Internet_20_Link">413 a.C.</text:a><text:span text:style-name="T154"> </text:span><text:span text:style-name="T227">con la distruzione della flotta nel </text:span><text:a xlink:type="simple" xlink:href="https://it.wikipedia.org/wiki/Porto_di_Siracusa" text:style-name="Internet_20_link" text:visited-style-name="Visited_20_Internet_20_Link">porto di Siracusa</text:a><text:span text:style-name="T154"> </text:span><text:span text:style-name="T22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7">).</text:span></text:p>
      <text:p text:style-name="P60"/>
      <text:p text:style-name="P49"><text:span text:style-name="T249">Myricae: </text:span><text:span text:style-name="T227">è una raccolta di </text:span><text:a xlink:type="simple" xlink:href="https://it.wikipedia.org/wiki/Poesia" text:style-name="Internet_20_link" text:visited-style-name="Visited_20_Internet_20_Link">poesie</text:a><text:span text:style-name="T154"> </text:span><text:span text:style-name="T227">di </text:span><text:a xlink:type="simple" xlink:href="https://it.wikipedia.org/wiki/Giovanni_Pascoli" text:style-name="Internet_20_link" text:visited-style-name="Visited_20_Internet_20_Link"><text:span text:style-name="T154">Giovanni Pascoli</text:span></text:a><text:span text:style-name="T227">, pubblicata in successive edizioni tra il </text:span><text:a xlink:type="simple" xlink:href="https://it.wikipedia.org/wiki/1891" text:style-name="Internet_20_link" text:visited-style-name="Visited_20_Internet_20_Link">1891</text:a><text:span text:style-name="T154"> </text:span><text:span text:style-name="T227">e il </text:span><text:a xlink:type="simple" xlink:href="https://it.wikipedia.org/wiki/1903" text:style-name="Internet_20_link" text:visited-style-name="Visited_20_Internet_20_Link">1903</text:a><text:span text:style-name="T154"> </text:span><text:span text:style-name="T227">(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7">"classica" prima della stagione delle </text:span><text:a xlink:type="simple" xlink:href="https://it.wikipedia.org/wiki/Avanguardia" text:style-name="Internet_20_link" text:visited-style-name="Visited_20_Internet_20_Link">Avanguardie poetiche</text:a><text:span text:style-name="T154"> </text:span><text:span text:style-name="T227">del </text:span><text:a xlink:type="simple" xlink:href="https://it.wikipedia.org/wiki/XX_secolo" text:style-name="Internet_20_link" text:visited-style-name="Visited_20_Internet_20_Link"><text:span text:style-name="T154">Novecento</text:span></text:a><text:span text:style-name="T227">. Il titolo della raccolta pascoliana deriva dal verso della IV </text:span><text:a xlink:type="simple" xlink:href="https://it.wikipedia.org/wiki/Bucoliche" text:style-name="Internet_20_link" text:visited-style-name="Visited_20_Internet_20_Link">Bucolica</text:a><text:span text:style-name="T163"> </text:span><text:span text:style-name="T227">d</text:span><text:span text:style-name="T236">i </text:span><text:a xlink:type="simple" xlink:href="https://it.wikipedia.org/wiki/Virgilio" text:style-name="Internet_20_link" text:visited-style-name="Visited_20_Internet_20_Link">Virgilio</text:a><text:span text:style-name="T154"> </text:span><text:span text:style-name="T227">«</text:span><text:span text:style-name="T247">Non omnes arbusta iuvant humilesque Myricae</text:span><text:span text:style-name="T227">», cioè "Non a tutti piacciono gli arbusti e le umili </text:span><text:a xlink:type="simple" xlink:href="https://it.wikipedia.org/wiki/Tamerici" text:style-name="Internet_20_link" text:visited-style-name="Visited_20_Internet_20_Link"><text:span text:style-name="T154">tamerici</text:span></text:a><text:span text:style-name="T227">".</text:span><text:span text:style-name="T154"> </text:span><text:span text:style-name="T227">Questa frase è utilizzata dal poeta anche nell'epigrafe dei </text:span><text:a xlink:type="simple" xlink:href="https://it.wikipedia.org/wiki/Canti_di_Castelvecchio" text:style-name="Internet_20_link" text:visited-style-name="Visited_20_Internet_20_Link">Canti di Castelvecchio</text:a><text:span text:style-name="T163"> </text:span><text:span text:style-name="T22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3"> </text:span><text:span text:style-name="T227">di </text:span><text:a xlink:type="simple" xlink:href="https://it.wikipedia.org/wiki/Petrarca" text:style-name="Internet_20_link" text:visited-style-name="Visited_20_Internet_20_Link"><text:span text:style-name="T154">Petrarca</text:span></text:a><text:span text:style-name="T227">, essa si estende per quasi tutto l'arco della produzione poetica dell'autore, così che la storia compositiva di </text:span><text:span text:style-name="T247">Myricae </text:span><text:span text:style-name="T22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Luoghi</text:p>
      <text:p text:style-name="P37"/>
      <text:p text:style-name="P37">Martha's Vineyard: isola nel Massachussets, è stato girato “Lo Squalo” da Spielberg, tomba di John Belushi. Nell'inizio del '900 era popolata da un 25% di persone sorde. <text:span text:style-name="T347">Questo perché, pochi colonizzatori iniziarono a accoppiarsi tra loro dando libero spazio ai caratteri ereditari recessivi di presentarsi. (Paolini la spiega attraverso la figura di Alexander Graham Bel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5"/>
      <text:p text:style-name="P35"/>
      <text:p text:style-name="P35"/>
      <text:p text:style-name="P35">Avvenimenti storici:</text:p>
      <text:p text:style-name="P35"/>
      <text:p text:style-name="P35">1183 – Pace di Costanza: tra Lega Lombarda (Lega dei comuni) e l'Impero di Federico I di Svevia (Barbarossa).</text:p>
      <text:p text:style-name="P35"/>
      <text:p text:style-name="P35">1309 – 1377: Cattività Avignonese. Il papa si trasferisce in Francia.</text:p>
      <text:p text:style-name="P35"/>
      <text:p text:style-name="P35">1324 – Tumulto di Bologna. I cittadini, dopo essere stati mandati in una disastrosa guerra contro Ferrara, i cittadini si ribellano ai capi generali francesi e clericali nel castello inespugnabile lanciando merda perché senza armi. Dura 11 giorni.</text:p>
      <text:p text:style-name="P35"/>
      <text:p text:style-name="P35">1440 – Johann Gutenberg: invenzione della stampa a caratteri mobili.</text:p>
      <text:p text:style-name="P35"/>
      <text:p text:style-name="P35">1444 – Cosimo de Medici: Biblioteca di San Marco a Firenze (culla dell'umanesimo) prima biblioteca pubblica europea.</text:p>
      <text:p text:style-name="P35"/>
      <text:p text:style-name="P35">800 a.C. Circa – Olimpiadi ad Olympia (Zeus), poi istituite in altre 3 città tra cui Delfi (Apollo). L'ultimo dio al quale una di queste era dedicata era Poseidone. Prima delle Olimpiadi <text:soft-page-break/>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5"/>
      <text:p text:style-name="P35">1839 d.C. - Nacita della fotografi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Miti:</text:p>
      <text:p text:style-name="P35"/>
      <text:p text:style-name="P66"><text:span text:style-name="Strong_20_Emphasis"><text:span text:style-name="T366">TECHNE</text:span></text:span><text:span text:style-name="T364"> </text:span><text:span text:style-name="T365">(Τέχνη). - Personificazione divina dell'arte, in contrapposizione alla Physis (Per il termine t. usato come equivalente di "arte" nel linguaggio critico, v. </text:span><text:span text:style-name="T367">critica</text:span><text:span text:style-name="T364"> </text:span><text:span text:style-name="T367">dell'arte</text:span><text:span text:style-name="T365">). </text:span><text:span text:style-name="T36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0"/>
      <text:p text:style-name="P23"/>
      <text:p text:style-name="P116"><text:span text:style-name="T209">Calliope: In </text:span><text:a xlink:type="simple" xlink:href="https://en.wikipedia.org/wiki/Greek_mythology" text:style-name="Internet_20_link" text:visited-style-name="Visited_20_Internet_20_Link"><text:span text:style-name="T141">Greek mythology</text:span></text:a><text:span text:style-name="T209">, Calliope was the </text:span><text:a xlink:type="simple" xlink:href="https://en.wikipedia.org/wiki/Muse" text:style-name="Internet_20_link" text:visited-style-name="Visited_20_Internet_20_Link">muse</text:a><text:span text:style-name="T141"> </text:span><text:span text:style-name="T209">who presides over eloquence and </text:span><text:a xlink:type="simple" xlink:href="https://en.wikipedia.org/wiki/Epic_poetry" text:style-name="Internet_20_link" text:visited-style-name="Visited_20_Internet_20_Link"><text:span text:style-name="T141">epic poetry</text:span></text:a><text:span text:style-name="T209">;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9">'s muse for the </text:span><text:a xlink:type="simple" xlink:href="https://en.wikipedia.org/wiki/Iliad" text:style-name="Internet_20_link" text:visited-style-name="Visited_20_Internet_20_Link">Iliad</text:a><text:span text:style-name="T141"> </text:span><text:span text:style-name="T209">and the </text:span><text:a xlink:type="simple" xlink:href="https://en.wikipedia.org/wiki/Odyssey" text:style-name="Internet_20_link" text:visited-style-name="Visited_20_Internet_20_Link"><text:span text:style-name="T141">Odyssey</text:span></text:a><text:span text:style-name="T209">. One account says Calliope was the lover of the war god </text:span><text:a xlink:type="simple" xlink:href="https://en.wikipedia.org/wiki/Ares" text:style-name="Internet_20_link" text:visited-style-name="Visited_20_Internet_20_Link"><text:span text:style-name="T141">Ares</text:span></text:a><text:span text:style-name="T209">, and bore him several sons</text:span><text:span text:style-name="T226">. </text:span><text:span text:style-name="T209">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9">and </text:span><text:a xlink:type="simple" xlink:href="https://en.wikipedia.org/wiki/Linus_(mythology)" text:style-name="Internet_20_link" text:visited-style-name="Visited_20_Internet_20_Link">Linus</text:a><text:span text:style-name="T141"> </text:span><text:span text:style-name="T209">by either </text:span><text:a xlink:type="simple" xlink:href="https://en.wikipedia.org/wiki/Apollo" text:style-name="Internet_20_link" text:visited-style-name="Visited_20_Internet_20_Link">Apollo</text:a><text:span text:style-name="T141"> </text:span><text:span text:style-name="T209">or the king </text:span><text:a xlink:type="simple" xlink:href="https://en.wikipedia.org/wiki/Oeagrus" text:style-name="Internet_20_link" text:visited-style-name="Visited_20_Internet_20_Link">Oeagrus</text:a><text:span text:style-name="T141"> </text:span><text:span text:style-name="T209">of </text:span><text:a xlink:type="simple" xlink:href="https://en.wikipedia.org/wiki/Thrace" text:style-name="Internet_20_link" text:visited-style-name="Visited_20_Internet_20_Link"><text:span text:style-name="T141">Thrace</text:span></text:a><text:span text:style-name="T209">. She taught Orpheus verses for singing.</text:span><text:span text:style-name="T151"> </text:span><text:span text:style-name="T209">According to Hesiod, she was also the </text:span><text:soft-page-break/><text:span text:style-name="T209">wisest of the </text:span><text:a xlink:type="simple" xlink:href="https://en.wikipedia.org/wiki/Muse" text:style-name="Internet_20_link" text:visited-style-name="Visited_20_Internet_20_Link"><text:span text:style-name="T141">Muses</text:span></text:a><text:span text:style-name="T209">, as well as the most assertive.</text:span></text:p>
      <text:p text:style-name="P35"/>
      <text:p text:style-name="P1"><text:span text:style-name="T372">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4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4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4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text:span><text:soft-page-break/><text:span text:style-name="T347">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4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7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4">nella </text:span><text:a xlink:type="simple" xlink:href="http://it.wikipedia.org/wiki/Mitologia_greca" text:style-name="Internet_20_link" text:visited-style-name="Visited_20_Internet_20_Link"><text:span text:style-name="T149">mitologia greca</text:span></text:a><text:span text:style-name="T288"> </text:span><text:span text:style-name="T224">era un leggendario re di </text:span><text:a xlink:type="simple" xlink:href="http://it.wikipedia.org/wiki/Atene" text:style-name="Internet_20_link" text:visited-style-name="Visited_20_Internet_20_Link"><text:span text:style-name="T149">Atene</text:span></text:a><text:span text:style-name="T224">, figlio di </text:span><text:a xlink:type="simple" xlink:href="http://it.wikipedia.org/wiki/Etra" text:style-name="Internet_20_link" text:visited-style-name="Visited_20_Internet_20_Link"><text:span text:style-name="T149">Etra</text:span></text:a><text:span text:style-name="T288"> </text:span><text:span text:style-name="T224">ed </text:span><text:a xlink:type="simple" xlink:href="http://it.wikipedia.org/wiki/Egeo" text:style-name="Internet_20_link" text:visited-style-name="Visited_20_Internet_20_Link"><text:span text:style-name="T149">Egeo</text:span></text:a>. <text:span text:style-name="T224">Teseo fu l’eroe fondatore degli </text:span><text:a xlink:type="simple" xlink:href="http://it.wikipedia.org/wiki/Ioni" text:style-name="Internet_20_link" text:visited-style-name="Visited_20_Internet_20_Link"><text:span text:style-name="T149">Ioni</text:span></text:a><text:span text:style-name="T288"> </text:span><text:span text:style-name="T224">e venne considerato dagli </text:span><text:a xlink:type="simple" xlink:href="http://it.wikipedia.org/wiki/Atene" text:style-name="Internet_20_link" text:visited-style-name="Visited_20_Internet_20_Link"><text:span text:style-name="T149">Ateniesi</text:span></text:a><text:span text:style-name="T288"> </text:span><text:span text:style-name="T22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4">, </text:span><text:a xlink:type="simple" xlink:href="http://it.wikipedia.org/wiki/Aristofane" text:style-name="Internet_20_link" text:visited-style-name="Visited_20_Internet_20_Link">Aristofane</text:a><text:span text:style-name="T149"> </text:span><text:span text:style-name="T224">lo indica come l’inventore di molte delle più note tradizioni ateniesi.</text:span> <text:span text:style-name="T22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2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20">).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285"> </text:span><text:span text:style-name="T220">e la sua </text:span><text:a xlink:type="simple" xlink:href="http://it.wikipedia.org/wiki/Spada_(arma)" text:style-name="Internet_20_link" text:visited-style-name="Visited_20_Internet_20_Link"><text:span text:style-name="T133">spada</text:span></text:a><text:span text:style-name="T285"> </text:span><text:span text:style-name="T22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20">, che era fuggita da </text:span><text:a xlink:type="simple" xlink:href="http://it.wikipedia.org/wiki/Corinto" text:style-name="Internet_20_link" text:visited-style-name="Visited_20_Internet_20_Link"><text:span text:style-name="T133">Corinto</text:span></text:a><text:span text:style-name="T285"> </text:span><text:span text:style-name="T220">dopo aver ucciso i figli che aveva avuto da </text:span><text:a xlink:type="simple" xlink:href="http://it.wikipedia.org/wiki/Giasone_(mitologia)" text:style-name="Internet_20_link" text:visited-style-name="Visited_20_Internet_20_Link"><text:span text:style-name="T133">Giasone</text:span></text:a><text:span text:style-name="T220">: lì dunque la sacerdotessa ed il re rappresentavano il potere ed il vecchio ordinamento sociale.</text:span><text:span text:style-name="T347"> Sconfigge il minotauro - </text:span><text:span text:style-name="T220">Il re di Creta </text:span><text:a xlink:type="simple" xlink:href="http://it.wikipedia.org/wiki/Minosse" text:style-name="Internet_20_link" text:visited-style-name="Visited_20_Internet_20_Link"><text:span text:style-name="T133">Minosse</text:span></text:a><text:span text:style-name="T285"> </text:span><text:span text:style-name="T22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20">. Quando venne il momento di effettuare la terza spedizione sacrificale, Teseo si offrì subito volontario per andare ad uccidere il mostro.</text:span><text:span text:style-name="T347"> Arianna e la matassa di filo. </text:span><text:span text:style-name="T220">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285"> </text:span><text:span text:style-name="T220">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285"> </text:span><text:span text:style-name="T22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20">.</text:span><text:span text:style-name="T347"> </text:span><text:span text:style-name="T22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285"> </text:span><text:span text:style-name="T220">nel mare che da allora porta il suo nome. Morto il padre, Teseo viene proclamato re di Atene.</text:span> </text:p>
      <text:p text:style-name="P1">Perseo - <text:span text:style-name="T224">eroe della </text:span><text:a xlink:type="simple" xlink:href="http://it.wikipedia.org/wiki/Mitologia_greca" text:style-name="Internet_20_link" text:visited-style-name="Visited_20_Internet_20_Link"><text:span text:style-name="T149">mitologia greca</text:span></text:a><text:span text:style-name="T224">, figlio del re degli Dei </text:span><text:a xlink:type="simple" xlink:href="http://it.wikipedia.org/wiki/Zeus" text:style-name="Internet_20_link" text:visited-style-name="Visited_20_Internet_20_Link"><text:span text:style-name="T149">Zeus</text:span></text:a><text:span text:style-name="T288"> </text:span><text:span text:style-name="T224">e di </text:span><text:a xlink:type="simple" xlink:href="http://it.wikipedia.org/wiki/Danae" text:style-name="Internet_20_link" text:visited-style-name="Visited_20_Internet_20_Link"><text:span text:style-name="T149">Danae</text:span></text:a><text:span text:style-name="T224">, figlia del re di </text:span><text:a xlink:type="simple" xlink:href="http://it.wikipedia.org/wiki/Argo_(città)" text:style-name="Internet_20_link" text:visited-style-name="Visited_20_Internet_20_Link"><text:span text:style-name="T149">Argo</text:span></text:a><text:span text:style-name="T288"> </text:span><text:a xlink:type="simple" xlink:href="http://it.wikipedia.org/wiki/Acrisio" text:style-name="Internet_20_link" text:visited-style-name="Visited_20_Internet_20_Link"><text:span text:style-name="T149">Acrisio</text:span></text:a><text:span text:style-name="T224">.</text:span><text:span text:style-name="T325"> U</text:span><text:span text:style-name="T224">ccisione della </text:span><text:a xlink:type="simple" xlink:href="http://it.wikipedia.org/wiki/Gorgone" text:style-name="Internet_20_link" text:visited-style-name="Visited_20_Internet_20_Link"><text:span text:style-name="T149">Gorgone</text:span></text:a><text:span text:style-name="T288"> </text:span><text:a xlink:type="simple" xlink:href="http://it.wikipedia.org/wiki/Medusa_(mitologia)" text:style-name="Internet_20_link" text:visited-style-name="Visited_20_Internet_20_Link"><text:span text:style-name="T149">Medusa</text:span></text:a><text:span text:style-name="T224">, per aver salvato </text:span><text:a xlink:type="simple" xlink:href="http://it.wikipedia.org/wiki/Andromeda_(mitologia)" text:style-name="Internet_20_link" text:visited-style-name="Visited_20_Internet_20_Link"><text:span text:style-name="T149">Andromeda</text:span></text:a><text:span text:style-name="T224">, poi sua sposa, da un mostro marino e per essere stato re di </text:span><text:a xlink:type="simple" xlink:href="http://it.wikipedia.org/wiki/Tirinto" text:style-name="Internet_20_link" text:visited-style-name="Visited_20_Internet_20_Link"><text:span text:style-name="T149">Tirinto</text:span></text:a><text:span text:style-name="T224">, dopo aver rinunciato al trono di </text:span><text:a xlink:type="simple" xlink:href="http://it.wikipedia.org/wiki/Argo_(Grecia)" text:style-name="Internet_20_link" text:visited-style-name="Visited_20_Internet_20_Link"><text:span text:style-name="T149">Argo</text:span></text:a><text:span text:style-name="T288"> </text:span><text:span text:style-name="T224">a favore di </text:span><text:a xlink:type="simple" xlink:href="http://it.wikipedia.org/wiki/Megapente" text:style-name="Internet_20_link" text:visited-style-name="Visited_20_Internet_20_Link"><text:span text:style-name="T149">Megapente</text:span></text:a><text:span text:style-name="T224">, e di </text:span><text:a xlink:type="simple" xlink:href="http://it.wikipedia.org/wiki/Micene" text:style-name="Internet_20_link" text:visited-style-name="Visited_20_Internet_20_Link"><text:span text:style-name="T149">Micene</text:span></text:a><text:span text:style-name="T224">, città che fondò lui stesso.</text:span><text:span text:style-name="T325"> </text:span><text:a xlink:type="simple" xlink:href="http://it.wikipedia.org/wiki/Danae" text:style-name="Internet_20_link" text:visited-style-name="Visited_20_Internet_20_Link"><text:span text:style-name="T133">Danae</text:span></text:a><text:span text:style-name="T285"> </text:span><text:span text:style-name="T220">concepì un figlio.</text:span><text:span text:style-name="T347"> </text:span><text:span text:style-name="T326"><text:s/>I</text:span><text:span text:style-name="T220">l seduttore fu lo stesso </text:span><text:a xlink:type="simple" xlink:href="http://it.wikipedia.org/wiki/Zeus" text:style-name="Internet_20_link" text:visited-style-name="Visited_20_Internet_20_Link"><text:span text:style-name="T133">Zeus</text:span></text:a><text:span text:style-name="T220">, il quale, trasformato in pioggia d'oro, penetrò attraverso una fessura del tetto e ottenne l'amore della ragazza.</text:span><text:span text:style-name="T347"> </text:span><text:a xlink:type="simple" xlink:href="http://it.wikipedia.org/wiki/Danae" text:style-name="Internet_20_link" text:visited-style-name="Visited_20_Internet_20_Link"><text:span text:style-name="T133">Danae</text:span></text:a><text:span text:style-name="T220">,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285"> </text:span><text:span text:style-name="T220">che cercava in tutti i modi di convincerla a sposarlo; ma ella, il cui unico pensiero era il figlio Perseo, non ricambiava il suo amore.</text:span><text:span text:style-name="T347"> </text:span><text:span text:style-name="T22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20">, una delle tre </text:span><text:a xlink:type="simple" xlink:href="http://it.wikipedia.org/wiki/Gorgoni" text:style-name="Internet_20_link" text:visited-style-name="Visited_20_Internet_20_Link"><text:span text:style-name="T133">Gorgoni</text:span></text:a><text:span text:style-name="T220">.</text:span><text:span text:style-name="T347"> </text:span><text:span text:style-name="T220">Per poter raggiungere Medusa, Perseo doveva procurarsi tre cose: dei sandali alati per spostarsi a gran velocità, una sacca magica (la </text:span><text:span text:style-name="T223">kibisis</text:span><text:span text:style-name="T220">) per riporvi la testa recisa e l'elmo di </text:span><text:a xlink:type="simple" xlink:href="http://it.wikipedia.org/wiki/Ade_(divinità)" text:style-name="Internet_20_link" text:visited-style-name="Visited_20_Internet_20_Link"><text:span text:style-name="T133">Ade</text:span></text:a><text:span text:style-name="T285"> </text:span><text:span text:style-name="T220">(</text:span><text:span text:style-name="T223">kunè</text:span><text:span text:style-name="T220">) che rende invisibili. Intanto Atena gli aveva fornito uno </text:span><text:soft-page-break/><text:span text:style-name="T220">scudo lucido come uno specchio, raccomandando all'eroe di guardare Medusa solo di riflesso. Ermes gli regalò un falcetto di diamante affilatissimo, col quale l'eroe avrebbe decapitato il mostro.</text:span><text:span text:style-name="T347"> </text:span><text:span text:style-name="T220">Quegli oggetti erano custoditi dalle ninfe dello </text:span><text:a xlink:type="simple" xlink:href="http://it.wikipedia.org/wiki/Stige_(fiume)" text:style-name="Internet_20_link" text:visited-style-name="Visited_20_Internet_20_Link"><text:span text:style-name="T133">Stige</text:span></text:a><text:span text:style-name="T285"> </text:span><text:span text:style-name="T220">che abitavano in un luogo noto solo alle </text:span><text:a xlink:type="simple" xlink:href="http://it.wikipedia.org/wiki/Graie" text:style-name="Internet_20_link" text:visited-style-name="Visited_20_Internet_20_Link"><text:span text:style-name="T133">Graie</text:span></text:a><text:span text:style-name="T22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20">.</text:span><text:span text:style-name="T347"> </text:span><text:span text:style-name="T220">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285"> </text:span><text:span text:style-name="T220">e un gigante, </text:span><text:a xlink:type="simple" xlink:href="http://it.wikipedia.org/wiki/Crisaore" text:style-name="Internet_20_link" text:visited-style-name="Visited_20_Internet_20_Link"><text:span text:style-name="T133">Crisaore</text:span></text:a><text:span text:style-name="T220">.</text:span><text:span text:style-name="T347"> </text:span><text:span text:style-name="T220">Perseo raccolse pure il sangue colato di Medusa, che aveva proprietà magiche: quello che era colato dalla vena sinistra era un veleno mortale, mentre quello colato dalla vena destra era un rimedio capace di resuscitare i morti.</text:span><text:span text:style-name="T347"> </text:span><text:span text:style-name="T22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47"> </text:span><text:span text:style-name="T22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20">, figlia del re di </text:span><text:a xlink:type="simple" xlink:href="http://it.wikipedia.org/wiki/Etiopia" text:style-name="Internet_20_link" text:visited-style-name="Visited_20_Internet_20_Link"><text:span text:style-name="T133">Etiopia</text:span></text:a><text:span text:style-name="T285"> </text:span><text:a xlink:type="simple" xlink:href="http://it.wikipedia.org/wiki/Cefeo_(Belo)" text:style-name="Internet_20_link" text:visited-style-name="Visited_20_Internet_20_Link"><text:span text:style-name="T133">Cefeo</text:span></text:a><text:span text:style-name="T285"> </text:span><text:span text:style-name="T220">e di </text:span><text:a xlink:type="simple" xlink:href="http://it.wikipedia.org/wiki/Cassiopea_(mitologia)" text:style-name="Internet_20_link" text:visited-style-name="Visited_20_Internet_20_Link"><text:span text:style-name="T133">Cassiopea</text:span></text:a><text:span text:style-name="T22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20">: le ninfe del mare si erano offese e </text:span><text:a xlink:type="simple" xlink:href="http://it.wikipedia.org/wiki/Poseidone" text:style-name="Internet_20_link" text:visited-style-name="Visited_20_Internet_20_Link"><text:span text:style-name="T133">Poseidone</text:span></text:a><text:span text:style-name="T22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20">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20">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20">,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20">. La testa di </text:span><text:a xlink:type="simple" xlink:href="http://it.wikipedia.org/wiki/Medusa" text:style-name="Internet_20_link" text:visited-style-name="Visited_20_Internet_20_Link">Medusa</text:a><text:span text:style-name="T133"> </text:span><text:span text:style-name="T220">fu donata invece ad </text:span><text:a xlink:type="simple" xlink:href="http://it.wikipedia.org/wiki/Atena" text:style-name="Internet_20_link" text:visited-style-name="Visited_20_Internet_20_Link"><text:span text:style-name="T133">Atena</text:span></text:a><text:span text:style-name="T220">, che la pose in mezzo al proprio scudo (l'Egida). Perseo poi fondò </text:span><text:a xlink:type="simple" xlink:href="http://it.wikipedia.org/wiki/Micene" text:style-name="Internet_20_link" text:visited-style-name="Visited_20_Internet_20_Link"><text:span text:style-name="T133">Micene</text:span></text:a><text:span text:style-name="T220">,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20">,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20">cui pose a fianco la sua amata </text:span><text:a xlink:type="simple" xlink:href="http://it.wikipedia.org/wiki/Andromeda_(costellazione)" text:style-name="Internet_20_link" text:visited-style-name="Visited_20_Internet_20_Link"><text:span text:style-name="T133">Andromeda</text:span></text:a><text:span text:style-name="T220">, </text:span><text:a xlink:type="simple" xlink:href="http://it.wikipedia.org/wiki/Cefeo_(costellazione)" text:style-name="Internet_20_link" text:visited-style-name="Visited_20_Internet_20_Link">Cefeo</text:a><text:span text:style-name="T133"> </text:span><text:span text:style-name="T220">e </text:span><text:a xlink:type="simple" xlink:href="http://it.wikipedia.org/wiki/Cassiopea_(costellazione)" text:style-name="Internet_20_link" text:visited-style-name="Visited_20_Internet_20_Link"><text:span text:style-name="T133">Cassiopea</text:span></text:a><text:span text:style-name="T220">, la cui vanità aveva fatto sì che i due giovani si incontrassero. </text:span></text:p>
      <text:p text:style-name="P1">Cadmo - <text:span text:style-name="T224">figura della </text:span><text:a xlink:type="simple" xlink:href="http://it.wikipedia.org/wiki/Mitologia_greca" text:style-name="Internet_20_link" text:visited-style-name="Visited_20_Internet_20_Link">mitologia greca</text:a><text:span text:style-name="T149">.</text:span><text:span text:style-name="T224"> È considerato il fondatore della città greca di </text:span><text:a xlink:type="simple" xlink:href="http://it.wikipedia.org/wiki/Tebe_(Grecia)" text:style-name="Internet_20_link" text:visited-style-name="Visited_20_Internet_20_Link"><text:span text:style-name="T149">Tebe</text:span></text:a><text:span text:style-name="T224">.</text:span><text:span text:style-name="T347"> </text:span><text:span text:style-name="T220">L'oracolo di Delfi gli suggerì di interrompere la ricerca, poiché sarebbe stato il fondatore di una nuova città. Avrebbe dovuto seguire una vacca e, quand'essa si fosse fermata, lì edificare la città.</text:span><text:span text:style-name="T347"> </text:span><text:span text:style-name="T220">Nel frattempo volle sacrificare la vacca alla dea </text:span><text:a xlink:type="simple" xlink:href="http://it.wikipedia.org/wiki/Atena" text:style-name="Internet_20_link" text:visited-style-name="Visited_20_Internet_20_Link"><text:span text:style-name="T133">Atena</text:span></text:a><text:span text:style-name="T220">,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2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20">). Cadmo sposò </text:span><text:a xlink:type="simple" xlink:href="http://it.wikipedia.org/wiki/Armonia_(mitologia)" text:style-name="Internet_20_link" text:visited-style-name="Visited_20_Internet_20_Link"><text:span text:style-name="T133">Armonia</text:span></text:a><text:span text:style-name="T220">, figlia di </text:span><text:a xlink:type="simple" xlink:href="http://it.wikipedia.org/wiki/Ares" text:style-name="Internet_20_link" text:visited-style-name="Visited_20_Internet_20_Link">Ares</text:a><text:span text:style-name="T133"> </text:span><text:span text:style-name="T220">e </text:span><text:a xlink:type="simple" xlink:href="http://it.wikipedia.org/wiki/Afrodite" text:style-name="Internet_20_link" text:visited-style-name="Visited_20_Internet_20_Link"><text:span text:style-name="T133">Afrodite</text:span></text:a><text:span text:style-name="T220">, e al matrimonio fu presente l'intero </text:span><text:a xlink:type="simple" xlink:href="http://it.wikipedia.org/wiki/Olimpo_(Grecia)" text:style-name="Internet_20_link" text:visited-style-name="Visited_20_Internet_20_Link"><text:span text:style-name="T133">Olimpo</text:span></text:a><text:span text:style-name="T220">. In vecchiaia Cadmo e Armonia, quando </text:span><text:a xlink:type="simple" xlink:href="http://it.wikipedia.org/wiki/Dioniso" text:style-name="Internet_20_link" text:visited-style-name="Visited_20_Internet_20_Link">Dioniso</text:a><text:span text:style-name="T133"> </text:span><text:span text:style-name="T220">distrusse la casa reale (vedi </text:span><text:a xlink:type="simple" xlink:href="http://it.wikipedia.org/wiki/Menadi" text:style-name="Internet_20_link" text:visited-style-name="Visited_20_Internet_20_Link"><text:span text:style-name="T133">Menadi</text:span></text:a><text:span text:style-name="T220">), furono esiliati in </text:span><text:a xlink:type="simple" xlink:href="http://it.wikipedia.org/wiki/Illiria" text:style-name="Internet_20_link" text:visited-style-name="Visited_20_Internet_20_Link">Illiria</text:a><text:span text:style-name="T133"> </text:span><text:span text:style-name="T220">dove furono trasformati in serpenti.</text:span></text:p>
      <text:p text:style-name="P34"/>
      <text:p text:style-name="P1">Eracle - <text:span text:style-name="T224">è un </text:span><text:a xlink:type="simple" xlink:href="http://it.wikipedia.org/wiki/Heros" text:style-name="Internet_20_link" text:visited-style-name="Visited_20_Internet_20_Link"><text:span text:style-name="T149">eroe</text:span></text:a><text:span text:style-name="T288"> </text:span><text:span text:style-name="T224">e semidio della </text:span><text:a xlink:type="simple" xlink:href="http://it.wikipedia.org/wiki/Mitologia_greca" text:style-name="Internet_20_link" text:visited-style-name="Visited_20_Internet_20_Link">mitologia greca</text:a><text:span text:style-name="T149">.</text:span><text:span text:style-name="T224"> Figlio di </text:span><text:a xlink:type="simple" xlink:href="http://it.wikipedia.org/wiki/Alcmena" text:style-name="Internet_20_link" text:visited-style-name="Visited_20_Internet_20_Link"><text:span text:style-name="T149">Alcmena</text:span></text:a><text:span text:style-name="T288"> </text:span><text:span text:style-name="T224">e di </text:span><text:a xlink:type="simple" xlink:href="http://it.wikipedia.org/wiki/Zeus" text:style-name="Internet_20_link" text:visited-style-name="Visited_20_Internet_20_Link"><text:span text:style-name="T149">Zeus</text:span></text:a><text:span text:style-name="T224">, egli nacque a </text:span><text:a xlink:type="simple" xlink:href="http://it.wikipedia.org/wiki/Tebe_(Grecia)" text:style-name="Internet_20_link" text:visited-style-name="Visited_20_Internet_20_Link"><text:span text:style-name="T149">Tebe</text:span></text:a><text:span text:style-name="T288"> </text:span><text:span text:style-name="T22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4">dove sposò </text:span><text:a xlink:type="simple" xlink:href="http://it.wikipedia.org/wiki/Ebe" text:style-name="Internet_20_link" text:visited-style-name="Visited_20_Internet_20_Link"><text:span text:style-name="T149">Ebe</text:span></text:a><text:span text:style-name="T28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text:span><text:soft-page-break/><text:span text:style-name="T288">dei </text:span><text:a xlink:type="simple" xlink:href="http://it.wikipedia.org/wiki/Giochi_olimpici" text:style-name="Internet_20_link" text:visited-style-name="Visited_20_Internet_20_Link"><text:span text:style-name="T149">Giochi olimpici</text:span></text:a><text:span text:style-name="T288">. </text:span><text:span text:style-name="T28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28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0">Durante un viaggio Eracle trovò rifugio nel palazzo del re di </text:span><text:a xlink:type="simple" xlink:href="http://it.wikipedia.org/wiki/Fere" text:style-name="Internet_20_link" text:visited-style-name="Visited_20_Internet_20_Link"><text:span text:style-name="T133">Fere</text:span></text:a><text:span text:style-name="T220">, </text:span><text:a xlink:type="simple" xlink:href="http://it.wikipedia.org/wiki/Admeto_(mitologia)" text:style-name="Internet_20_link" text:visited-style-name="Visited_20_Internet_20_Link"><text:span text:style-name="T133">Admeto</text:span></text:a><text:span text:style-name="T220">,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2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2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20">e a </text:span><text:a xlink:type="simple" xlink:href="http://it.wikipedia.org/wiki/Persefone" text:style-name="Internet_20_link" text:visited-style-name="Visited_20_Internet_20_Link">Persefone</text:a><text:span text:style-name="T133"> </text:span><text:span text:style-name="T22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71">La statua di Zeus</text:span><text:span text:style-name="T34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4"><text:tab/>- <text:span text:style-name="T37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7">- <text:span text:style-name="T371">La tomba di Mausolo</text:span> (Mausoleo) ad Alicarnasso. Creato verso il 350 a.C. Era alto circa 40 metri. Impreziosito da statue esterne e bassorilievi: sormontato da 400 figure scolpite. Distrutto dai Crociati.</text:p>
      <text:p text:style-name="P107">- <text:span text:style-name="T371">La piramide di Keope</text:span> (Egitto). 2 milioni e mezzo di blocchi di pietra posizionati in 20 anni (in media 1 ogni 2 minuti).</text:p>
      <text:p text:style-name="P107">- <text:span text:style-name="T371">Il faro di Alessandria</text:span>, il più grande porto marittimo del mediterraneo. Alto poco meno di 100 metri, con una porta principale di altezza 12 metri e raffigurazioni in granito rosso. Rivestito di calcare bianco.</text:p>
      <text:p text:style-name="P107">- <text:span text:style-name="T371">I giardini pensili di Babilonia</text:span>, un'oasi artificiale rialzata. Non esistono resti archeologi. La leggenda indica Nabucodonosor come il creatore.</text:p>
      <text:p text:style-name="P107">- <text:span text:style-name="T37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47">Sovietic Project starte in 1970 which tries to drill though the earth's crust as much as possible just to see what could happen. Reached 12000 m.</text:span></text:p>
      <text:p text:style-name="P1">Il cimitero delle balene in Tasmania: <text:span text:style-name="T34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08"><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62"> </text:span><text:span text:style-name="T82">Esistono almeno due modi di scrivere Haiku che danno vita a due stili diversi.<text:line-break/></text:span><text:soft-page-break/><text:span text:style-name="T82">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62"> </text:span></text:p>
      <text:p text:style-name="P1">I tripodi: Narrati nei poemi omerici sono I maggiori premi di gara dei poemi omerici. I comandanti degli eserciti propongono questi oggetti alle gare di poesia.</text:p>
      <text:p text:style-name="P6">Il <text:span text:style-name="T376">papiro di Rhin: </text:span>è il più esteso <text:a xlink:type="simple" xlink:href="http://it.wikipedia.org/wiki/Papiro" text:style-name="Internet_20_link" text:visited-style-name="Visited_20_Internet_20_Link">papiro</text:a><text:span text:style-name="T377"> </text:span>egizio di argomento <text:a xlink:type="simple" xlink:href="http://it.wikipedia.org/wiki/Matematica" text:style-name="Internet_20_link" text:visited-style-name="Visited_20_Internet_20_Link">matematico</text:a><text:span text:style-name="T377">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2"><text:a xlink:type="simple" xlink:href="http://it.wikipedia.org/w/index.php?title=Dialoghi_tra_Hylas_e_Philonous&amp;action=edit&amp;redlink=1" text:style-name="Internet_20_link" text:visited-style-name="Visited_20_Internet_20_Link">Dialoghi tra Hylas e Philonous</text:a><text:span text:style-name="T39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4"><text:span text:style-name="T89">Mamihlapinatapai:</text:span><text:span text:style-name="T91"> è una parola del lessico Yaghan, la lingua degli Y</text:span><text:span text:style-name="T92">amana, una popolazione autoctona della Terra del Fuoco prossima all'estinzione. </text:span><text:span text:style-name="T347">Il vocabolo è noto per essere una delle parole più concise e di difficile traduzione al mondo. Il termine descrive l'atto di </text:span><text:span text:style-name="T351">«guardarsi reciprocamente negli occhi sperando che l'altra persona faccia qualcosa che entrambi desiderano ardentemente, ma che nessuno dei due vuole fare per primo»</text:span></text:p>
      <text:p text:style-name="P6"><text:span text:style-name="Strong_20_Emphasis"><text:span text:style-name="T395">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76">Lari: </text:span>(dal latino <text:span text:style-name="T373">lar(es)</text:span>, "focolare", derivato dall'etrusco <text:span text:style-name="T37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77"> </text:span>che rappresentano gli spiriti protettori degli antenati defunti che, secondo le tradizioni romane, vegliavano sul buon andamento della famiglia, della proprietà o delle attività in generale </text:p>
      <text:p text:style-name="P65"><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4"><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text:span><text:soft-page-break/><text:span text:style-name="T52">only if Vyasa never paused in his recitation. Vyasa agrees on condition that Ganesha takes the time to understand what was said before writing it down.</text:span><text:span text:style-name="T115"> </text:span></text:p>
      <text:p text:style-name="P63"><text:span text:style-name="T359">Do not stand at my grave and weep (1932): Poem written by Mary Elisabeth Frye, an </text:span><text:span text:style-name="T394">Baltimore housewife and florist.</text:span><text:span text:style-name="T359"> </text:span><text:span text:style-name="T394">The identity of the author of the poem was unknown until the late 1990s</text:span><text:span text:style-name="T39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2"><text:span text:style-name="T354">La foresta di Aokigahara: è la destinazione più popolare fra i suicidi in Giappone. Da quando è stato pubblicato il romanzo </text:span><text:span text:style-name="Emphasis"><text:span text:style-name="T356">Kuroi Jukai</text:span></text:span><text:span text:style-name="T354">, in cui un giovane innamorato si suicida nella foresta, la gente ha cominciato a togliersi la vita lì ad un ritmo di 100 morti all'anno. http://www.vice.com/it/vice-news/aokigahara-suicide-forest-v3</text:span></text:p>
      <text:p text:style-name="P49"><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30">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49"><text:span text:style-name="T316">Il </text:span><text:span text:style-name="T317">Massacro di Katyń: </text:span><text:a xlink:type="simple" xlink:href="http://it.wikipedia.org/wiki/Seconda_guerra_mondiale" text:style-name="Internet_20_link" text:visited-style-name="Visited_20_Internet_20_Link">seconda guerra mondiale</text:a><text:span text:style-name="T189">,</text:span><text:span text:style-name="T316"> consistette nell'esecuzione di massa, da parte dell'</text:span><text:a xlink:type="simple" xlink:href="http://it.wikipedia.org/wiki/Armata_Rossa" text:style-name="Internet_20_link" text:visited-style-name="Visited_20_Internet_20_Link"><text:span text:style-name="T189">Armata Rossa</text:span></text:a><text:span text:style-name="T316">, di soldati e civili polacchi. </text:span><text:span text:style-name="T31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18">, che avvenne nella foresta di </text:span><text:a xlink:type="simple" xlink:href="http://it.wikipedia.org/wiki/Katyń" text:style-name="Internet_20_link" text:visited-style-name="Visited_20_Internet_20_Link">Katyń</text:a><text:span text:style-name="T190">. </text:span><text:span text:style-name="T31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00">Kozielsk</text:span></text:a><text:span text:style-name="T318">, </text:span><text:a xlink:type="simple" xlink:href="http://it.wikipedia.org/w/index.php?title=Starobielsk&amp;action=edit&amp;redlink=1" text:style-name="Internet_20_link" text:visited-style-name="Visited_20_Internet_20_Link">Starobielsk</text:a><text:span text:style-name="T200"> </text:span><text:span text:style-name="T318">e </text:span><text:a xlink:type="simple" xlink:href="http://it.wikipedia.org/wiki/Ostashkov" text:style-name="Internet_20_link" text:visited-style-name="Visited_20_Internet_20_Link">Ostashkov</text:a><text:span text:style-name="T190"> </text:span><text:span text:style-name="T318">e i detenuti delle prigioni della </text:span><text:a xlink:type="simple" xlink:href="http://it.wikipedia.org/wiki/Bielorussia" text:style-name="Internet_20_link" text:visited-style-name="Visited_20_Internet_20_Link">Bielorussia</text:a><text:span text:style-name="T190"> </text:span><text:span text:style-name="T318">e </text:span><text:a xlink:type="simple" xlink:href="http://it.wikipedia.org/wiki/Ucraina" text:style-name="Internet_20_link" text:visited-style-name="Visited_20_Internet_20_Link">Ucraina</text:a><text:span text:style-name="T190"> </text:span><text:span text:style-name="T318">occidentali, fatti uccidere su ordine di </text:span><text:a xlink:type="simple" xlink:href="http://it.wikipedia.org/wiki/Stalin" text:style-name="Internet_20_link" text:visited-style-name="Visited_20_Internet_20_Link">Stalin</text:a><text:span text:style-name="T190"> </text:span><text:span text:style-name="T318">nella foresta di Katyń e nelle prigioni di </text:span><text:a xlink:type="simple" xlink:href="http://it.wikipedia.org/wiki/Kalinin" text:style-name="Internet_20_link" text:visited-style-name="Visited_20_Internet_20_Link">Kalinin</text:a><text:span text:style-name="T190"> </text:span><text:span text:style-name="T318">(Tver), </text:span><text:a xlink:type="simple" xlink:href="http://it.wikipedia.org/wiki/Kharkov" text:style-name="Internet_20_link" text:visited-style-name="Visited_20_Internet_20_Link">Kharkov</text:a><text:span text:style-name="T190"> </text:span><text:span text:style-name="T318">e di altre città </text:span><text:a xlink:type="simple" xlink:href="http://it.wikipedia.org/wiki/Sovietiche" text:style-name="Internet_20_link" text:visited-style-name="Visited_20_Internet_20_Link"><text:span text:style-name="T190">sovietiche</text:span></text:a><text:span text:style-name="T318">.</text:span></text:p>
      <text:p text:style-name="P18"><text:span text:style-name="T403">Comprachicos: </text:span><text:span text:style-name="T402">is a compound </text:span><text:a xlink:type="simple" xlink:href="http://en.wikipedia.org/wiki/Spanish_language" text:style-name="Internet_20_link" text:visited-style-name="Visited_20_Internet_20_Link"><text:span text:style-name="T381">Spanish</text:span></text:a><text:span text:style-name="T406"> </text:span><text:a xlink:type="simple" xlink:href="http://en.wikipedia.org/wiki/Neologism" text:style-name="Internet_20_link" text:visited-style-name="Visited_20_Internet_20_Link"><text:span text:style-name="T381">neologism</text:span></text:a><text:span text:style-name="T406"> </text:span><text:span text:style-name="T402">meaning "child-buyers," which was coined by </text:span><text:a xlink:type="simple" xlink:href="http://en.wikipedia.org/wiki/Victor_Hugo" text:style-name="Internet_20_link" text:visited-style-name="Visited_20_Internet_20_Link"><text:span text:style-name="T381">Victor Hugo</text:span></text:a><text:span text:style-name="T406"> </text:span><text:span text:style-name="T402">in his novel </text:span><text:a xlink:type="simple" xlink:href="http://en.wikipedia.org/wiki/The_Man_Who_Laughs" text:style-name="Internet_20_link" text:visited-style-name="Visited_20_Internet_20_Link"><text:span text:style-name="T382">The Man Who Laughs</text:span></text:a><text:span text:style-name="T402">.</text:span><text:span text:style-name="T380"> </text:span><text:span text:style-name="T402">It refers to various groups in </text:span><text:a xlink:type="simple" xlink:href="http://en.wikipedia.org/wiki/Folklore" text:style-name="Internet_20_link" text:visited-style-name="Visited_20_Internet_20_Link"><text:span text:style-name="T381">folklore</text:span></text:a><text:span text:style-name="T406"> </text:span><text:span text:style-name="T40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81"> </text:span><text:span text:style-name="T400">– </text:span><text:span text:style-name="T402">that is, deliberate </text:span><text:a xlink:type="simple" xlink:href="http://en.wikipedia.org/wiki/Mutilation" text:style-name="Internet_20_link" text:visited-style-name="Visited_20_Internet_20_Link"><text:span text:style-name="T381">mutilation</text:span></text:a><text:span text:style-name="T402">. </text:span><text:span text:style-name="T409">The most common methods said to be used in this practice included stunting children's growth by physical </text:span><text:a xlink:type="simple" xlink:href="http://en.wikipedia.org/wiki/Restraint" text:style-name="Internet_20_link" text:visited-style-name="Visited_20_Internet_20_Link"><text:span text:style-name="T383">restraint</text:span></text:a><text:span text:style-name="T409">, </text:span><text:a xlink:type="simple" xlink:href="http://en.wikipedia.org/wiki/Muzzle_(device)" text:style-name="Internet_20_link" text:visited-style-name="Visited_20_Internet_20_Link"><text:span text:style-name="T383">muzzling</text:span></text:a><text:span text:style-name="T407"> </text:span><text:span text:style-name="T409">their faces to deform them, slitting their eyes, dislocating their joints, and malforming their bones.</text:span><text:span text:style-name="T384"> </text:span><text:span text:style-name="T409">The resulting dwarfed and deformed adults made their living as </text:span><text:a xlink:type="simple" xlink:href="http://en.wikipedia.org/wiki/Charlatan" text:style-name="Internet_20_link" text:visited-style-name="Visited_20_Internet_20_Link"><text:span text:style-name="T383">mountebanks</text:span></text:a><text:span text:style-name="T407"> </text:span><text:span text:style-name="T409">or were sold to lords and ladies to be used as pages or </text:span><text:a xlink:type="simple" xlink:href="http://en.wikipedia.org/wiki/Jester" text:style-name="Internet_20_link" text:visited-style-name="Visited_20_Internet_20_Link"><text:span text:style-name="T383">court fools</text:span></text:a><text:span text:style-name="T409">. Much that seems unimaginable today may have authentic roots in common practices of the seventeenth century.</text:span></text:p>
      <text:p text:style-name="P57"><text:soft-page-break/></text:p>
      <text:p text:style-name="P49"><text:span text:style-name="T207">Amaterasu-ō-mi-kami </text:span><text:span text:style-name="T209">(</text:span><text:span text:style-name="T319">天照大御神</text:span><text:span text:style-name="T209">): letteralmente "Grande dea che splende nei cieli"), generalmente abbreviato in </text:span><text:span text:style-name="T207">Amaterasu</text:span><text:span text:style-name="T209">, è la </text:span><text:a xlink:type="simple" xlink:href="http://it.wikipedia.org/wiki/Divinità" text:style-name="Internet_20_link" text:visited-style-name="Visited_20_Internet_20_Link"><text:span text:style-name="T142">dea</text:span></text:a><text:span text:style-name="T278"> </text:span><text:span text:style-name="T209">del </text:span><text:a xlink:type="simple" xlink:href="http://it.wikipedia.org/wiki/Sole" text:style-name="Internet_20_link" text:visited-style-name="Visited_20_Internet_20_Link"><text:span text:style-name="T142">Sole</text:span></text:a><text:span text:style-name="T278"> </text:span><text:span text:style-name="T209">(divinità da cui discendono tutte le cose) nella religione </text:span><text:a xlink:type="simple" xlink:href="http://it.wikipedia.org/wiki/Shinto" text:style-name="Internet_20_link" text:visited-style-name="Visited_20_Internet_20_Link"><text:span text:style-name="T142">shintoista</text:span></text:a><text:span text:style-name="T209">.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78"> </text:span><text:a xlink:type="simple" xlink:href="http://it.wikipedia.org/wiki/Giappone" text:style-name="Internet_20_link" text:visited-style-name="Visited_20_Internet_20_Link"><text:span text:style-name="T142">giapponese</text:span></text:a><text:span text:style-name="T209">. </text:span><text:span text:style-name="T320">Esistono tre differenti leggende sulla sua nascita: Secondo quanto narrato nel </text:span><text:span text:style-name="T321">Kojiki </text:span><text:span text:style-name="T320">("</text:span><text:span text:style-name="T321">Memorie degli eventi antichi</text:span><text:span text:style-name="T320">") ed in un testo alternativo del </text:span><text:a xlink:type="simple" xlink:href="http://it.wikipedia.org/wiki/Nihonshoki" text:style-name="Internet_20_link" text:visited-style-name="Visited_20_Internet_20_Link">Nihonshoki</text:a><text:span text:style-name="T187"> </text:span><text:span text:style-name="T320">("</text:span><text:span text:style-name="T321">Annali del Giappone</text:span><text:span text:style-name="T320">"), Amaterasu, la prima dei tre figli nobili di </text:span><text:a xlink:type="simple" xlink:href="http://it.wikipedia.org/wiki/Izanagi" text:style-name="Internet_20_link" text:visited-style-name="Visited_20_Internet_20_Link"><text:span text:style-name="T188">Izanagi</text:span></text:a><text:span text:style-name="T32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1">Yomi-Tsu-Kumi</text:span></text:a><text:span text:style-name="T320">). Izanagi le affidò il governo delle Alte Pianure Celestiali (</text:span><text:a xlink:type="simple" xlink:href="http://it.wikipedia.org/wiki/Takamagahara_(mitologia)" text:style-name="Internet_20_link" text:visited-style-name="Visited_20_Internet_20_Link"><text:span text:style-name="T188">Takamagahara</text:span></text:a><text:span text:style-name="T320">) ed il gioiello </text:span><text:a xlink:type="simple" xlink:href="http://it.wikipedia.org/w/index.php?title=Mikuratana_no_Kami&amp;action=edit&amp;redlink=1" text:style-name="Internet_20_link" text:visited-style-name="Visited_20_Internet_20_Link"><text:span text:style-name="T201">Mikuratana no Kami</text:span></text:a><text:span text:style-name="T320">. Il testo principale del </text:span><text:span text:style-name="T321">Nihonshoki </text:span><text:span text:style-name="T320">racconta invece che Izanagi e </text:span><text:a xlink:type="simple" xlink:href="http://it.wikipedia.org/wiki/Izanami" text:style-name="Internet_20_link" text:visited-style-name="Visited_20_Internet_20_Link">Izanami</text:a><text:span text:style-name="T188"> </text:span><text:span text:style-name="T320">crearono tutti I </text:span><text:a xlink:type="simple" xlink:href="http://it.wikipedia.org/wiki/Kami" text:style-name="Internet_20_link" text:visited-style-name="Visited_20_Internet_20_Link">kami</text:a><text:span text:style-name="T188"> </text:span><text:span text:style-name="T32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1"> </text:span><text:span text:style-name="T320">("Divinità del Sole"), a cui affidarono il compito di governare sugli affari dei cieli. In una terza versione (contenuta sempre nel </text:span><text:span text:style-name="T321">Nihonshoki</text:span><text:span text:style-name="T320">) Amaterasu viene creata da uno </text:span><text:a xlink:type="simple" xlink:href="http://it.wikipedia.org/wiki/Sacro_Specchio" text:style-name="Internet_20_link" text:visited-style-name="Visited_20_Internet_20_Link">specchio</text:a><text:span text:style-name="T188"> </text:span><text:span text:style-name="T320">di rame bianco tenuto in mano da Izanagi.</text:span></text:p>
      <text:p text:style-name="P58"/>
      <text:p text:style-name="P49"><text:span text:style-name="T207">Moai: </text:span><text:a xlink:type="simple" xlink:href="http://en.wikipedia.org/wiki/Monolith" text:style-name="Internet_20_link" text:visited-style-name="Visited_20_Internet_20_Link">monolithic</text:a><text:span text:style-name="T141"> </text:span><text:span text:style-name="T209">human figures carved by the </text:span><text:a xlink:type="simple" xlink:href="http://en.wikipedia.org/wiki/Rapa_Nui_people" text:style-name="Internet_20_link" text:visited-style-name="Visited_20_Internet_20_Link">Rapa Nui people</text:a><text:span text:style-name="T141"> </text:span><text:span text:style-name="T209">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9">island of </text:span><text:a xlink:type="simple" xlink:href="http://en.wikipedia.org/wiki/Easter_Island" text:style-name="Internet_20_link" text:visited-style-name="Visited_20_Internet_20_Link">Easter Island</text:a><text:span text:style-name="T141"> </text:span><text:span text:style-name="T209">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9">Nearly half are still at </text:span><text:a xlink:type="simple" xlink:href="http://en.wikipedia.org/wiki/Rano_Raraku" text:style-name="Internet_20_link" text:visited-style-name="Visited_20_Internet_20_Link"><text:span text:style-name="T141">Rano Raraku</text:span></text:a><text:span text:style-name="T20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9">around the island's perimeter. Almost all moai have overly large heads three-eighths the size of the whole statue. The moai are chiefly the living faces (</text:span><text:span text:style-name="T214">aringa ora</text:span><text:span text:style-name="T209">) of deified ancestors (</text:span><text:span text:style-name="T214">aringa ora ata tepuna</text:span><text:span text:style-name="T209">).</text:span><text:bookmark text:name="cite_ref-2"/><text:a xlink:type="simple" xlink:href="http://en.wikipedia.org/wiki/Moai#cite_note-2" text:style-name="Internet_20_link" text:visited-style-name="Visited_20_Internet_20_Link">[2]</text:a><text:span text:style-name="T141"> </text:span><text:span text:style-name="T209">The statues still gazed inland across their clan lands when Europeans first visited the island, but most were cast down during later conflicts between clans. The production and transportation of the 887 statues</text:span><text:span text:style-name="T141"> </text:span><text:span text:style-name="T209">are considered remarkable creative and physical feats.</text:span><text:span text:style-name="T141"> </text:span><text:span text:style-name="T209">The tallest moai erected, called </text:span><text:span text:style-name="T214">Paro</text:span><text:span text:style-name="T209">,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77">.</text:span></text:p>
      <text:p text:style-name="P58">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47">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5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9">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9">. The speech was published as a book called </text:span><text:a xlink:type="simple" xlink:href="http://en.wikipedia.org/wiki/This_Is_Water" text:style-name="Internet_20_link" text:visited-style-name="Visited_20_Internet_20_Link"><text:span text:style-name="T147">This Is Water</text:span></text:a><text:span text:style-name="T325"> </text:span><text:span text:style-name="T209">in 2009.</text:span><text:bookmark text:name="cite_ref-15"/><text:a xlink:type="simple" xlink:href="http://en.wikipedia.org/wiki/David_Foster_Wallace#cite_note-15" text:style-name="Internet_20_link" text:visited-style-name="Visited_20_Internet_20_Link"><text:span text:style-name="T151">[15]</text:span></text:a><text:span text:style-name="T325"> </text:span><text:span text:style-name="T209">In May 2013, portions of the speech were used in a popular online video also titled "This is Water".</text:span></text:p>
      <text:p text:style-name="P23"/>
      <text:p text:style-name="P1"><text:span text:style-name="T207">Abelardo ed Eloisa: </text:span><text:span text:style-name="T209">sono una coppia amorosa entrata a far parte </text:span><text:soft-page-break/><text:span text:style-name="T209">dell'</text:span><text:a xlink:type="simple" xlink:href="http://it.wikipedia.org/wiki/Immaginario_collettivo" text:style-name="Internet_20_link" text:visited-style-name="Visited_20_Internet_20_Link">immaginario collettivo</text:a><text:span text:style-name="T142"> </text:span><text:span text:style-name="T209">europeo, come </text:span><text:a xlink:type="simple" xlink:href="http://it.wikipedia.org/wiki/Tristano_e_Isotta_(mito)" text:style-name="Internet_20_link" text:visited-style-name="Visited_20_Internet_20_Link"><text:span text:style-name="T142">Tristano e Isotta</text:span></text:a><text:span text:style-name="T209">, </text:span><text:a xlink:type="simple" xlink:href="http://it.wikipedia.org/wiki/Paolo_e_Francesca" text:style-name="Internet_20_link" text:visited-style-name="Visited_20_Internet_20_Link"><text:span text:style-name="T142">Paolo e Francesca</text:span></text:a><text:span text:style-name="T209">, </text:span><text:a xlink:type="simple" xlink:href="http://it.wikipedia.org/wiki/Romeo_e_Giulietta" text:style-name="Internet_20_link" text:visited-style-name="Visited_20_Internet_20_Link"><text:span text:style-name="T142">Romeo e Giulietta</text:span></text:a><text:span text:style-name="T209">,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3">LUCA (</text:span></text:span><text:span text:style-name="Strong_20_Emphasis"><text:span text:style-name="T212">Last Universal Common Ancestor</text:span></text:span><text:span text:style-name="Strong_20_Emphasis"><text:span text:style-name="T213">): </text:span></text:span><text:span text:style-name="Strong_20_Emphasis"><text:span text:style-name="T269">teoria riguardante l'ultimo ipotetico </text:span></text:span><text:a xlink:type="simple" xlink:href="https://it.wikipedia.org/wiki/Essere_vivente" text:style-name="Internet_20_link" text:visited-style-name="Visited_20_Internet_20_Link"><text:span text:style-name="Strong_20_Emphasis"><text:span text:style-name="T176">organismo vivente</text:span></text:span></text:a><text:span text:style-name="Strong_20_Emphasis"><text:span text:style-name="T269">dal quale tutti gli organismi attuali discenderebbero.</text:span></text:span><text:span text:style-name="Strong_20_Emphasis"><text:span text:style-name="T22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290"> </text:span></text:span><text:span text:style-name="Strong_20_Emphasis"><text:span text:style-name="T227">(MRCA) di tutto l'insieme degli attuali organismi viventi. Si stima sia vissuto tra 3,6-4,1 miliardi di anni fa.</text:span></text:span><text:span text:style-name="Strong_20_Emphasis"><text:span text:style-name="T212"> </text:span></text:span><text:span text:style-name="Strong_20_Emphasis"><text:span text:style-name="T22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81"> </text:span></text:span><text:span text:style-name="Strong_20_Emphasis"><text:span text:style-name="T22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8">.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81"> </text:span></text:span><text:span text:style-name="Strong_20_Emphasis"><text:span text:style-name="T228">sostenne che in realtà non esistette alcun organismo individuale che possa essere considerato un LUCA, ma piuttosto l'eredità genetica di tutti i moderni organismi deriverebbe da una comunità di organismi antenati.</text:span></text:span></text:p>
      <text:p text:style-name="P77"/>
      <text:p text:style-name="P109"><text:span text:style-name="T476">La Fondazione Federico Zeri</text:span><text:span text:style-name="T370">: </text:span><text:span text:style-name="T36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7"/>
      <text:p text:style-name="P8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79">:</text:span></text:span><text:span text:style-name="T480"> </text:span><text:span text:style-name="T478">Pr</text:span><text:span text:style-name="T477">ogetto no-profit di arte contemporanea di Luciano Benetton, </text:span><text:span text:style-name="T478">contiene</text:span><text:span text:style-name="T477"> </text:span><text:span text:style-name="T478">opere artistiche di</text:span><text:span text:style-name="T477"> 6.930 artisti con opere 10×12 centimetri provenienti da più di 40 Paesi e popolazioni native.</text:span></text:p>
      <text:p text:style-name="P77"/>
      <text:h text:style-name="P47" text:outline-level="1"><text:bookmark text:name="firstHeading2"/><text:soft-page-break/><text:span text:style-name="T99">Hausdorff dimension: </text:span><text:span text:style-name="T45">introduced in 1918</text:span><text:span text:style-name="T99">. </text:span><text:span text:style-name="T209">In </text:span><text:a xlink:type="simple" xlink:href="http://en.wikipedia.org/wiki/Mathematics" text:style-name="Internet_20_link" text:visited-style-name="Visited_20_Internet_20_Link"><text:span text:style-name="T142">mathematics</text:span></text:a><text:span text:style-name="T209">, the </text:span><text:span text:style-name="T207">Hausdorff dimension </text:span><text:span text:style-name="T209">(also known as the </text:span><text:span text:style-name="T207">Hausdorff–Besicovitch dimension</text:span><text:span text:style-name="T209">) is an </text:span><text:a xlink:type="simple" xlink:href="http://en.wikipedia.org/wiki/Extended_real_number_line" text:style-name="Internet_20_link" text:visited-style-name="Visited_20_Internet_20_Link"><text:span text:style-name="T142">extended</text:span></text:a><text:span text:style-name="T278"> </text:span><text:span text:style-name="T209">non-negative </text:span><text:a xlink:type="simple" xlink:href="http://en.wikipedia.org/wiki/Real_number" text:style-name="Internet_20_link" text:visited-style-name="Visited_20_Internet_20_Link"><text:span text:style-name="T142">real number</text:span></text:a><text:span text:style-name="T278"> </text:span><text:span text:style-name="T209">associated with any </text:span><text:a xlink:type="simple" xlink:href="http://en.wikipedia.org/wiki/Metric_space" text:style-name="Internet_20_link" text:visited-style-name="Visited_20_Internet_20_Link"><text:span text:style-name="T142">metric space</text:span></text:a><text:span text:style-name="T209">.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9">. That is, the Hausdorff dimension of an </text:span><text:span text:style-name="T214">n</text:span><text:span text:style-name="T209">-dimensional </text:span><text:a xlink:type="simple" xlink:href="http://en.wikipedia.org/wiki/Inner_product_space" text:style-name="Internet_20_link" text:visited-style-name="Visited_20_Internet_20_Link"><text:span text:style-name="T142">inner product space</text:span></text:a><text:span text:style-name="T278"> </text:span><text:span text:style-name="T209">equals </text:span><text:span text:style-name="T214">n</text:span><text:span text:style-name="T20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78"> </text:span><text:span text:style-name="T20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7" text:outline-level="1"><text:bookmark text:name="firstHeading3"/><text:span text:style-name="T99">Minkowski–Bouligand dimension: </text:span><text:span text:style-name="T209">In </text:span><text:a xlink:type="simple" xlink:href="http://en.wikipedia.org/wiki/Fractal_geometry" text:style-name="Internet_20_link" text:visited-style-name="Visited_20_Internet_20_Link"><text:span text:style-name="T142">fractal geometry</text:span></text:a><text:span text:style-name="T209">, the </text:span><text:span text:style-name="T207">Minkowski–Bouligand dimension</text:span><text:span text:style-name="T209">, also known as</text:span><text:span text:style-name="T207">Minkowski dimension </text:span><text:span text:style-name="T209">or </text:span><text:span text:style-name="T207">box-counting dimension</text:span><text:span text:style-name="T209">, is a way of determining the </text:span><text:a xlink:type="simple" xlink:href="http://en.wikipedia.org/wiki/Fractal_dimension" text:style-name="Internet_20_link" text:visited-style-name="Visited_20_Internet_20_Link"><text:span text:style-name="T142">fractal dimension</text:span></text:a><text:span text:style-name="T278"> </text:span><text:span text:style-name="T209">of a </text:span><text:a xlink:type="simple" xlink:href="http://en.wikipedia.org/wiki/Set_(mathematics)" text:style-name="Internet_20_link" text:visited-style-name="Visited_20_Internet_20_Link"><text:span text:style-name="T142">set</text:span></text:a><text:span text:style-name="T278"> </text:span><text:span text:style-name="T214">S </text:span><text:span text:style-name="T209">in a </text:span><text:a xlink:type="simple" xlink:href="http://en.wikipedia.org/wiki/Euclidean_space" text:style-name="Internet_20_link" text:visited-style-name="Visited_20_Internet_20_Link"><text:span text:style-name="T142">Euclidean space</text:span></text:a><text:span text:style-name="T278"> </text:span><text:span text:style-name="T207">R</text:span><text:span text:style-name="T225">n</text:span><text:span text:style-name="T209">, or more generally in a </text:span><text:a xlink:type="simple" xlink:href="http://en.wikipedia.org/wiki/Metric_space" text:style-name="Internet_20_link" text:visited-style-name="Visited_20_Internet_20_Link"><text:span text:style-name="T142">metric space</text:span></text:a><text:span text:style-name="T278"> </text:span><text:span text:style-name="T209">(</text:span><text:span text:style-name="T214">X</text:span><text:span text:style-name="T209">, </text:span><text:span text:style-name="T214">d</text:span><text:span text:style-name="T209">). </text:span><text:a xlink:type="simple" xlink:href="http://en.wikipedia.org/wiki/Minkowski–Bouligand_dimension" text:style-name="Internet_20_link" text:visited-style-name="Visited_20_Internet_20_Link">http://en.wikipedia.org/wiki/Minkowski%E2%80%93Bouligand_dimension</text:a></text:h>
      <text:p text:style-name="P5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10">Il </text:span><text:span text:style-name="T411">kintsugi </text:span><text:span text:style-name="T410">(</text:span><text:span text:style-name="T412">金継ぎ</text:span><text:span text:style-name="T410">), o </text:span><text:span text:style-name="T411">kintsukuroi </text:span><text:span text:style-name="T410">(</text:span><text:span text:style-name="T412">金繕い</text:span><text:span text:style-name="T410">): letteralmente "riparare con l'oro", è una pratica </text:span><text:a xlink:type="simple" xlink:href="https://it.wikipedia.org/wiki/Lingua_giapponese" text:style-name="Internet_20_link" text:visited-style-name="Visited_20_Internet_20_Link"><text:span text:style-name="T385">giapponese</text:span></text:a><text:span text:style-name="T408"> </text:span><text:span text:style-name="T410">che consiste nell'utilizzo di </text:span><text:a xlink:type="simple" xlink:href="https://it.wikipedia.org/wiki/Oro" text:style-name="Internet_20_link" text:visited-style-name="Visited_20_Internet_20_Link"><text:span text:style-name="T385">oro</text:span></text:a><text:span text:style-name="T408"> </text:span><text:span text:style-name="T410">o </text:span><text:a xlink:type="simple" xlink:href="https://it.wikipedia.org/wiki/Argento" text:style-name="Internet_20_link" text:visited-style-name="Visited_20_Internet_20_Link"><text:span text:style-name="T385">argento</text:span></text:a><text:span text:style-name="T408"> </text:span><text:span text:style-name="T41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7"/>
      <text:p text:style-name="P37">Amoeba: prototype 1997. Etsuro Okuyama (Japanese, 1977). <text:span text:style-name="T34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57">: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3">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4"/>
      <text:p text:style-name="P8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4"/>
      <text:p text:style-name="P86"><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6"/>
      <text:p text:style-name="P86">Housing for Health (HFH): Project done in the sud of Australia for reducing the poverty and illnesses through the improvement of the environment (Paul Pholeros: architect).</text:p>
      <text:p text:style-name="P86"/>
      <text:p text:style-name="P10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6"/>
      <text:p text:style-name="P10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1"/>
      <text:p text:style-name="P101"/>
      <text:p text:style-name="P86"/>
      <text:p text:style-name="P86"/>
      <text:p text:style-name="P86"/>
      <text:p text:style-name="P86">Video:</text:p>
      <text:p text:style-name="P86"/>
      <text:p text:style-name="P8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6"/>
      <text:p text:style-name="P73">Nicolas Perony: TED. Complexity vs. Complicated. Complexity in behaviors. Simple behaviors realizing complex models. http://www.youtube.com/watch?v=0Y8-IzP01lw</text:p>
      <text:p text:style-name="P86"/>
      <text:p text:style-name="P86"/>
      <text:p text:style-name="P86"/>
      <text:p text:style-name="P86"/>
      <text:p text:style-name="P86"/>
      <text:p text:style-name="P86"/>
      <text:p text:style-name="P86"/>
      <text:p text:style-name="P86"/>
      <text:p text:style-name="P86"/>
      <text:p text:style-name="P86"/>
      <text:p text:style-name="P86">History:</text:p>
      <text:p text:style-name="P86"/>
      <text:p text:style-name="P86"><text:span text:style-name="T207">Uruk: </text:span><text:span text:style-name="T211">IV millennio a.C.</text:span><text:span text:style-name="T207"> </text:span><text:span text:style-name="T209">antica città dei </text:span><text:a xlink:type="simple" xlink:href="http://it.wikipedia.org/wiki/Sumeri" text:style-name="Internet_20_link" text:visited-style-name="Visited_20_Internet_20_Link"><text:span text:style-name="T142">Sumeri</text:span></text:a><text:span text:style-name="T278"> </text:span><text:span text:style-name="T209">e successivamente dei </text:span><text:a xlink:type="simple" xlink:href="http://it.wikipedia.org/wiki/Babilonesi" text:style-name="Internet_20_link" text:visited-style-name="Visited_20_Internet_20_Link"><text:span text:style-name="T142">Babilonesi</text:span></text:a><text:span text:style-name="T209">, situata nella </text:span><text:a xlink:type="simple" xlink:href="http://it.wikipedia.org/wiki/Mesopotamia" text:style-name="Internet_20_link" text:visited-style-name="Visited_20_Internet_20_Link"><text:span text:style-name="T142">Mesopotamia</text:span></text:a><text:span text:style-name="T278"> </text:span><text:span text:style-name="T209">meridionale. Nel </text:span><text:a xlink:type="simple" xlink:href="http://it.wikipedia.org/wiki/IV_millennio_a.C." text:style-name="Internet_20_link" text:visited-style-name="Visited_20_Internet_20_Link"><text:span text:style-name="T142">IV millennio a.C.</text:span></text:a><text:span text:style-name="T278"> </text:span><text:span text:style-name="T20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78"> </text:span><text:span text:style-name="T209">e la </text:span><text:a xlink:type="simple" xlink:href="http://it.wikipedia.org/wiki/Specializzazione_del_lavoro" text:style-name="Internet_20_link" text:visited-style-name="Visited_20_Internet_20_Link"><text:span text:style-name="T142">specializzazione del lavoro</text:span></text:a><text:span text:style-name="T209">.</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77">La zona sacra di Eanna era </text:span><text:soft-page-break/><text:span text:style-name="T277">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77">. Il principale monumento di questa zona era lo </text:span><text:a xlink:type="simple" xlink:href="http://it.wikipedia.org/wiki/Ziqqurat" text:style-name="Internet_20_link" text:visited-style-name="Visited_20_Internet_20_Link"><text:span text:style-name="T142">ziqqurat</text:span></text:a><text:span text:style-name="T277">,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6"/>
      <text:p text:style-name="P86"/>
      <text:p text:style-name="P86"/>
      <text:p text:style-name="P86"/>
      <text:p text:style-name="P86"/>
      <text:p text:style-name="P86"/>
      <text:p text:style-name="P86"/>
      <text:p text:style-name="P86"/>
      <text:p text:style-name="P86">Various Paper:</text:p>
      <text:p text:style-name="P86"/>
      <text:p text:style-name="P86"><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7"/>
      <text:p text:style-name="P97"/>
      <text:p text:style-name="P97"/>
      <text:p text:style-name="P97"/>
      <text:p text:style-name="P79"/>
      <text:p text:style-name="P97"/>
      <text:p text:style-name="P97"/>
      <text:p text:style-name="P97"/>
      <text:p text:style-name="P97">Siti fighi:</text:p>
      <text:p text:style-name="P97"/>
      <text:p text:style-name="P97"><text:soft-page-break/>Materiale sulla filosofia contemporanea: <text:a xlink:type="simple" xlink:href="http://www.bedeutung.co.uk/library/academic/" text:style-name="Internet_20_link" text:visited-style-name="Visited_20_Internet_20_Link">http://www.bedeutung.co.uk/library/academic/</text:a></text:p>
      <text:p text:style-name="P97">Chaitin's and Godel's Incompleteness Theorems: <text:a xlink:type="simple" xlink:href="http://math.ucr.edu/home/baez/surprises.html" text:style-name="Internet_20_link" text:visited-style-name="Visited_20_Internet_20_Link">http://math.ucr.edu/home/baez/surprises.html</text:a></text:p>
      <text:p text:style-name="P97">Website about Philosophy&gt; <text:a xlink:type="simple" xlink:href="http://www.the-philosopher.co.uk/" text:style-name="Internet_20_link" text:visited-style-name="Visited_20_Internet_20_Link">http://www.the-philosopher.co.uk/</text:a></text:p>
      <text:p text:style-name="P8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8"/>
      <text:p text:style-name="P97"/>
      <text:p text:style-name="P97">Comics sulla matematica <text:a xlink:type="simple" xlink:href="http://spikedmath.com/math-comics.html" text:style-name="Internet_20_link" text:visited-style-name="Visited_20_Internet_20_Link">http://spikedmath.com/math-comics.html</text:a></text:p>
      <text:p text:style-name="P99">Internet Encyclopedia of Philosophy: <text:a xlink:type="simple" xlink:href="http://www.iep.utm.edu/" text:style-name="Internet_20_link" text:visited-style-name="Visited_20_Internet_20_Link">http://www.iep.utm.edu/</text:a></text:p>
      <text:p text:style-name="P99"/>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Music Competitions:</text:p>
      <text:p text:style-name="P97"/>
      <text:p text:style-name="P97"><text:a xlink:type="simple" xlink:href="http://www.womeninmusic.org.uk/compsandops.asp" text:style-name="Internet_20_link" text:visited-style-name="Visited_20_Internet_20_Link">http://www.womeninmusic.org.uk/compsandops.asp</text:a></text:p>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5H32M56S</meta:editing-duration>
    <meta:editing-cycles>73</meta:editing-cycles>
    <meta:generator>LibreOffice/4.4.6.3$Linux_X86_64 LibreOffice_project/40m0$Build-3</meta:generator>
    <dc:date>2015-11-26T12:20:49.390461369</dc:date>
    <meta:document-statistic meta:table-count="0" meta:image-count="0" meta:object-count="0" meta:page-count="50" meta:paragraph-count="358" meta:word-count="27767" meta:character-count="182284" meta:non-whitespace-character-count="154652"/>
  </office:meta>
</office:document-meta>
</file>